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1.1925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1.4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-ąć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1">
          <table:table-cell office:value-type="string">
            <text:p>biegnąć</text:p>
          </table:table-cell>
          <table:table-cell office:value-type="string">
            <text:p>pobiegnąć</text:p>
          </table:table-cell>
          <table:table-cell office:value-type="string">
            <text:p>to run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</table:table-row>
        <table:table-row table:style-name="ro1">
          <table:table-cell table:style-name="Default"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</table:table-row>
        <table:table-row table:style-name="ro1">
          <table:table-cell office:value-type="string">
            <text:p>ciąć</text:p>
          </table:table-cell>
          <table:table-cell office:value-type="string">
            <text:p>pociąć</text:p>
          </table:table-cell>
          <table:table-cell office:value-type="string">
            <text:p>to cut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pociągnąć</text:p>
          </table:table-cell>
          <table:table-cell office:value-type="string">
            <text:p>to pull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</table:table-row>
        <table:table-row table:style-name="ro1">
          <table:table-cell table:style-name="Default"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</table:table-row>
        <table:table-row table:style-name="ro1">
          <table:table-cell table:style-name="Default" office:value-type="string">
            <text:p>zdejmować</text:p>
          </table:table-cell>
          <table:table-cell office:value-type="string">
            <text:p>zdjąć</text:p>
          </table:table-cell>
          <table:table-cell office:value-type="string">
            <text:p>to take off</text:p>
          </table:table-cell>
          <table:table-cell office:value-type="string">
            <text:p>zdejmę</text:p>
          </table:table-cell>
          <table:table-cell office:value-type="string">
            <text:p>zdejmiesz</text:p>
          </table:table-cell>
        </table:table-row>
      </table:table>
      <table:table table:name="-ść -źć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" office:value-type="string">
            <text:p>Verbs ending in -ść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Verb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  <table:table-cell table:number-columns-repeated="2"/>
          <table:table-cell table:style-name="ce1" table:number-columns-repeated="5"/>
        </table:table-row>
        <table:table-row table:style-name="ro3">
          <table:table-cell office:value-type="string">
            <text:p>pójść</text:p>
          </table:table-cell>
          <table:table-cell office:value-type="string">
            <text:p>to go</text:p>
          </table:table-cell>
          <table:table-cell office:value-type="string">
            <text:p>Perfective</text:p>
          </table:table-cell>
          <table:table-cell office:value-type="string">
            <text:p>pójdę</text:p>
          </table:table-cell>
          <table:table-cell office:value-type="string">
            <text:p>pójdziesz</text:p>
          </table:table-cell>
          <table:table-cell table:number-columns-repeated="7"/>
        </table:table-row>
        <table:table-row table:style-name="ro3">
          <table:table-cell office:value-type="string">
            <text:p>iść</text:p>
          </table:table-cell>
          <table:table-cell office:value-type="string">
            <text:p>to go</text:p>
          </table:table-cell>
          <table:table-cell office:value-type="string">
            <text:p>Determinate</text:p>
          </table:table-cell>
          <table:table-cell office:value-type="string">
            <text:p>idę</text:p>
          </table:table-cell>
          <table:table-cell office:value-type="string">
            <text:p>idziesz</text:p>
          </table:table-cell>
          <table:table-cell table:number-columns-repeated="7"/>
        </table:table-row>
        <table:table-row table:style-name="ro3">
          <table:table-cell office:value-type="string">
            <text:p>jeść</text:p>
          </table:table-cell>
          <table:table-cell office:value-type="string">
            <text:p>to eat</text:p>
          </table:table-cell>
          <table:table-cell office:value-type="string">
            <text:p>Imperfective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table:number-columns-repeated="7"/>
        </table:table-row>
        <table:table-row table:style-name="ro3">
          <table:table-cell office:value-type="string">
            <text:p>siąść</text:p>
          </table:table-cell>
          <table:table-cell office:value-type="string">
            <text:p>to sit</text:p>
          </table:table-cell>
          <table:table-cell office:value-type="string">
            <text:p>Perfective</text:p>
          </table:table-cell>
          <table:table-cell office:value-type="string">
            <text:p>siądę</text:p>
          </table:table-cell>
          <table:table-cell office:value-type="string">
            <text:p>siądziesz</text:p>
          </table:table-cell>
          <table:table-cell table:number-columns-repeated="7"/>
        </table:table-row>
        <table:table-row table:style-name="ro3">
          <table:table-cell office:value-type="string">
            <text:p>kłaść</text:p>
          </table:table-cell>
          <table:table-cell office:value-type="string">
            <text:p>to lay down, put down, place</text:p>
          </table:table-cell>
          <table:table-cell office:value-type="string">
            <text:p>Imperfective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table:number-columns-repeated="7"/>
        </table:table-row>
        <table:table-row table:style-name="ro3">
          <table:table-cell office:value-type="string">
            <text:p>kraść`</text:p>
          </table:table-cell>
          <table:table-cell office:value-type="string">
            <text:p>to steal, shoplift</text:p>
          </table:table-cell>
          <table:table-cell office:value-type="string">
            <text:p>Imperfective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table:number-columns-repeated="7"/>
        </table:table-row>
        <table:table-row table:style-name="ro3">
          <table:table-cell office:value-type="string">
            <text:p>nieść</text:p>
          </table:table-cell>
          <table:table-cell office:value-type="string">
            <text:p>to carry, bear</text:p>
          </table:table-cell>
          <table:table-cell office:value-type="string">
            <text:p>Determinate</text:p>
          </table:table-cell>
          <table:table-cell office:value-type="string">
            <text:p>niosę</text:p>
          </table:table-cell>
          <table:table-cell office:value-type="string">
            <text:p>niesiesz</text:p>
          </table:table-cell>
          <table:table-cell table:number-columns-repeated="7"/>
        </table:table-row>
        <table:table-row table:style-name="ro3">
          <table:table-cell office:value-type="string">
            <text:p>wieść</text:p>
          </table:table-cell>
          <table:table-cell office:value-type="string">
            <text:p>to lead, conduct</text:p>
          </table:table-cell>
          <table:table-cell office:value-type="string">
            <text:p>Determinate</text:p>
          </table:table-cell>
          <table:table-cell office:value-type="string">
            <text:p>wiodę</text:p>
          </table:table-cell>
          <table:table-cell office:value-type="string">
            <text:p>wiedziesz</text:p>
          </table:table-cell>
          <table:table-cell table:number-columns-repeated="7"/>
        </table:table-row>
        <table:table-row table:style-name="ro3">
          <table:table-cell office:value-type="string">
            <text:p>upaść</text:p>
          </table:table-cell>
          <table:table-cell office:value-type="string">
            <text:p>to fall down, rain, snow</text:p>
          </table:table-cell>
          <table:table-cell office:value-type="string">
            <text:p>Perfective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2">
          <table:table-cell table:style-name="ce3" office:value-type="string">
            <text:p>Verbs ending in -źć</text:p>
          </table:table-cell>
          <table:table-cell table:number-columns-repeated="11"/>
        </table:table-row>
        <table:table-row table:style-name="ro3">
          <table:table-cell office:value-type="string">
            <text:p>gryźć</text:p>
          </table:table-cell>
          <table:table-cell office:value-type="string">
            <text:p>to bite, chew, gnaw</text:p>
          </table:table-cell>
          <table:table-cell office:value-type="string">
            <text:p>Imperfective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table:number-columns-repeated="7"/>
        </table:table-row>
        <table:table-row table:style-name="ro3">
          <table:table-cell office:value-type="string">
            <text:p>wieźć</text:p>
          </table:table-cell>
          <table:table-cell office:value-type="string">
            <text:p>to carry by vehicle</text:p>
          </table:table-cell>
          <table:table-cell office:value-type="string">
            <text:p>Determinate</text:p>
          </table:table-cell>
          <table:table-cell office:value-type="string">
            <text:p>wiozę</text:p>
          </table:table-cell>
          <table:table-cell office:value-type="string">
            <text:p>wieziesz</text:p>
          </table:table-cell>
          <table:table-cell table:number-columns-repeated="7"/>
        </table:table-row>
        <table:table-row table:style-name="ro3">
          <table:table-cell office:value-type="string">
            <text:p>znaleźć</text:p>
          </table:table-cell>
          <table:table-cell office:value-type="string">
            <text:p>to find</text:p>
          </table:table-cell>
          <table:table-cell office:value-type="string">
            <text:p>Perfective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7"/>
        </table:table-row>
      </table:table>
      <table:table table:name="-uć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zuć</text:p>
          </table:table-cell>
          <table:table-cell table:style-name="Default" office:value-type="string">
            <text:p>poczuć</text:p>
          </table:table-cell>
          <table:table-cell table:style-name="Default" office:value-type="string">
            <text:p>to feel, smell</text:p>
          </table:table-cell>
          <table:table-cell table:style-name="Default" office:value-type="string">
            <text:p>czuję</text:p>
          </table:table-cell>
          <table:table-cell table:style-name="Default" office:value-type="string">
            <text:p>czujesz</text:p>
          </table:table-cell>
        </table:table-row>
      </table:table>
      <table:table table:name="-ować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awansować</text:p>
          </table:table-cell>
          <table:table-cell office:value-type="string">
            <text:p>zaawansować</text:p>
          </table:table-cell>
          <table:table-cell office:value-type="string">
            <text:p>to advance, promote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</table:table-row>
        <table:table-row table:style-name="ro3">
          <table:table-cell office:value-type="string">
            <text:p>chować</text:p>
          </table:table-cell>
          <table:table-cell office:value-type="string">
            <text:p>schować</text:p>
          </table:table-cell>
          <table:table-cell office:value-type="string">
            <text:p>to hide, conceal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</table:table-row>
        <table:table-row table:style-name="ro3">
          <table:table-cell office:value-type="string">
            <text:p>częstować</text:p>
          </table:table-cell>
          <table:table-cell office:value-type="string">
            <text:p>poczęstować</text:p>
          </table:table-cell>
          <table:table-cell office:value-type="string">
            <text:p>to treat, entertain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</table:table-row>
      </table:table>
      <table:table table:name="-a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y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a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ć się</text:p>
          </table:table-cell>
          <table:table-cell office:value-type="string">
            <text:p>-</text:p>
          </table:table-cell>
          <table:table-cell office:value-type="string">
            <text:p>to fear, be afraid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</table:table-row>
        <table:table-row table:style-name="ro3">
          <table:table-cell office:value-type="string">
            <text:p>badać</text:p>
          </table:table-cell>
          <table:table-cell office:value-type="string">
            <text:p>zbadać</text:p>
          </table:table-cell>
          <table:table-cell office:value-type="string">
            <text:p>to examine, investigate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</table:table-row>
        <table:table-row table:style-name="ro3">
          <table:table-cell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</table:table-row>
        <table:table-row table:style-name="ro3">
          <table:table-cell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</table:table-row>
        <table:table-row table:style-name="ro3">
          <table:table-cell office:value-type="string">
            <text:p>czekać</text:p>
          </table:table-cell>
          <table:table-cell office:value-type="string">
            <text:p>zaczekać</text:p>
          </table:table-cell>
          <table:table-cell office:value-type="string">
            <text:p>to wait, expect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</table:table-row>
        <table:table-row table:style-name="ro3">
          <table:table-cell office:value-type="string">
            <text:p>czesać</text:p>
          </table:table-cell>
          <table:table-cell office:value-type="string">
            <text:p>uczesać</text:p>
          </table:table-cell>
          <table:table-cell office:value-type="string">
            <text:p>to comb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</table:table-row>
      </table:table>
      <table:table table:name="-y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ieszyć</text:p>
          </table:table-cell>
          <table:table-cell table:style-name="Default" office:value-type="string">
            <text:p>ucieszyć</text:p>
          </table:table-cell>
          <table:table-cell table:style-name="Default" office:value-type="string">
            <text:p>to cheer, comfort</text:p>
          </table:table-cell>
          <table:table-cell table:style-name="Default" office:value-type="string">
            <text:p>cieszę</text:p>
          </table:table-cell>
          <table:table-cell table:style-name="Default" office:value-type="string">
            <text:p>cieszysz</text:p>
          </table:table-cell>
        </table:table-row>
      </table:table>
      <table:table table:name="-eć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oleć</text:p>
          </table:table-cell>
          <table:table-cell office:value-type="string">
            <text:p>zaboleć</text:p>
          </table:table-cell>
          <table:table-cell office:value-type="string">
            <text:p>to hurt, ache</text:p>
          </table:table-cell>
          <table:table-cell table:number-columns-repeated="2"/>
        </table:table-row>
        <table:table-row table:style-name="ro3">
          <table:table-cell office:value-type="string">
            <text:p>cierpieć</text:p>
          </table:table-cell>
          <table:table-cell office:value-type="string">
            <text:p>ścierpieć</text:p>
          </table:table-cell>
          <table:table-cell office:value-type="string">
            <text:p>to suffer, stand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</table:table-row>
      </table:table>
      <table:table table:name="-i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wić się</text:p>
          </table:table-cell>
          <table:table-cell office:value-type="string">
            <text:p>zabawić się</text:p>
          </table:table-cell>
          <table:table-cell office:value-type="string">
            <text:p>to play, enjoy oneself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</table:table-row>
        <table:table-row table:style-name="ro3">
          <table:table-cell office:value-type="string">
            <text:p>bić</text:p>
          </table:table-cell>
          <table:table-cell office:value-type="string">
            <text:p>pobić</text:p>
          </table:table-cell>
          <table:table-cell office:value-type="string">
            <text:p>to beat, hit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</table:table-row>
        <table:table-row table:style-name="ro3">
          <table:table-cell office:value-type="string">
            <text:p>błądzić</text:p>
          </table:table-cell>
          <table:table-cell office:value-type="string">
            <text:p>zbłądzić</text:p>
          </table:table-cell>
          <table:table-cell office:value-type="string">
            <text:p>to err, wander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</table:table-row>
        <table:table-row table:style-name="ro3">
          <table:table-cell office:value-type="string">
            <text:p>bronić</text:p>
          </table:table-cell>
          <table:table-cell office:value-type="string">
            <text:p>obronić</text:p>
          </table:table-cell>
          <table:table-cell office:value-type="string">
            <text:p>to defend, protect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</table:table-row>
        <table:table-row table:style-name="ro3">
          <table:table-cell office:value-type="string">
            <text:p>brudzić</text:p>
          </table:table-cell>
          <table:table-cell office:value-type="string">
            <text:p>zabrudzić</text:p>
          </table:table-cell>
          <table:table-cell office:value-type="string">
            <text:p>to dirty, soil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</table:table-row>
        <table:table-row table:style-name="ro3">
          <table:table-cell office:value-type="string">
            <text:p>budzić</text:p>
          </table:table-cell>
          <table:table-cell office:value-type="string">
            <text:p>obudzić</text:p>
          </table:table-cell>
          <table:table-cell office:value-type="string">
            <text:p>to wake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</table:table-row>
        <table:table-row table:style-name="ro3">
          <table:table-cell office:value-type="string">
            <text:p>cenić</text:p>
          </table:table-cell>
          <table:table-cell office:value-type="string">
            <text:p>docenić</text:p>
          </table:table-cell>
          <table:table-cell office:value-type="string">
            <text:p>to prize, value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</table:table-row>
        <table:table-row table:style-name="ro3">
          <table:table-cell office:value-type="string">
            <text:p>chronić</text:p>
          </table:table-cell>
          <table:table-cell office:value-type="string">
            <text:p>schronić</text:p>
          </table:table-cell>
          <table:table-cell office:value-type="string">
            <text:p>to protect, screen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</table:table-row>
        <table:table-row table:style-name="ro3">
          <table:table-cell office:value-type="string">
            <text:p>chwalić</text:p>
          </table:table-cell>
          <table:table-cell office:value-type="string">
            <text:p>pochwalić</text:p>
          </table:table-cell>
          <table:table-cell office:value-type="string">
            <text:p>to praise, commend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</table:table-row>
        <table:table-row table:style-name="ro3">
          <table:table-cell office:value-type="string">
            <text:p>chylić</text:p>
          </table:table-cell>
          <table:table-cell office:value-type="string">
            <text:p>nachylić</text:p>
          </table:table-cell>
          <table:table-cell office:value-type="string">
            <text:p>to bend, incline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</table:table-row>
      </table:table>
      <table:table table:name="all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4" office:value-type="string">
            <text:p>Im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awansować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  <table:table-cell office:value-type="string">
            <text:p>to advance, promote</text:p>
          </table:table-cell>
          <table:table-cell office:value-type="string">
            <text:p>zaawansować</text:p>
          </table:table-cell>
          <table:table-cell office:value-type="string">
            <text:p>zaawansuję</text:p>
          </table:table-cell>
          <table:table-cell office:value-type="string">
            <text:p>zaawansujesz</text:p>
          </table:table-cell>
          <table:table-cell table:number-columns-repeated="1017"/>
        </table:table-row>
        <table:table-row table:style-name="ro1">
          <table:table-cell office:value-type="string">
            <text:p>bać się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  <table:table-cell office:value-type="string">
            <text:p>to fear, be afraid</text:p>
          </table:table-cell>
          <table:table-cell table:number-columns-repeated="1020"/>
        </table:table-row>
        <table:table-row table:style-name="ro1">
          <table:table-cell office:value-type="string">
            <text:p>badać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  <table:table-cell office:value-type="string">
            <text:p>to examine</text:p>
          </table:table-cell>
          <table:table-cell office:value-type="string">
            <text:p>zbadać</text:p>
          </table:table-cell>
          <table:table-cell office:value-type="string">
            <text:p>zbadam</text:p>
          </table:table-cell>
          <table:table-cell office:value-type="string">
            <text:p>zbadasz</text:p>
          </table:table-cell>
          <table:table-cell table:number-columns-repeated="1017"/>
        </table:table-row>
        <table:table-row table:style-name="ro1">
          <table:table-cell office:value-type="string">
            <text:p>bawić się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  <table:table-cell office:value-type="string">
            <text:p>to play, enjoy oneself</text:p>
          </table:table-cell>
          <table:table-cell office:value-type="string">
            <text:p>zabawić się</text:p>
          </table:table-cell>
          <table:table-cell office:value-type="string">
            <text:p>zabawię się</text:p>
          </table:table-cell>
          <table:table-cell office:value-type="string">
            <text:p>zabawisz się</text:p>
          </table:table-cell>
          <table:table-cell table:number-columns-repeated="1017"/>
        </table:table-row>
        <table:table-row table:style-name="ro1">
          <table:table-cell office:value-type="string">
            <text:p>bić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  <table:table-cell office:value-type="string">
            <text:p>to beat, hit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1">
          <table:table-cell office:value-type="string">
            <text:p>biegnąć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  <table:table-cell office:value-type="string">
            <text:p>to run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1">
          <table:table-cell office:value-type="string">
            <text:p>błądzić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  <table:table-cell office:value-type="string">
            <text:p>to err, roam, stumble</text:p>
          </table:table-cell>
          <table:table-cell office:value-type="string">
            <text:p>zbłądzić</text:p>
          </table:table-cell>
          <table:table-cell office:value-type="string">
            <text:p>zbłądzę</text:p>
          </table:table-cell>
          <table:table-cell office:value-type="string">
            <text:p>zbłądzisz</text:p>
          </table:table-cell>
          <table:table-cell table:number-columns-repeated="1017"/>
        </table:table-row>
        <table:table-row table:style-name="ro1">
          <table:table-cell office:value-type="string">
            <text:p>brać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  <table:table-cell office:value-type="string">
            <text:p>to take</text:p>
          </table:table-cell>
          <table:table-cell office:value-type="string">
            <text:p>wziąć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  <table:table-cell table:number-columns-repeated="1017"/>
        </table:table-row>
        <table:table-row table:style-name="ro1">
          <table:table-cell office:value-type="string">
            <text:p>bronić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  <table:table-cell office:value-type="string">
            <text:p>to defend, protect</text:p>
          </table:table-cell>
          <table:table-cell office:value-type="string">
            <text:p>obronić</text:p>
          </table:table-cell>
          <table:table-cell office:value-type="string">
            <text:p>obronię</text:p>
          </table:table-cell>
          <table:table-cell office:value-type="string">
            <text:p>obronisz</text:p>
          </table:table-cell>
          <table:table-cell table:number-columns-repeated="1017"/>
        </table:table-row>
        <table:table-row table:style-name="ro1">
          <table:table-cell office:value-type="string">
            <text:p>brudzić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  <table:table-cell office:value-type="string">
            <text:p>to dirty, soil</text:p>
          </table:table-cell>
          <table:table-cell office:value-type="string">
            <text:p>zabrudzić</text:p>
          </table:table-cell>
          <table:table-cell office:value-type="string">
            <text:p>zabrudzę</text:p>
          </table:table-cell>
          <table:table-cell office:value-type="string">
            <text:p>zabrudzisz</text:p>
          </table:table-cell>
          <table:table-cell table:number-columns-repeated="1017"/>
        </table:table-row>
        <table:table-row table:style-name="ro1">
          <table:table-cell office:value-type="string">
            <text:p>budować</text:p>
          </table:table-cell>
          <table:table-cell office:value-type="string">
            <text:p>buduję</text:p>
          </table:table-cell>
          <table:table-cell office:value-type="string">
            <text:p>budujesz</text:p>
          </table:table-cell>
          <table:table-cell office:value-type="string">
            <text:p>to build, construct</text:p>
          </table:table-cell>
          <table:table-cell office:value-type="string">
            <text:p>zbudować</text:p>
          </table:table-cell>
          <table:table-cell office:value-type="string">
            <text:p>zbuduję</text:p>
          </table:table-cell>
          <table:table-cell office:value-type="string">
            <text:p>zbudujesz</text:p>
          </table:table-cell>
          <table:table-cell table:number-columns-repeated="1017"/>
        </table:table-row>
        <table:table-row table:style-name="ro1">
          <table:table-cell office:value-type="string">
            <text:p>budzić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  <table:table-cell office:value-type="string">
            <text:p>to wake</text:p>
          </table:table-cell>
          <table:table-cell office:value-type="string">
            <text:p>obudzić</text:p>
          </table:table-cell>
          <table:table-cell office:value-type="string">
            <text:p>obudzę</text:p>
          </table:table-cell>
          <table:table-cell office:value-type="string">
            <text:p>obudzisz</text:p>
          </table:table-cell>
          <table:table-cell table:number-columns-repeated="1017"/>
        </table:table-row>
        <table:table-row table:style-name="ro1">
          <table:table-cell office:value-type="string">
            <text:p>całować</text:p>
          </table:table-cell>
          <table:table-cell office:value-type="string">
            <text:p>całuję</text:p>
          </table:table-cell>
          <table:table-cell office:value-type="string">
            <text:p>całujesz</text:p>
          </table:table-cell>
          <table:table-cell office:value-type="string">
            <text:p>to kiss</text:p>
          </table:table-cell>
          <table:table-cell office:value-type="string">
            <text:p>pocałować</text:p>
          </table:table-cell>
          <table:table-cell office:value-type="string">
            <text:p>pocałuję</text:p>
          </table:table-cell>
          <table:table-cell office:value-type="string">
            <text:p>pocałujesz</text:p>
          </table:table-cell>
          <table:table-cell table:number-columns-repeated="1017"/>
        </table:table-row>
        <table:table-row table:style-name="ro1">
          <table:table-cell office:value-type="string">
            <text:p>cenić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  <table:table-cell office:value-type="string">
            <text:p>to prize, value, rate</text:p>
          </table:table-cell>
          <table:table-cell office:value-type="string">
            <text:p>docenić</text:p>
          </table:table-cell>
          <table:table-cell office:value-type="string">
            <text:p>docenię</text:p>
          </table:table-cell>
          <table:table-cell office:value-type="string">
            <text:p>docenisz</text:p>
          </table:table-cell>
          <table:table-cell table:number-columns-repeated="1017"/>
        </table:table-row>
        <table:table-row table:style-name="ro1">
          <table:table-cell office:value-type="string">
            <text:p>chcieć</text:p>
          </table:table-cell>
          <table:table-cell office:value-type="string">
            <text:p>chcę</text:p>
          </table:table-cell>
          <table:table-cell office:value-type="string">
            <text:p>chcesz</text:p>
          </table:table-cell>
          <table:table-cell office:value-type="string">
            <text:p>to want, desire</text:p>
          </table:table-cell>
          <table:table-cell office:value-type="string">
            <text:p>zechcieć</text:p>
          </table:table-cell>
          <table:table-cell office:value-type="string">
            <text:p>zechcę</text:p>
          </table:table-cell>
          <table:table-cell office:value-type="string">
            <text:p>zechcesz</text:p>
          </table:table-cell>
          <table:table-cell table:number-columns-repeated="1017"/>
        </table:table-row>
        <table:table-row table:style-name="ro1">
          <table:table-cell office:value-type="string">
            <text:p>chorować</text:p>
          </table:table-cell>
          <table:table-cell office:value-type="string">
            <text:p>choruję</text:p>
          </table:table-cell>
          <table:table-cell office:value-type="string">
            <text:p>chorujesz</text:p>
          </table:table-cell>
          <table:table-cell office:value-type="string">
            <text:p>to be sick</text:p>
          </table:table-cell>
          <table:table-cell office:value-type="string">
            <text:p>zachorować</text:p>
          </table:table-cell>
          <table:table-cell office:value-type="string">
            <text:p>zachoruję</text:p>
          </table:table-cell>
          <table:table-cell office:value-type="string">
            <text:p>zachorujesz</text:p>
          </table:table-cell>
          <table:table-cell table:number-columns-repeated="1017"/>
        </table:table-row>
        <table:table-row table:style-name="ro1">
          <table:table-cell office:value-type="string">
            <text:p>chować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  <table:table-cell office:value-type="string">
            <text:p>to hide, conceal</text:p>
          </table:table-cell>
          <table:table-cell office:value-type="string">
            <text:p>schować</text:p>
          </table:table-cell>
          <table:table-cell office:value-type="string">
            <text:p>schowam</text:p>
          </table:table-cell>
          <table:table-cell office:value-type="string">
            <text:p>schowasz</text:p>
          </table:table-cell>
          <table:table-cell table:number-columns-repeated="1017"/>
        </table:table-row>
        <table:table-row table:style-name="ro1">
          <table:table-cell office:value-type="string">
            <text:p>chronić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  <table:table-cell office:value-type="string">
            <text:p>to protect</text:p>
          </table:table-cell>
          <table:table-cell office:value-type="string">
            <text:p>schronić</text:p>
          </table:table-cell>
          <table:table-cell office:value-type="string">
            <text:p>schronię</text:p>
          </table:table-cell>
          <table:table-cell office:value-type="string">
            <text:p>schronisz</text:p>
          </table:table-cell>
          <table:table-cell table:number-columns-repeated="1017"/>
        </table:table-row>
        <table:table-row table:style-name="ro1">
          <table:table-cell office:value-type="string">
            <text:p>chwalić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  <table:table-cell office:value-type="string">
            <text:p>to praise, commend</text:p>
          </table:table-cell>
          <table:table-cell office:value-type="string">
            <text:p>pochwalić</text:p>
          </table:table-cell>
          <table:table-cell office:value-type="string">
            <text:p>pochwalę</text:p>
          </table:table-cell>
          <table:table-cell office:value-type="string">
            <text:p>pochwalisz</text:p>
          </table:table-cell>
          <table:table-cell table:number-columns-repeated="1017"/>
        </table:table-row>
        <table:table-row table:style-name="ro1">
          <table:table-cell office:value-type="string">
            <text:p>chylić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  <table:table-cell office:value-type="string">
            <text:p>to bend, incline</text:p>
          </table:table-cell>
          <table:table-cell office:value-type="string">
            <text:p>nachylić</text:p>
          </table:table-cell>
          <table:table-cell office:value-type="string">
            <text:p>nachylę</text:p>
          </table:table-cell>
          <table:table-cell office:value-type="string">
            <text:p>nachylisz</text:p>
          </table:table-cell>
          <table:table-cell table:number-columns-repeated="1017"/>
        </table:table-row>
        <table:table-row table:style-name="ro1">
          <table:table-cell office:value-type="string">
            <text:p>ciąć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  <table:table-cell office:value-type="string">
            <text:p>to cut</text:p>
          </table:table-cell>
          <table:table-cell office:value-type="string">
            <text:p>pociąć</text:p>
          </table:table-cell>
          <table:table-cell office:value-type="string">
            <text:p>potnę</text:p>
          </table:table-cell>
          <table:table-cell office:value-type="string">
            <text:p>potniesz</text:p>
          </table:table-cell>
          <table:table-cell table:number-columns-repeated="1017"/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  <table:table-cell office:value-type="string">
            <text:p>to pull</text:p>
          </table:table-cell>
          <table:table-cell office:value-type="string">
            <text:p>pociągnąć</text:p>
          </table:table-cell>
          <table:table-cell office:value-type="string">
            <text:p>pociągnę</text:p>
          </table:table-cell>
          <table:table-cell office:value-type="string">
            <text:p>pociągniesz</text:p>
          </table:table-cell>
          <table:table-cell table:number-columns-repeated="1017"/>
        </table:table-row>
        <table:table-row table:style-name="ro1">
          <table:table-cell office:value-type="string">
            <text:p>cierpieć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  <table:table-cell office:value-type="string">
            <text:p>to suffer, tolerate, stand</text:p>
          </table:table-cell>
          <table:table-cell office:value-type="string">
            <text:p>ścierpieć</text:p>
          </table:table-cell>
          <table:table-cell office:value-type="string">
            <text:p>ścierpię</text:p>
          </table:table-cell>
          <table:table-cell office:value-type="string">
            <text:p>ścierpisz</text:p>
          </table:table-cell>
          <table:table-cell table:number-columns-repeated="1017"/>
        </table:table-row>
        <table:table-row table:style-name="ro1">
          <table:table-cell office:value-type="string">
            <text:p>cieszyć</text:p>
          </table:table-cell>
          <table:table-cell office:value-type="string">
            <text:p>cieszę</text:p>
          </table:table-cell>
          <table:table-cell office:value-type="string">
            <text:p>cieszysz</text:p>
          </table:table-cell>
          <table:table-cell office:value-type="string">
            <text:p>to please, comfort</text:p>
          </table:table-cell>
          <table:table-cell office:value-type="string">
            <text:p>ucieszyć</text:p>
          </table:table-cell>
          <table:table-cell office:value-type="string">
            <text:p>ucieszę</text:p>
          </table:table-cell>
          <table:table-cell office:value-type="string">
            <text:p>ucieszysz</text:p>
          </table:table-cell>
          <table:table-cell table:number-columns-repeated="1017"/>
        </table:table-row>
        <table:table-row table:style-name="ro1">
          <table:table-cell office:value-type="string">
            <text:p>cofać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  <table:table-cell office:value-type="string">
            <text:p>to withdraw, move back</text:p>
          </table:table-cell>
          <table:table-cell office:value-type="string">
            <text:p>cofnąć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  <table:table-cell table:number-columns-repeated="1017"/>
        </table:table-row>
        <table:table-row table:style-name="ro1">
          <table:table-cell office:value-type="string">
            <text:p>czekać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  <table:table-cell office:value-type="string">
            <text:p>to wait</text:p>
          </table:table-cell>
          <table:table-cell office:value-type="string">
            <text:p>zaczekać</text:p>
          </table:table-cell>
          <table:table-cell office:value-type="string">
            <text:p>zaczekam</text:p>
          </table:table-cell>
          <table:table-cell office:value-type="string">
            <text:p>zaczekasz</text:p>
          </table:table-cell>
          <table:table-cell table:number-columns-repeated="1017"/>
        </table:table-row>
        <table:table-row table:style-name="ro1">
          <table:table-cell office:value-type="string">
            <text:p>czesać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  <table:table-cell office:value-type="string">
            <text:p>to comb, do hair</text:p>
          </table:table-cell>
          <table:table-cell office:value-type="string">
            <text:p>uczesać</text:p>
          </table:table-cell>
          <table:table-cell office:value-type="string">
            <text:p>uczeszę</text:p>
          </table:table-cell>
          <table:table-cell office:value-type="string">
            <text:p>uczeszesz</text:p>
          </table:table-cell>
          <table:table-cell table:number-columns-repeated="1017"/>
        </table:table-row>
        <table:table-row table:style-name="ro1">
          <table:table-cell office:value-type="string">
            <text:p>częstować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  <table:table-cell office:value-type="string">
            <text:p>to treat, entertain</text:p>
          </table:table-cell>
          <table:table-cell office:value-type="string">
            <text:p>poczęstować</text:p>
          </table:table-cell>
          <table:table-cell office:value-type="string">
            <text:p>poczęstuję</text:p>
          </table:table-cell>
          <table:table-cell office:value-type="string">
            <text:p>poczęstujesz</text:p>
          </table:table-cell>
          <table:table-cell table:number-columns-repeated="1017"/>
        </table:table-row>
        <table:table-row table:style-name="ro1">
          <table:table-cell office:value-type="string">
            <text:p>czuć</text:p>
          </table:table-cell>
          <table:table-cell office:value-type="string">
            <text:p>czuję</text:p>
          </table:table-cell>
          <table:table-cell office:value-type="string">
            <text:p>czujesz</text:p>
          </table:table-cell>
          <table:table-cell office:value-type="string">
            <text:p>to feel, smell</text:p>
          </table:table-cell>
          <table:table-cell office:value-type="string">
            <text:p>poczuć</text:p>
          </table:table-cell>
          <table:table-cell office:value-type="string">
            <text:p>poczuję</text:p>
          </table:table-cell>
          <table:table-cell office:value-type="string">
            <text:p>poczujesz</text:p>
          </table:table-cell>
          <table:table-cell table:number-columns-repeated="1017"/>
        </table:table-row>
        <table:table-row table:style-name="ro1">
          <table:table-cell office:value-type="string">
            <text:p>czyścić</text:p>
          </table:table-cell>
          <table:table-cell office:value-type="string">
            <text:p>czyszczę</text:p>
          </table:table-cell>
          <table:table-cell office:value-type="string">
            <text:p>czyścisz</text:p>
          </table:table-cell>
          <table:table-cell office:value-type="string">
            <text:p>to clean</text:p>
          </table:table-cell>
          <table:table-cell office:value-type="string">
            <text:p>oczyścić</text:p>
          </table:table-cell>
          <table:table-cell office:value-type="string">
            <text:p>oczyszczę</text:p>
          </table:table-cell>
          <table:table-cell office:value-type="string">
            <text:p>oczyścisz</text:p>
          </table:table-cell>
          <table:table-cell table:number-columns-repeated="1017"/>
        </table:table-row>
        <table:table-row table:style-name="ro1">
          <table:table-cell office:value-type="string">
            <text:p>czytać</text:p>
          </table:table-cell>
          <table:table-cell office:value-type="string">
            <text:p>czytam</text:p>
          </table:table-cell>
          <table:table-cell office:value-type="string">
            <text:p>czytasz</text:p>
          </table:table-cell>
          <table:table-cell office:value-type="string">
            <text:p>to read</text:p>
          </table:table-cell>
          <table:table-cell office:value-type="string">
            <text:p>przeczytać</text:p>
          </table:table-cell>
          <table:table-cell office:value-type="string">
            <text:p>przeczytam</text:p>
          </table:table-cell>
          <table:table-cell office:value-type="string">
            <text:p>przeczytasz</text:p>
          </table:table-cell>
          <table:table-cell table:number-columns-repeated="1017"/>
        </table:table-row>
        <table:table-row table:style-name="ro1">
          <table:table-cell office:value-type="string">
            <text:p>ćwiczyć</text:p>
          </table:table-cell>
          <table:table-cell office:value-type="string">
            <text:p>ćwiczę</text:p>
          </table:table-cell>
          <table:table-cell office:value-type="string">
            <text:p>ćwiczysz</text:p>
          </table:table-cell>
          <table:table-cell office:value-type="string">
            <text:p>to practice, train</text:p>
          </table:table-cell>
          <table:table-cell office:value-type="string">
            <text:p>przećwiczyć</text:p>
          </table:table-cell>
          <table:table-cell office:value-type="string">
            <text:p>przećwiczę</text:p>
          </table:table-cell>
          <table:table-cell office:value-type="string">
            <text:p>przećwiczysz</text:p>
          </table:table-cell>
          <table:table-cell table:number-columns-repeated="1017"/>
        </table:table-row>
        <table:table-row table:style-name="ro1">
          <table:table-cell office:value-type="string">
            <text:p>dawać</text:p>
          </table:table-cell>
          <table:table-cell office:value-type="string">
            <text:p>daję</text:p>
          </table:table-cell>
          <table:table-cell office:value-type="string">
            <text:p>dajesz</text:p>
          </table:table-cell>
          <table:table-cell office:value-type="string">
            <text:p>to give, provide</text:p>
          </table:table-cell>
          <table:table-cell office:value-type="string">
            <text:p>dać</text:p>
          </table:table-cell>
          <table:table-cell office:value-type="string">
            <text:p>dam</text:p>
          </table:table-cell>
          <table:table-cell office:value-type="string">
            <text:p>dasz</text:p>
          </table:table-cell>
          <table:table-cell table:number-columns-repeated="1017"/>
        </table:table-row>
        <table:table-row table:style-name="ro1">
          <table:table-cell office:value-type="string">
            <text:p>decydować</text:p>
          </table:table-cell>
          <table:table-cell office:value-type="string">
            <text:p>decyduję</text:p>
          </table:table-cell>
          <table:table-cell office:value-type="string">
            <text:p>decydujesz</text:p>
          </table:table-cell>
          <table:table-cell office:value-type="string">
            <text:p>to decide, determine</text:p>
          </table:table-cell>
          <table:table-cell office:value-type="string">
            <text:p>zdecydować</text:p>
          </table:table-cell>
          <table:table-cell office:value-type="string">
            <text:p>zdecyduję</text:p>
          </table:table-cell>
          <table:table-cell office:value-type="string">
            <text:p>zdecydujesz</text:p>
          </table:table-cell>
          <table:table-cell table:number-columns-repeated="1017"/>
        </table:table-row>
        <table:table-row table:style-name="ro1">
          <table:table-cell office:value-type="string">
            <text:p>denerwować się</text:p>
          </table:table-cell>
          <table:table-cell office:value-type="string">
            <text:p>denerwuję się</text:p>
          </table:table-cell>
          <table:table-cell office:value-type="string">
            <text:p>denerwujesz się</text:p>
          </table:table-cell>
          <table:table-cell office:value-type="string">
            <text:p>to get upset, be nervous, fidget</text:p>
          </table:table-cell>
          <table:table-cell office:value-type="string">
            <text:p>zdenerwować się</text:p>
          </table:table-cell>
          <table:table-cell office:value-type="string">
            <text:p>zdenerwuję się</text:p>
          </table:table-cell>
          <table:table-cell office:value-type="string">
            <text:p>zdenerwujesz się</text:p>
          </table:table-cell>
          <table:table-cell table:number-columns-repeated="1017"/>
        </table:table-row>
        <table:table-row table:style-name="ro1">
          <table:table-cell office:value-type="string">
            <text:p>dokuczać</text:p>
          </table:table-cell>
          <table:table-cell office:value-type="string">
            <text:p>dokuczam</text:p>
          </table:table-cell>
          <table:table-cell office:value-type="string">
            <text:p>dokuczasz</text:p>
          </table:table-cell>
          <table:table-cell office:value-type="string">
            <text:p>to annoy, tease,bother</text:p>
          </table:table-cell>
          <table:table-cell office:value-type="string">
            <text:p>dokuczyć</text:p>
          </table:table-cell>
          <table:table-cell office:value-type="string">
            <text:p>dokuczę</text:p>
          </table:table-cell>
          <table:table-cell office:value-type="string">
            <text:p>dokuczysz</text:p>
          </table:table-cell>
          <table:table-cell table:number-columns-repeated="1017"/>
        </table:table-row>
        <table:table-row table:style-name="ro1">
          <table:table-cell office:value-type="string">
            <text:p>dostawać</text:p>
          </table:table-cell>
          <table:table-cell office:value-type="string">
            <text:p>dostaję</text:p>
          </table:table-cell>
          <table:table-cell office:value-type="string">
            <text:p>dostajesz</text:p>
          </table:table-cell>
          <table:table-cell office:value-type="string">
            <text:p>to get, receive, obtain</text:p>
          </table:table-cell>
          <table:table-cell office:value-type="string">
            <text:p>dostać</text:p>
          </table:table-cell>
          <table:table-cell office:value-type="string">
            <text:p>dostanę</text:p>
          </table:table-cell>
          <table:table-cell office:value-type="string">
            <text:p>dostaniesz</text:p>
          </table:table-cell>
          <table:table-cell table:number-columns-repeated="1017"/>
        </table:table-row>
        <table:table-row table:style-name="ro1">
          <table:table-cell office:value-type="string">
            <text:p>dotykać</text:p>
          </table:table-cell>
          <table:table-cell office:value-type="string">
            <text:p>dotykam</text:p>
          </table:table-cell>
          <table:table-cell office:value-type="string">
            <text:p>dotykasz</text:p>
          </table:table-cell>
          <table:table-cell office:value-type="string">
            <text:p>to touch</text:p>
          </table:table-cell>
          <table:table-cell office:value-type="string">
            <text:p>dotknąć</text:p>
          </table:table-cell>
          <table:table-cell office:value-type="string">
            <text:p>dotknę</text:p>
          </table:table-cell>
          <table:table-cell office:value-type="string">
            <text:p>dotkniesz</text:p>
          </table:table-cell>
          <table:table-cell table:number-columns-repeated="1017"/>
        </table:table-row>
        <table:table-row table:style-name="ro1">
          <table:table-cell office:value-type="string">
            <text:p>dowiadywać się</text:p>
          </table:table-cell>
          <table:table-cell office:value-type="string">
            <text:p>dowiaduję się</text:p>
          </table:table-cell>
          <table:table-cell office:value-type="string">
            <text:p>dowiadujesz się</text:p>
          </table:table-cell>
          <table:table-cell office:value-type="string">
            <text:p>to find out</text:p>
          </table:table-cell>
          <table:table-cell office:value-type="string">
            <text:p>dowiedzieć się</text:p>
          </table:table-cell>
          <table:table-cell office:value-type="string">
            <text:p>dowiem się</text:p>
          </table:table-cell>
          <table:table-cell office:value-type="string">
            <text:p>dowiesz się</text:p>
          </table:table-cell>
          <table:table-cell table:number-columns-repeated="1017"/>
        </table:table-row>
        <table:table-row table:style-name="ro1">
          <table:table-cell office:value-type="string">
            <text:p>działać</text:p>
          </table:table-cell>
          <table:table-cell office:value-type="string">
            <text:p>działam</text:p>
          </table:table-cell>
          <table:table-cell office:value-type="string">
            <text:p>działasz</text:p>
          </table:table-cell>
          <table:table-cell office:value-type="string">
            <text:p>to work, operate, function</text:p>
          </table:table-cell>
          <table:table-cell table:number-columns-repeated="1020"/>
        </table:table-row>
        <table:table-row table:style-name="ro1">
          <table:table-cell office:value-type="string">
            <text:p>dzielić</text:p>
          </table:table-cell>
          <table:table-cell office:value-type="string">
            <text:p>dzielę</text:p>
          </table:table-cell>
          <table:table-cell office:value-type="string">
            <text:p>dzielisz</text:p>
          </table:table-cell>
          <table:table-cell office:value-type="string">
            <text:p>to divide, share</text:p>
          </table:table-cell>
          <table:table-cell office:value-type="string">
            <text:p>podzielić</text:p>
          </table:table-cell>
          <table:table-cell office:value-type="string">
            <text:p>podzielę</text:p>
          </table:table-cell>
          <table:table-cell office:value-type="string">
            <text:p>podzielisz</text:p>
          </table:table-cell>
          <table:table-cell table:number-columns-repeated="1017"/>
        </table:table-row>
        <table:table-row table:style-name="ro1">
          <table:table-cell office:value-type="string">
            <text:p>dziękować</text:p>
          </table:table-cell>
          <table:table-cell office:value-type="string">
            <text:p>dziękuję</text:p>
          </table:table-cell>
          <table:table-cell office:value-type="string">
            <text:p>dziękujesz</text:p>
          </table:table-cell>
          <table:table-cell office:value-type="string">
            <text:p>to thank</text:p>
          </table:table-cell>
          <table:table-cell office:value-type="string">
            <text:p>podziękować</text:p>
          </table:table-cell>
          <table:table-cell office:value-type="string">
            <text:p>podziękuję</text:p>
          </table:table-cell>
          <table:table-cell office:value-type="string">
            <text:p>podziękujesz</text:p>
          </table:table-cell>
          <table:table-cell table:number-columns-repeated="1017"/>
        </table:table-row>
        <table:table-row table:style-name="ro1">
          <table:table-cell office:value-type="string">
            <text:p>dzwonić</text:p>
          </table:table-cell>
          <table:table-cell office:value-type="string">
            <text:p>dzwonię</text:p>
          </table:table-cell>
          <table:table-cell office:value-type="string">
            <text:p>dzwonisz</text:p>
          </table:table-cell>
          <table:table-cell office:value-type="string">
            <text:p>to phone, call</text:p>
          </table:table-cell>
          <table:table-cell office:value-type="string">
            <text:p>zadzwonić</text:p>
          </table:table-cell>
          <table:table-cell office:value-type="string">
            <text:p>zadzwonię</text:p>
          </table:table-cell>
          <table:table-cell office:value-type="string">
            <text:p>zadzwonisz</text:p>
          </table:table-cell>
          <table:table-cell table:number-columns-repeated="1017"/>
        </table:table-row>
        <table:table-row table:style-name="ro1">
          <table:table-cell office:value-type="string">
            <text:p>emigrować</text:p>
          </table:table-cell>
          <table:table-cell office:value-type="string">
            <text:p>emigruję</text:p>
          </table:table-cell>
          <table:table-cell office:value-type="string">
            <text:p>emigrujesz</text:p>
          </table:table-cell>
          <table:table-cell office:value-type="string">
            <text:p>to emigrate</text:p>
          </table:table-cell>
          <table:table-cell office:value-type="string">
            <text:p>wyemigrować</text:p>
          </table:table-cell>
          <table:table-cell office:value-type="string">
            <text:p>wyemigruję</text:p>
          </table:table-cell>
          <table:table-cell office:value-type="string">
            <text:p>wyemigrujesz</text:p>
          </table:table-cell>
          <table:table-cell table:number-columns-repeated="1017"/>
        </table:table-row>
        <table:table-row table:style-name="ro1">
          <table:table-cell office:value-type="string">
            <text:p>farbować</text:p>
          </table:table-cell>
          <table:table-cell office:value-type="string">
            <text:p>farbuję</text:p>
          </table:table-cell>
          <table:table-cell office:value-type="string">
            <text:p>farbujesz</text:p>
          </table:table-cell>
          <table:table-cell office:value-type="string">
            <text:p>to dye, color, stain</text:p>
          </table:table-cell>
          <table:table-cell office:value-type="string">
            <text:p>ufarbować</text:p>
          </table:table-cell>
          <table:table-cell office:value-type="string">
            <text:p>ufarbuję</text:p>
          </table:table-cell>
          <table:table-cell office:value-type="string">
            <text:p>ufarbujesz</text:p>
          </table:table-cell>
          <table:table-cell table:number-columns-repeated="1017"/>
        </table:table-row>
        <table:table-row table:style-name="ro1">
          <table:table-cell office:value-type="string">
            <text:p>fotografować</text:p>
          </table:table-cell>
          <table:table-cell office:value-type="string">
            <text:p>fotografuję</text:p>
          </table:table-cell>
          <table:table-cell office:value-type="string">
            <text:p>fotografujesz</text:p>
          </table:table-cell>
          <table:table-cell office:value-type="string">
            <text:p>to take pictures, photograph</text:p>
          </table:table-cell>
          <table:table-cell office:value-type="string">
            <text:p>sfotografować</text:p>
          </table:table-cell>
          <table:table-cell office:value-type="string">
            <text:p>sfotografuję</text:p>
          </table:table-cell>
          <table:table-cell office:value-type="string">
            <text:p>sfotografujesz</text:p>
          </table:table-cell>
          <table:table-cell table:number-columns-repeated="1017"/>
        </table:table-row>
        <table:table-row table:style-name="ro1">
          <table:table-cell office:value-type="string">
            <text:p>gasić</text:p>
          </table:table-cell>
          <table:table-cell office:value-type="string">
            <text:p>gaszę</text:p>
          </table:table-cell>
          <table:table-cell office:value-type="string">
            <text:p>gasisz</text:p>
          </table:table-cell>
          <table:table-cell office:value-type="string">
            <text:p>to extinguish, put out, switch off</text:p>
          </table:table-cell>
          <table:table-cell office:value-type="string">
            <text:p>zgasić</text:p>
          </table:table-cell>
          <table:table-cell office:value-type="string">
            <text:p>zgaszę</text:p>
          </table:table-cell>
          <table:table-cell office:value-type="string">
            <text:p>zgasisz</text:p>
          </table:table-cell>
          <table:table-cell table:number-columns-repeated="1017"/>
        </table:table-row>
        <table:table-row table:style-name="ro1">
          <table:table-cell office:value-type="string">
            <text:p>gimnastykować się</text:p>
          </table:table-cell>
          <table:table-cell office:value-type="string">
            <text:p>gimnastykuję się</text:p>
          </table:table-cell>
          <table:table-cell office:value-type="string">
            <text:p>gimnastykujesz się</text:p>
          </table:table-cell>
          <table:table-cell office:value-type="string">
            <text:p>to train, do exercises</text:p>
          </table:table-cell>
          <table:table-cell office:value-type="string">
            <text:p>pogimnastykować się</text:p>
          </table:table-cell>
          <table:table-cell office:value-type="string">
            <text:p>pogimnastykuję się</text:p>
          </table:table-cell>
          <table:table-cell office:value-type="string">
            <text:p>pogimnastykujesz się</text:p>
          </table:table-cell>
          <table:table-cell table:number-columns-repeated="1017"/>
        </table:table-row>
        <table:table-row table:style-name="ro1">
          <table:table-cell office:value-type="string">
            <text:p>ginąć</text:p>
          </table:table-cell>
          <table:table-cell office:value-type="string">
            <text:p>ginę</text:p>
          </table:table-cell>
          <table:table-cell office:value-type="string">
            <text:p>giniesz</text:p>
          </table:table-cell>
          <table:table-cell office:value-type="string">
            <text:p>to perish, die away, be killed</text:p>
          </table:table-cell>
          <table:table-cell office:value-type="string">
            <text:p>zginąć</text:p>
          </table:table-cell>
          <table:table-cell office:value-type="string">
            <text:p>zginę</text:p>
          </table:table-cell>
          <table:table-cell office:value-type="string">
            <text:p>zginiesz</text:p>
          </table:table-cell>
          <table:table-cell table:number-columns-repeated="1017"/>
        </table:table-row>
        <table:table-row table:style-name="ro1">
          <table:table-cell office:value-type="string">
            <text:p>gniewać się</text:p>
          </table:table-cell>
          <table:table-cell office:value-type="string">
            <text:p>gniewam się</text:p>
          </table:table-cell>
          <table:table-cell office:value-type="string">
            <text:p>gniewasz się</text:p>
          </table:table-cell>
          <table:table-cell office:value-type="string">
            <text:p>to be angry, get angry</text:p>
          </table:table-cell>
          <table:table-cell office:value-type="string">
            <text:p>rozgniewać się</text:p>
          </table:table-cell>
          <table:table-cell office:value-type="string">
            <text:p>rozgniewam się</text:p>
          </table:table-cell>
          <table:table-cell office:value-type="string">
            <text:p>rozgniewasz się</text:p>
          </table:table-cell>
          <table:table-cell table:number-columns-repeated="1017"/>
        </table:table-row>
        <table:table-row table:style-name="ro1">
          <table:table-cell office:value-type="string">
            <text:p>godzić</text:p>
          </table:table-cell>
          <table:table-cell office:value-type="string">
            <text:p>godzę</text:p>
          </table:table-cell>
          <table:table-cell office:value-type="string">
            <text:p>godzisz</text:p>
          </table:table-cell>
          <table:table-cell office:value-type="string">
            <text:p>to reconcile, agree, square</text:p>
          </table:table-cell>
          <table:table-cell office:value-type="string">
            <text:p>pogodzić</text:p>
          </table:table-cell>
          <table:table-cell office:value-type="string">
            <text:p>pogodzę</text:p>
          </table:table-cell>
          <table:table-cell office:value-type="string">
            <text:p>pogodzisz</text:p>
          </table:table-cell>
          <table:table-cell table:number-columns-repeated="1017"/>
        </table:table-row>
        <table:table-row table:style-name="ro1">
          <table:table-cell office:value-type="string">
            <text:p>golić</text:p>
          </table:table-cell>
          <table:table-cell office:value-type="string">
            <text:p>golę</text:p>
          </table:table-cell>
          <table:table-cell office:value-type="string">
            <text:p>golisz</text:p>
          </table:table-cell>
          <table:table-cell office:value-type="string">
            <text:p>to shave</text:p>
          </table:table-cell>
          <table:table-cell office:value-type="string">
            <text:p>ogolić</text:p>
          </table:table-cell>
          <table:table-cell office:value-type="string">
            <text:p>ogolę</text:p>
          </table:table-cell>
          <table:table-cell office:value-type="string">
            <text:p>ogolisz</text:p>
          </table:table-cell>
          <table:table-cell table:number-columns-repeated="1017"/>
        </table:table-row>
        <table:table-row table:style-name="ro1">
          <table:table-cell office:value-type="string">
            <text:p>gotować</text:p>
          </table:table-cell>
          <table:table-cell office:value-type="string">
            <text:p>gotuję</text:p>
          </table:table-cell>
          <table:table-cell office:value-type="string">
            <text:p>gotujesz</text:p>
          </table:table-cell>
          <table:table-cell office:value-type="string">
            <text:p>to cook, prepare</text:p>
          </table:table-cell>
          <table:table-cell office:value-type="string">
            <text:p>ugotować</text:p>
          </table:table-cell>
          <table:table-cell office:value-type="string">
            <text:p>ugotuję</text:p>
          </table:table-cell>
          <table:table-cell office:value-type="string">
            <text:p>ugotujesz</text:p>
          </table:table-cell>
          <table:table-cell table:number-columns-repeated="1017"/>
        </table:table-row>
        <table:table-row table:style-name="ro1">
          <table:table-cell office:value-type="string">
            <text:p>grać</text:p>
          </table:table-cell>
          <table:table-cell office:value-type="string">
            <text:p>gram</text:p>
          </table:table-cell>
          <table:table-cell office:value-type="string">
            <text:p>grasz</text:p>
          </table:table-cell>
          <table:table-cell office:value-type="string">
            <text:p>to play, gamble</text:p>
          </table:table-cell>
          <table:table-cell office:value-type="string">
            <text:p>zagrać</text:p>
          </table:table-cell>
          <table:table-cell office:value-type="string">
            <text:p>zagram</text:p>
          </table:table-cell>
          <table:table-cell office:value-type="string">
            <text:p>zagrasz</text:p>
          </table:table-cell>
          <table:table-cell table:number-columns-repeated="1017"/>
        </table:table-row>
        <table:table-row table:style-name="ro1">
          <table:table-cell office:value-type="string">
            <text:p>gryźć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office:value-type="string">
            <text:p>to bite, chew</text:p>
          </table:table-cell>
          <table:table-cell office:value-type="string">
            <text:p>pogryźć</text:p>
          </table:table-cell>
          <table:table-cell office:value-type="string">
            <text:p>pogryzę</text:p>
          </table:table-cell>
          <table:table-cell office:value-type="string">
            <text:p>pogryziesz</text:p>
          </table:table-cell>
          <table:table-cell table:number-columns-repeated="1017"/>
        </table:table-row>
        <table:table-row table:style-name="ro1">
          <table:table-cell office:value-type="string">
            <text:p>grzać</text:p>
          </table:table-cell>
          <table:table-cell office:value-type="string">
            <text:p>grzeję</text:p>
          </table:table-cell>
          <table:table-cell office:value-type="string">
            <text:p>grzejesz</text:p>
          </table:table-cell>
          <table:table-cell office:value-type="string">
            <text:p>to heat, warm</text:p>
          </table:table-cell>
          <table:table-cell office:value-type="string">
            <text:p>zagrzać</text:p>
          </table:table-cell>
          <table:table-cell office:value-type="string">
            <text:p>zagrzeję</text:p>
          </table:table-cell>
          <table:table-cell office:value-type="string">
            <text:p>zagrzejesz</text:p>
          </table:table-cell>
          <table:table-cell table:number-columns-repeated="1017"/>
        </table:table-row>
        <table:table-row table:style-name="ro1">
          <table:table-cell office:value-type="string">
            <text:p>gubić</text:p>
          </table:table-cell>
          <table:table-cell office:value-type="string">
            <text:p>gubię</text:p>
          </table:table-cell>
          <table:table-cell office:value-type="string">
            <text:p>gubisz</text:p>
          </table:table-cell>
          <table:table-cell office:value-type="string">
            <text:p>to lose, ruin</text:p>
          </table:table-cell>
          <table:table-cell office:value-type="string">
            <text:p>zgubić</text:p>
          </table:table-cell>
          <table:table-cell office:value-type="string">
            <text:p>zgubię</text:p>
          </table:table-cell>
          <table:table-cell office:value-type="string">
            <text:p>zgubisz</text:p>
          </table:table-cell>
          <table:table-cell table:number-columns-repeated="1017"/>
        </table:table-row>
        <table:table-row table:style-name="ro1">
          <table:table-cell office:value-type="string">
            <text:p>hamować</text:p>
          </table:table-cell>
          <table:table-cell office:value-type="string">
            <text:p>hamuję</text:p>
          </table:table-cell>
          <table:table-cell office:value-type="string">
            <text:p>hamujesz</text:p>
          </table:table-cell>
          <table:table-cell office:value-type="string">
            <text:p>to brake, slow down</text:p>
          </table:table-cell>
          <table:table-cell office:value-type="string">
            <text:p>zahamować</text:p>
          </table:table-cell>
          <table:table-cell office:value-type="string">
            <text:p>zahamuję</text:p>
          </table:table-cell>
          <table:table-cell office:value-type="string">
            <text:p>zahamujesz</text:p>
          </table:table-cell>
          <table:table-cell table:number-columns-repeated="1017"/>
        </table:table-row>
        <table:table-row table:style-name="ro1">
          <table:table-cell office:value-type="string">
            <text:p>informować</text:p>
          </table:table-cell>
          <table:table-cell office:value-type="string">
            <text:p>informuję</text:p>
          </table:table-cell>
          <table:table-cell office:value-type="string">
            <text:p>informujesz</text:p>
          </table:table-cell>
          <table:table-cell office:value-type="string">
            <text:p>to inform, let know</text:p>
          </table:table-cell>
          <table:table-cell office:value-type="string">
            <text:p>poinformować</text:p>
          </table:table-cell>
          <table:table-cell office:value-type="string">
            <text:p>poinformuję</text:p>
          </table:table-cell>
          <table:table-cell office:value-type="string">
            <text:p>poinformujesz</text:p>
          </table:table-cell>
          <table:table-cell table:number-columns-repeated="1017"/>
        </table:table-row>
        <table:table-row table:style-name="ro1">
          <table:table-cell office:value-type="string">
            <text:p>interesować</text:p>
          </table:table-cell>
          <table:table-cell office:value-type="string">
            <text:p>interesuję</text:p>
          </table:table-cell>
          <table:table-cell office:value-type="string">
            <text:p>interesujesz</text:p>
          </table:table-cell>
          <table:table-cell office:value-type="string">
            <text:p>to interest, be hooked on</text:p>
          </table:table-cell>
          <table:table-cell office:value-type="string">
            <text:p>zainteresować</text:p>
          </table:table-cell>
          <table:table-cell office:value-type="string">
            <text:p>zainteresuję</text:p>
          </table:table-cell>
          <table:table-cell office:value-type="string">
            <text:p>zainteresujesz</text:p>
          </table:table-cell>
          <table:table-cell table:number-columns-repeated="1017"/>
        </table:table-row>
        <table:table-row table:style-name="ro1">
          <table:table-cell office:value-type="string">
            <text:p>jeść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office:value-type="string">
            <text:p>to eat</text:p>
          </table:table-cell>
          <table:table-cell office:value-type="string">
            <text:p>zjeść</text:p>
          </table:table-cell>
          <table:table-cell office:value-type="string">
            <text:p>zjem</text:p>
          </table:table-cell>
          <table:table-cell office:value-type="string">
            <text:p>zjesz</text:p>
          </table:table-cell>
          <table:table-cell office:value-type="string">
            <text:p>jadł</text:p>
          </table:table-cell>
          <table:table-cell office:value-type="string">
            <text:p>jedli</text:p>
          </table:table-cell>
          <table:table-cell table:number-columns-repeated="1015"/>
        </table:table-row>
        <table:table-row table:style-name="ro1">
          <table:table-cell office:value-type="string">
            <text:p>karać</text:p>
          </table:table-cell>
          <table:table-cell office:value-type="string">
            <text:p>karzę</text:p>
          </table:table-cell>
          <table:table-cell office:value-type="string">
            <text:p>karzesz</text:p>
          </table:table-cell>
          <table:table-cell office:value-type="string">
            <text:p>to punish, discipline</text:p>
          </table:table-cell>
          <table:table-cell office:value-type="string">
            <text:p>ukarać</text:p>
          </table:table-cell>
          <table:table-cell office:value-type="string">
            <text:p>ukarzę</text:p>
          </table:table-cell>
          <table:table-cell office:value-type="string">
            <text:p>ukarzesz</text:p>
          </table:table-cell>
          <table:table-cell table:number-columns-repeated="1017"/>
        </table:table-row>
        <table:table-row table:style-name="ro1">
          <table:table-cell office:value-type="string">
            <text:p>kąpać</text:p>
          </table:table-cell>
          <table:table-cell office:value-type="string">
            <text:p>kąpię</text:p>
          </table:table-cell>
          <table:table-cell office:value-type="string">
            <text:p>kąpiesz</text:p>
          </table:table-cell>
          <table:table-cell office:value-type="string">
            <text:p>to bathe</text:p>
          </table:table-cell>
          <table:table-cell office:value-type="string">
            <text:p>wykąpać</text:p>
          </table:table-cell>
          <table:table-cell office:value-type="string">
            <text:p>wykąpię</text:p>
          </table:table-cell>
          <table:table-cell office:value-type="string">
            <text:p>wykąpiesz</text:p>
          </table:table-cell>
          <table:table-cell table:number-columns-repeated="1017"/>
        </table:table-row>
        <table:table-row table:style-name="ro1">
          <table:table-cell office:value-type="string">
            <text:p>kierować</text:p>
          </table:table-cell>
          <table:table-cell office:value-type="string">
            <text:p>kieruję</text:p>
          </table:table-cell>
          <table:table-cell office:value-type="string">
            <text:p>kierujesz</text:p>
          </table:table-cell>
          <table:table-cell office:value-type="string">
            <text:p>to drive, direct, steer</text:p>
          </table:table-cell>
          <table:table-cell office:value-type="string">
            <text:p>skierować</text:p>
          </table:table-cell>
          <table:table-cell office:value-type="string">
            <text:p>skieruję</text:p>
          </table:table-cell>
          <table:table-cell office:value-type="string">
            <text:p>skierujesz</text:p>
          </table:table-cell>
          <table:table-cell table:number-columns-repeated="1017"/>
        </table:table-row>
        <table:table-row table:style-name="ro1">
          <table:table-cell office:value-type="string">
            <text:p>kłamać</text:p>
          </table:table-cell>
          <table:table-cell office:value-type="string">
            <text:p>kłamię</text:p>
          </table:table-cell>
          <table:table-cell office:value-type="string">
            <text:p>kłamiesz</text:p>
          </table:table-cell>
          <table:table-cell office:value-type="string">
            <text:p>to lie, tell a lie</text:p>
          </table:table-cell>
          <table:table-cell office:value-type="string">
            <text:p>skłamać</text:p>
          </table:table-cell>
          <table:table-cell office:value-type="string">
            <text:p>skłamię</text:p>
          </table:table-cell>
          <table:table-cell office:value-type="string">
            <text:p>skłamiesz</text:p>
          </table:table-cell>
          <table:table-cell table:number-columns-repeated="1017"/>
        </table:table-row>
        <table:table-row table:style-name="ro1">
          <table:table-cell office:value-type="string">
            <text:p>kłaniać się</text:p>
          </table:table-cell>
          <table:table-cell office:value-type="string">
            <text:p>kłaniam się</text:p>
          </table:table-cell>
          <table:table-cell office:value-type="string">
            <text:p>kłaniasz się</text:p>
          </table:table-cell>
          <table:table-cell office:value-type="string">
            <text:p>to greet, send regards</text:p>
          </table:table-cell>
          <table:table-cell office:value-type="string">
            <text:p>ukłonić się</text:p>
          </table:table-cell>
          <table:table-cell office:value-type="string">
            <text:p>ukłonię się</text:p>
          </table:table-cell>
          <table:table-cell office:value-type="string">
            <text:p>ukłonisz się</text:p>
          </table:table-cell>
          <table:table-cell table:number-columns-repeated="1017"/>
        </table:table-row>
        <table:table-row table:style-name="ro1">
          <table:table-cell office:value-type="string">
            <text:p>kłaść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office:value-type="string">
            <text:p>to lay down, place, put down</text:p>
          </table:table-cell>
          <table:table-cell office:value-type="string">
            <text:p>położyć</text:p>
          </table:table-cell>
          <table:table-cell office:value-type="string">
            <text:p>położę</text:p>
          </table:table-cell>
          <table:table-cell office:value-type="string">
            <text:p>położysz</text:p>
          </table:table-cell>
          <table:table-cell table:number-columns-repeated="1017"/>
        </table:table-row>
        <table:table-row table:style-name="ro1">
          <table:table-cell office:value-type="string">
            <text:p>kłócić</text:p>
          </table:table-cell>
          <table:table-cell office:value-type="string">
            <text:p>kłócę</text:p>
          </table:table-cell>
          <table:table-cell office:value-type="string">
            <text:p>kłócisz</text:p>
          </table:table-cell>
          <table:table-cell office:value-type="string">
            <text:p>to stir up, divide, set at odds</text:p>
          </table:table-cell>
          <table:table-cell office:value-type="string">
            <text:p>pokłócić</text:p>
          </table:table-cell>
          <table:table-cell office:value-type="string">
            <text:p>pokłócę</text:p>
          </table:table-cell>
          <table:table-cell office:value-type="string">
            <text:p>pokłócisz</text:p>
          </table:table-cell>
          <table:table-cell table:number-columns-repeated="1017"/>
        </table:table-row>
        <table:table-row table:style-name="ro1">
          <table:table-cell office:value-type="string">
            <text:p>kochać</text:p>
          </table:table-cell>
          <table:table-cell office:value-type="string">
            <text:p>kocham</text:p>
          </table:table-cell>
          <table:table-cell office:value-type="string">
            <text:p>kochasz</text:p>
          </table:table-cell>
          <table:table-cell office:value-type="string">
            <text:p>to love</text:p>
          </table:table-cell>
          <table:table-cell office:value-type="string">
            <text:p>pokochać</text:p>
          </table:table-cell>
          <table:table-cell office:value-type="string">
            <text:p>pokocham</text:p>
          </table:table-cell>
          <table:table-cell office:value-type="string">
            <text:p>pokochasz</text:p>
          </table:table-cell>
          <table:table-cell table:number-columns-repeated="1017"/>
        </table:table-row>
        <table:table-row table:style-name="ro1">
          <table:table-cell office:value-type="string">
            <text:p>kontaktować się</text:p>
          </table:table-cell>
          <table:table-cell office:value-type="string">
            <text:p>kontaktuję się</text:p>
          </table:table-cell>
          <table:table-cell office:value-type="string">
            <text:p>kontaktujesz się</text:p>
          </table:table-cell>
          <table:table-cell office:value-type="string">
            <text:p>to communicate, make contact with</text:p>
          </table:table-cell>
          <table:table-cell office:value-type="string">
            <text:p>skontaktować się</text:p>
          </table:table-cell>
          <table:table-cell office:value-type="string">
            <text:p>skontaktuję się</text:p>
          </table:table-cell>
          <table:table-cell office:value-type="string">
            <text:p>skontaktujesz się</text:p>
          </table:table-cell>
          <table:table-cell table:number-columns-repeated="1017"/>
        </table:table-row>
        <table:table-row table:style-name="ro1">
          <table:table-cell office:value-type="string">
            <text:p>kończyć</text:p>
          </table:table-cell>
          <table:table-cell office:value-type="string">
            <text:p>kończę</text:p>
          </table:table-cell>
          <table:table-cell office:value-type="string">
            <text:p>kończysz</text:p>
          </table:table-cell>
          <table:table-cell office:value-type="string">
            <text:p>to complete, finish</text:p>
          </table:table-cell>
          <table:table-cell office:value-type="string">
            <text:p>skończyć</text:p>
          </table:table-cell>
          <table:table-cell office:value-type="string">
            <text:p>skończę</text:p>
          </table:table-cell>
          <table:table-cell office:value-type="string">
            <text:p>skończysz</text:p>
          </table:table-cell>
          <table:table-cell table:number-columns-repeated="1017"/>
        </table:table-row>
        <table:table-row table:style-name="ro1">
          <table:table-cell office:value-type="string">
            <text:p>kopać</text:p>
          </table:table-cell>
          <table:table-cell office:value-type="string">
            <text:p>kopię</text:p>
          </table:table-cell>
          <table:table-cell office:value-type="string">
            <text:p>kopiesz</text:p>
          </table:table-cell>
          <table:table-cell office:value-type="string">
            <text:p>to dig, excavate, kick</text:p>
          </table:table-cell>
          <table:table-cell office:value-type="string">
            <text:p>wykopać</text:p>
          </table:table-cell>
          <table:table-cell office:value-type="string">
            <text:p>wykopię</text:p>
          </table:table-cell>
          <table:table-cell office:value-type="string">
            <text:p>wykopiesz</text:p>
          </table:table-cell>
          <table:table-cell table:number-columns-repeated="1017"/>
        </table:table-row>
        <table:table-row table:style-name="ro1">
          <table:table-cell office:value-type="string">
            <text:p>korzystać</text:p>
          </table:table-cell>
          <table:table-cell office:value-type="string">
            <text:p>korzystam</text:p>
          </table:table-cell>
          <table:table-cell office:value-type="string">
            <text:p>korzystasz</text:p>
          </table:table-cell>
          <table:table-cell office:value-type="string">
            <text:p>to use, make use of</text:p>
          </table:table-cell>
          <table:table-cell office:value-type="string">
            <text:p>skorzystać</text:p>
          </table:table-cell>
          <table:table-cell office:value-type="string">
            <text:p>skorzystam</text:p>
          </table:table-cell>
          <table:table-cell office:value-type="string">
            <text:p>skorzystasz</text:p>
          </table:table-cell>
          <table:table-cell table:number-columns-repeated="1017"/>
        </table:table-row>
        <table:table-row table:style-name="ro1">
          <table:table-cell office:value-type="string">
            <text:p>kosić</text:p>
          </table:table-cell>
          <table:table-cell office:value-type="string">
            <text:p>koszę</text:p>
          </table:table-cell>
          <table:table-cell office:value-type="string">
            <text:p>kosisz</text:p>
          </table:table-cell>
          <table:table-cell office:value-type="string">
            <text:p>to mow</text:p>
          </table:table-cell>
          <table:table-cell office:value-type="string">
            <text:p>skosić</text:p>
          </table:table-cell>
          <table:table-cell office:value-type="string">
            <text:p>skoszę</text:p>
          </table:table-cell>
          <table:table-cell office:value-type="string">
            <text:p>skosisz</text:p>
          </table:table-cell>
          <table:table-cell table:number-columns-repeated="1017"/>
        </table:table-row>
        <table:table-row table:style-name="ro1">
          <table:table-cell office:value-type="string">
            <text:p>kosztować</text:p>
          </table:table-cell>
          <table:table-cell office:value-type="string">
            <text:p>kosztuję</text:p>
          </table:table-cell>
          <table:table-cell office:value-type="string">
            <text:p>kosztujesz</text:p>
          </table:table-cell>
          <table:table-cell office:value-type="string">
            <text:p>to cost, taste</text:p>
          </table:table-cell>
          <table:table-cell office:value-type="string">
            <text:p>skosztować</text:p>
          </table:table-cell>
          <table:table-cell office:value-type="string">
            <text:p>skosztuję</text:p>
          </table:table-cell>
          <table:table-cell office:value-type="string">
            <text:p>skosztujesz</text:p>
          </table:table-cell>
          <table:table-cell table:number-columns-repeated="1017"/>
        </table:table-row>
        <table:table-row table:style-name="ro1">
          <table:table-cell office:value-type="string">
            <text:p>kraść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office:value-type="string">
            <text:p>to steal, shoplift</text:p>
          </table:table-cell>
          <table:table-cell office:value-type="string">
            <text:p>ukraść</text:p>
          </table:table-cell>
          <table:table-cell office:value-type="string">
            <text:p>ukradnę</text:p>
          </table:table-cell>
          <table:table-cell office:value-type="string">
            <text:p>ukradniesz</text:p>
          </table:table-cell>
          <table:table-cell table:number-columns-repeated="1017"/>
        </table:table-row>
        <table:table-row table:style-name="ro1">
          <table:table-cell office:value-type="string">
            <text:p>kręcić</text:p>
          </table:table-cell>
          <table:table-cell office:value-type="string">
            <text:p>kręcę</text:p>
          </table:table-cell>
          <table:table-cell office:value-type="string">
            <text:p>kręcisz</text:p>
          </table:table-cell>
          <table:table-cell office:value-type="string">
            <text:p>to turn, twist</text:p>
          </table:table-cell>
          <table:table-cell office:value-type="string">
            <text:p>pokręcić</text:p>
          </table:table-cell>
          <table:table-cell office:value-type="string">
            <text:p>pokręcę</text:p>
          </table:table-cell>
          <table:table-cell office:value-type="string">
            <text:p>pokręcisz</text:p>
          </table:table-cell>
          <table:table-cell table:number-columns-repeated="1017"/>
        </table:table-row>
        <table:table-row table:style-name="ro1">
          <table:table-cell office:value-type="string">
            <text:p>kroić</text:p>
          </table:table-cell>
          <table:table-cell office:value-type="string">
            <text:p>kroję</text:p>
          </table:table-cell>
          <table:table-cell office:value-type="string">
            <text:p>kroisz</text:p>
          </table:table-cell>
          <table:table-cell office:value-type="string">
            <text:p>to slice, cut</text:p>
          </table:table-cell>
          <table:table-cell office:value-type="string">
            <text:p>ukroić</text:p>
          </table:table-cell>
          <table:table-cell office:value-type="string">
            <text:p>ukroję</text:p>
          </table:table-cell>
          <table:table-cell office:value-type="string">
            <text:p>ukroisz</text:p>
          </table:table-cell>
          <table:table-cell table:number-columns-repeated="1017"/>
        </table:table-row>
        <table:table-row table:style-name="ro1">
          <table:table-cell office:value-type="string">
            <text:p>kryć</text:p>
          </table:table-cell>
          <table:table-cell office:value-type="string">
            <text:p>kryję</text:p>
          </table:table-cell>
          <table:table-cell office:value-type="string">
            <text:p>kryjesz</text:p>
          </table:table-cell>
          <table:table-cell office:value-type="string">
            <text:p>to cover, hide, conceal</text:p>
          </table:table-cell>
          <table:table-cell office:value-type="string">
            <text:p>skryć</text:p>
          </table:table-cell>
          <table:table-cell office:value-type="string">
            <text:p>skryję</text:p>
          </table:table-cell>
          <table:table-cell office:value-type="string">
            <text:p>skryjesz</text:p>
          </table:table-cell>
          <table:table-cell table:number-columns-repeated="1017"/>
        </table:table-row>
        <table:table-row table:style-name="ro1">
          <table:table-cell office:value-type="string">
            <text:p>krzyczeć</text:p>
          </table:table-cell>
          <table:table-cell office:value-type="string">
            <text:p>krzyczę</text:p>
          </table:table-cell>
          <table:table-cell office:value-type="string">
            <text:p>krzyczysz</text:p>
          </table:table-cell>
          <table:table-cell office:value-type="string">
            <text:p>to shout, cry out, scream</text:p>
          </table:table-cell>
          <table:table-cell office:value-type="string">
            <text:p>krzyknąć</text:p>
          </table:table-cell>
          <table:table-cell office:value-type="string">
            <text:p>krzyknę</text:p>
          </table:table-cell>
          <table:table-cell office:value-type="string">
            <text:p>krzykniesz</text:p>
          </table:table-cell>
          <table:table-cell table:number-columns-repeated="1017"/>
        </table:table-row>
        <table:table-row table:style-name="ro1">
          <table:table-cell office:value-type="string">
            <text:p>kupować</text:p>
          </table:table-cell>
          <table:table-cell office:value-type="string">
            <text:p>kupuję</text:p>
          </table:table-cell>
          <table:table-cell office:value-type="string">
            <text:p>kupujesz</text:p>
          </table:table-cell>
          <table:table-cell office:value-type="string">
            <text:p>to buy, purchase</text:p>
          </table:table-cell>
          <table:table-cell office:value-type="string">
            <text:p>kupić</text:p>
          </table:table-cell>
          <table:table-cell office:value-type="string">
            <text:p>kupię</text:p>
          </table:table-cell>
          <table:table-cell office:value-type="string">
            <text:p>kupisz</text:p>
          </table:table-cell>
          <table:table-cell table:number-columns-repeated="1017"/>
        </table:table-row>
        <table:table-row table:style-name="ro1">
          <table:table-cell office:value-type="string">
            <text:p>lądować</text:p>
          </table:table-cell>
          <table:table-cell office:value-type="string">
            <text:p>ląduję</text:p>
          </table:table-cell>
          <table:table-cell office:value-type="string">
            <text:p>lądujesz</text:p>
          </table:table-cell>
          <table:table-cell office:value-type="string">
            <text:p>to land, dock</text:p>
          </table:table-cell>
          <table:table-cell office:value-type="string">
            <text:p>wylądować</text:p>
          </table:table-cell>
          <table:table-cell office:value-type="string">
            <text:p>wyląduję</text:p>
          </table:table-cell>
          <table:table-cell office:value-type="string">
            <text:p>wylądujesz</text:p>
          </table:table-cell>
          <table:table-cell table:number-columns-repeated="1017"/>
        </table:table-row>
        <table:table-row table:style-name="ro1">
          <table:table-cell office:value-type="string">
            <text:p>leczyć</text:p>
          </table:table-cell>
          <table:table-cell office:value-type="string">
            <text:p>leczę</text:p>
          </table:table-cell>
          <table:table-cell office:value-type="string">
            <text:p>leczysz</text:p>
          </table:table-cell>
          <table:table-cell office:value-type="string">
            <text:p>to cure, heal, treat</text:p>
          </table:table-cell>
          <table:table-cell office:value-type="string">
            <text:p>wyleczyć</text:p>
          </table:table-cell>
          <table:table-cell office:value-type="string">
            <text:p>wyleczę</text:p>
          </table:table-cell>
          <table:table-cell office:value-type="string">
            <text:p>wyleczysz</text:p>
          </table:table-cell>
          <table:table-cell table:number-columns-repeated="1017"/>
        </table:table-row>
        <table:table-row table:style-name="ro1">
          <table:table-cell office:value-type="string">
            <text:p>lekceważyć</text:p>
          </table:table-cell>
          <table:table-cell office:value-type="string">
            <text:p>lekceważę</text:p>
          </table:table-cell>
          <table:table-cell office:value-type="string">
            <text:p>lekceważysz</text:p>
          </table:table-cell>
          <table:table-cell office:value-type="string">
            <text:p>to disregard, neglect, make light</text:p>
          </table:table-cell>
          <table:table-cell office:value-type="string">
            <text:p>zlekceważyć</text:p>
          </table:table-cell>
          <table:table-cell office:value-type="string">
            <text:p>zlekceważę</text:p>
          </table:table-cell>
          <table:table-cell office:value-type="string">
            <text:p>zlekceważysz</text:p>
          </table:table-cell>
          <table:table-cell table:number-columns-repeated="1017"/>
        </table:table-row>
        <table:table-row table:style-name="ro1">
          <table:table-cell office:value-type="string">
            <text:p>leżeć</text:p>
          </table:table-cell>
          <table:table-cell office:value-type="string">
            <text:p>leżę</text:p>
          </table:table-cell>
          <table:table-cell office:value-type="string">
            <text:p>leżysz</text:p>
          </table:table-cell>
          <table:table-cell office:value-type="string">
            <text:p>to lie, remain</text:p>
          </table:table-cell>
          <table:table-cell office:value-type="string">
            <text:p>poleżeć</text:p>
          </table:table-cell>
          <table:table-cell office:value-type="string">
            <text:p>poleżę</text:p>
          </table:table-cell>
          <table:table-cell office:value-type="string">
            <text:p>poleżysz</text:p>
          </table:table-cell>
          <table:table-cell table:number-columns-repeated="1017"/>
        </table:table-row>
        <table:table-row table:style-name="ro1">
          <table:table-cell office:value-type="string">
            <text:p>liczyć</text:p>
          </table:table-cell>
          <table:table-cell office:value-type="string">
            <text:p>liczę</text:p>
          </table:table-cell>
          <table:table-cell office:value-type="string">
            <text:p>liczysz</text:p>
          </table:table-cell>
          <table:table-cell office:value-type="string">
            <text:p>to count, rely on, compute</text:p>
          </table:table-cell>
          <table:table-cell office:value-type="string">
            <text:p>policzyć</text:p>
          </table:table-cell>
          <table:table-cell office:value-type="string">
            <text:p>policzę</text:p>
          </table:table-cell>
          <table:table-cell office:value-type="string">
            <text:p>policzysz</text:p>
          </table:table-cell>
          <table:table-cell table:number-columns-repeated="1017"/>
        </table:table-row>
        <table:table-row table:style-name="ro1">
          <table:table-cell office:value-type="string">
            <text:p>lubić</text:p>
          </table:table-cell>
          <table:table-cell office:value-type="string">
            <text:p>lubię</text:p>
          </table:table-cell>
          <table:table-cell office:value-type="string">
            <text:p>lubisz</text:p>
          </table:table-cell>
          <table:table-cell office:value-type="string">
            <text:p>to like, be fond of</text:p>
          </table:table-cell>
          <table:table-cell office:value-type="string">
            <text:p>polubić</text:p>
          </table:table-cell>
          <table:table-cell office:value-type="string">
            <text:p>polubię</text:p>
          </table:table-cell>
          <table:table-cell office:value-type="string">
            <text:p>polubisz</text:p>
          </table:table-cell>
          <table:table-cell table:number-columns-repeated="1017"/>
        </table:table-row>
        <table:table-row table:style-name="ro1">
          <table:table-cell office:value-type="string">
            <text:p>ładować</text:p>
          </table:table-cell>
          <table:table-cell office:value-type="string">
            <text:p>ładuję</text:p>
          </table:table-cell>
          <table:table-cell office:value-type="string">
            <text:p>ładujesz</text:p>
          </table:table-cell>
          <table:table-cell office:value-type="string">
            <text:p>to load, pack</text:p>
          </table:table-cell>
          <table:table-cell office:value-type="string">
            <text:p>naładować</text:p>
          </table:table-cell>
          <table:table-cell office:value-type="string">
            <text:p>naładuję</text:p>
          </table:table-cell>
          <table:table-cell office:value-type="string">
            <text:p>naładujesz</text:p>
          </table:table-cell>
          <table:table-cell table:number-columns-repeated="1017"/>
        </table:table-row>
        <table:table-row table:style-name="ro1">
          <table:table-cell office:value-type="string">
            <text:p>łamać</text:p>
          </table:table-cell>
          <table:table-cell office:value-type="string">
            <text:p>łamię</text:p>
          </table:table-cell>
          <table:table-cell office:value-type="string">
            <text:p>łamiesz</text:p>
          </table:table-cell>
          <table:table-cell office:value-type="string">
            <text:p>to break, fracture</text:p>
          </table:table-cell>
          <table:table-cell office:value-type="string">
            <text:p>złamać</text:p>
          </table:table-cell>
          <table:table-cell office:value-type="string">
            <text:p>złamię</text:p>
          </table:table-cell>
          <table:table-cell office:value-type="string">
            <text:p>złamiesz</text:p>
          </table:table-cell>
          <table:table-cell table:number-columns-repeated="1017"/>
        </table:table-row>
        <table:table-row table:style-name="ro1">
          <table:table-cell office:value-type="string">
            <text:p>łapać</text:p>
          </table:table-cell>
          <table:table-cell office:value-type="string">
            <text:p>łapię</text:p>
          </table:table-cell>
          <table:table-cell office:value-type="string">
            <text:p>łapiesz</text:p>
          </table:table-cell>
          <table:table-cell office:value-type="string">
            <text:p>to catch, capture</text:p>
          </table:table-cell>
          <table:table-cell office:value-type="string">
            <text:p>złapać</text:p>
          </table:table-cell>
          <table:table-cell office:value-type="string">
            <text:p>złapię</text:p>
          </table:table-cell>
          <table:table-cell office:value-type="string">
            <text:p>złapiesz</text:p>
          </table:table-cell>
          <table:table-cell table:number-columns-repeated="1017"/>
        </table:table-row>
        <table:table-row table:style-name="ro1">
          <table:table-cell office:value-type="string">
            <text:p>łączyć</text:p>
          </table:table-cell>
          <table:table-cell office:value-type="string">
            <text:p>łączę</text:p>
          </table:table-cell>
          <table:table-cell office:value-type="string">
            <text:p>łączysz</text:p>
          </table:table-cell>
          <table:table-cell office:value-type="string">
            <text:p>to connect, join, merge</text:p>
          </table:table-cell>
          <table:table-cell office:value-type="string">
            <text:p>połączyć</text:p>
          </table:table-cell>
          <table:table-cell office:value-type="string">
            <text:p>połączę</text:p>
          </table:table-cell>
          <table:table-cell office:value-type="string">
            <text:p>połączysz</text:p>
          </table:table-cell>
          <table:table-cell table:number-columns-repeated="1017"/>
        </table:table-row>
        <table:table-row table:style-name="ro1">
          <table:table-cell office:value-type="string">
            <text:p>malować</text:p>
          </table:table-cell>
          <table:table-cell office:value-type="string">
            <text:p>maluję</text:p>
          </table:table-cell>
          <table:table-cell office:value-type="string">
            <text:p>malujesz</text:p>
          </table:table-cell>
          <table:table-cell office:value-type="string">
            <text:p>to paint</text:p>
          </table:table-cell>
          <table:table-cell office:value-type="string">
            <text:p>namalować</text:p>
          </table:table-cell>
          <table:table-cell office:value-type="string">
            <text:p>namaluję</text:p>
          </table:table-cell>
          <table:table-cell office:value-type="string">
            <text:p>namalujesz</text:p>
          </table:table-cell>
          <table:table-cell table:number-columns-repeated="1017"/>
        </table:table-row>
        <table:table-row table:style-name="ro1">
          <table:table-cell office:value-type="string">
            <text:p>martwić się</text:p>
          </table:table-cell>
          <table:table-cell office:value-type="string">
            <text:p>martwię się</text:p>
          </table:table-cell>
          <table:table-cell office:value-type="string">
            <text:p>martwisz się</text:p>
          </table:table-cell>
          <table:table-cell office:value-type="string">
            <text:p>to worry, be upset</text:p>
          </table:table-cell>
          <table:table-cell office:value-type="string">
            <text:p>zmartwić się</text:p>
          </table:table-cell>
          <table:table-cell office:value-type="string">
            <text:p>zmartwię się</text:p>
          </table:table-cell>
          <table:table-cell office:value-type="string">
            <text:p>zmartwisz się</text:p>
          </table:table-cell>
          <table:table-cell table:number-columns-repeated="1017"/>
        </table:table-row>
        <table:table-row table:style-name="ro1">
          <table:table-cell office:value-type="string">
            <text:p>marznąć</text:p>
          </table:table-cell>
          <table:table-cell office:value-type="string">
            <text:p>marznę</text:p>
          </table:table-cell>
          <table:table-cell office:value-type="string">
            <text:p>marzniesz</text:p>
          </table:table-cell>
          <table:table-cell office:value-type="string">
            <text:p>to get cold, freeze</text:p>
          </table:table-cell>
          <table:table-cell office:value-type="string">
            <text:p>zmarznąć</text:p>
          </table:table-cell>
          <table:table-cell office:value-type="string">
            <text:p>zmarznę</text:p>
          </table:table-cell>
          <table:table-cell office:value-type="string">
            <text:p>zmarzniesz</text:p>
          </table:table-cell>
          <table:table-cell table:number-columns-repeated="1017"/>
        </table:table-row>
        <table:table-row table:style-name="ro1">
          <table:table-cell office:value-type="string">
            <text:p>męczyć</text:p>
          </table:table-cell>
          <table:table-cell office:value-type="string">
            <text:p>męczę</text:p>
          </table:table-cell>
          <table:table-cell office:value-type="string">
            <text:p>męczysz</text:p>
          </table:table-cell>
          <table:table-cell office:value-type="string">
            <text:p>to bother, tire</text:p>
          </table:table-cell>
          <table:table-cell office:value-type="string">
            <text:p>zmęczyć</text:p>
          </table:table-cell>
          <table:table-cell office:value-type="string">
            <text:p>zmęczę</text:p>
          </table:table-cell>
          <table:table-cell office:value-type="string">
            <text:p>zmęczysz</text:p>
          </table:table-cell>
          <table:table-cell table:number-columns-repeated="1017"/>
        </table:table-row>
        <table:table-row table:style-name="ro1">
          <table:table-cell office:value-type="string">
            <text:p>meldować</text:p>
          </table:table-cell>
          <table:table-cell office:value-type="string">
            <text:p>melduję</text:p>
          </table:table-cell>
          <table:table-cell office:value-type="string">
            <text:p>meldujesz</text:p>
          </table:table-cell>
          <table:table-cell office:value-type="string">
            <text:p>to register, check in, report</text:p>
          </table:table-cell>
          <table:table-cell office:value-type="string">
            <text:p>zameldować</text:p>
          </table:table-cell>
          <table:table-cell office:value-type="string">
            <text:p>zamelduję</text:p>
          </table:table-cell>
          <table:table-cell office:value-type="string">
            <text:p>zameldujesz</text:p>
          </table:table-cell>
          <table:table-cell table:number-columns-repeated="1017"/>
        </table:table-row>
        <table:table-row table:style-name="ro1">
          <table:table-cell office:value-type="string">
            <text:p>mieszać</text:p>
          </table:table-cell>
          <table:table-cell office:value-type="string">
            <text:p>mieszam</text:p>
          </table:table-cell>
          <table:table-cell office:value-type="string">
            <text:p>mieszasz</text:p>
          </table:table-cell>
          <table:table-cell office:value-type="string">
            <text:p>to mix, stir, shuffle</text:p>
          </table:table-cell>
          <table:table-cell office:value-type="string">
            <text:p>zmieszać</text:p>
          </table:table-cell>
          <table:table-cell office:value-type="string">
            <text:p>zmieszam</text:p>
          </table:table-cell>
          <table:table-cell office:value-type="string">
            <text:p>zmieszasz</text:p>
          </table:table-cell>
          <table:table-cell table:number-columns-repeated="1017"/>
        </table:table-row>
        <table:table-row table:style-name="ro1">
          <table:table-cell office:value-type="string">
            <text:p>mieszkać</text:p>
          </table:table-cell>
          <table:table-cell office:value-type="string">
            <text:p>mieszkam</text:p>
          </table:table-cell>
          <table:table-cell office:value-type="string">
            <text:p>mieszkasz</text:p>
          </table:table-cell>
          <table:table-cell office:value-type="string">
            <text:p>to live in, reside</text:p>
          </table:table-cell>
          <table:table-cell office:value-type="string">
            <text:p>zamieszkać</text:p>
          </table:table-cell>
          <table:table-cell office:value-type="string">
            <text:p>zamieszkam</text:p>
          </table:table-cell>
          <table:table-cell office:value-type="string">
            <text:p>zamieszkasz</text:p>
          </table:table-cell>
          <table:table-cell table:number-columns-repeated="1017"/>
        </table:table-row>
        <table:table-row table:style-name="ro1">
          <table:table-cell office:value-type="string">
            <text:p>mieścić się</text:p>
          </table:table-cell>
          <table:table-cell office:value-type="string">
            <text:p>mieszczę się</text:p>
          </table:table-cell>
          <table:table-cell office:value-type="string">
            <text:p>mieścisz się</text:p>
          </table:table-cell>
          <table:table-cell office:value-type="string">
            <text:p>to fit into, be contained</text:p>
          </table:table-cell>
          <table:table-cell office:value-type="string">
            <text:p>zmieścić się</text:p>
          </table:table-cell>
          <table:table-cell office:value-type="string">
            <text:p>zmieszczę się</text:p>
          </table:table-cell>
          <table:table-cell office:value-type="string">
            <text:p>zmieścisz się</text:p>
          </table:table-cell>
          <table:table-cell table:number-columns-repeated="1017"/>
        </table:table-row>
        <table:table-row table:style-name="ro1">
          <table:table-cell office:value-type="string">
            <text:p>mijać</text:p>
          </table:table-cell>
          <table:table-cell office:value-type="string">
            <text:p>mijam</text:p>
          </table:table-cell>
          <table:table-cell office:value-type="string">
            <text:p>mijasz</text:p>
          </table:table-cell>
          <table:table-cell office:value-type="string">
            <text:p>to pass by, leave behind</text:p>
          </table:table-cell>
          <table:table-cell office:value-type="string">
            <text:p>minąć</text:p>
          </table:table-cell>
          <table:table-cell office:value-type="string">
            <text:p>minę</text:p>
          </table:table-cell>
          <table:table-cell office:value-type="string">
            <text:p>miniesz</text:p>
          </table:table-cell>
          <table:table-cell table:number-columns-repeated="1017"/>
        </table:table-row>
        <table:table-row table:style-name="ro1">
          <table:table-cell office:value-type="string">
            <text:p>milczeć</text:p>
          </table:table-cell>
          <table:table-cell office:value-type="string">
            <text:p>milczę</text:p>
          </table:table-cell>
          <table:table-cell office:value-type="string">
            <text:p>milczysz</text:p>
          </table:table-cell>
          <table:table-cell office:value-type="string">
            <text:p>to be silent</text:p>
          </table:table-cell>
          <table:table-cell office:value-type="string">
            <text:p>przemilczeć</text:p>
          </table:table-cell>
          <table:table-cell office:value-type="string">
            <text:p>przemilczę</text:p>
          </table:table-cell>
          <table:table-cell office:value-type="string">
            <text:p>przemilczysz</text:p>
          </table:table-cell>
          <table:table-cell table:number-columns-repeated="1017"/>
        </table:table-row>
        <table:table-row table:style-name="ro1">
          <table:table-cell office:value-type="string">
            <text:p>modlić się</text:p>
          </table:table-cell>
          <table:table-cell office:value-type="string">
            <text:p>modlę się</text:p>
          </table:table-cell>
          <table:table-cell office:value-type="string">
            <text:p>modlisz się</text:p>
          </table:table-cell>
          <table:table-cell office:value-type="string">
            <text:p>to pray</text:p>
          </table:table-cell>
          <table:table-cell office:value-type="string">
            <text:p>pomodlić się</text:p>
          </table:table-cell>
          <table:table-cell office:value-type="string">
            <text:p>pomodlę się</text:p>
          </table:table-cell>
          <table:table-cell office:value-type="string">
            <text:p>pomodlisz się</text:p>
          </table:table-cell>
          <table:table-cell table:number-columns-repeated="1017"/>
        </table:table-row>
        <table:table-row table:style-name="ro1">
          <table:table-cell office:value-type="string">
            <text:p>móc</text:p>
          </table:table-cell>
          <table:table-cell office:value-type="string">
            <text:p>mogę</text:p>
          </table:table-cell>
          <table:table-cell office:value-type="string">
            <text:p>możesz</text:p>
          </table:table-cell>
          <table:table-cell office:value-type="string">
            <text:p>to be able, can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1">
          <table:table-cell office:value-type="string">
            <text:p>mówić</text:p>
          </table:table-cell>
          <table:table-cell office:value-type="string">
            <text:p>mówię</text:p>
          </table:table-cell>
          <table:table-cell office:value-type="string">
            <text:p>mówisz</text:p>
          </table:table-cell>
          <table:table-cell office:value-type="string">
            <text:p>to say, talk speak</text:p>
          </table:table-cell>
          <table:table-cell office:value-type="string">
            <text:p>powiedzieć</text:p>
          </table:table-cell>
          <table:table-cell office:value-type="string">
            <text:p>powiem</text:p>
          </table:table-cell>
          <table:table-cell office:value-type="string">
            <text:p>powiesz</text:p>
          </table:table-cell>
          <table:table-cell table:number-columns-repeated="1017"/>
        </table:table-row>
        <table:table-row table:style-name="ro1">
          <table:table-cell office:value-type="string">
            <text:p>musieć</text:p>
          </table:table-cell>
          <table:table-cell office:value-type="string">
            <text:p>muszę</text:p>
          </table:table-cell>
          <table:table-cell office:value-type="string">
            <text:p>musisz</text:p>
          </table:table-cell>
          <table:table-cell office:value-type="string">
            <text:p>to have to, must</text:p>
          </table:table-cell>
          <table:table-cell table:number-columns-repeated="1020"/>
        </table:table-row>
        <table:table-row table:style-name="ro1">
          <table:table-cell office:value-type="string">
            <text:p>myć</text:p>
          </table:table-cell>
          <table:table-cell office:value-type="string">
            <text:p>myję</text:p>
          </table:table-cell>
          <table:table-cell office:value-type="string">
            <text:p>myjesz</text:p>
          </table:table-cell>
          <table:table-cell office:value-type="string">
            <text:p>to wash</text:p>
          </table:table-cell>
          <table:table-cell office:value-type="string">
            <text:p>umyć</text:p>
          </table:table-cell>
          <table:table-cell office:value-type="string">
            <text:p>umyję</text:p>
          </table:table-cell>
          <table:table-cell office:value-type="string">
            <text:p>umyjesz</text:p>
          </table:table-cell>
          <table:table-cell table:number-columns-repeated="1017"/>
        </table:table-row>
        <table:table-row table:style-name="ro1">
          <table:table-cell office:value-type="string">
            <text:p>mylić się</text:p>
          </table:table-cell>
          <table:table-cell office:value-type="string">
            <text:p>mylę się</text:p>
          </table:table-cell>
          <table:table-cell office:value-type="string">
            <text:p>mylisz się</text:p>
          </table:table-cell>
          <table:table-cell office:value-type="string">
            <text:p>to be wrong, make a mistake</text:p>
          </table:table-cell>
          <table:table-cell office:value-type="string">
            <text:p>pomylić się</text:p>
          </table:table-cell>
          <table:table-cell office:value-type="string">
            <text:p>pomylę się</text:p>
          </table:table-cell>
          <table:table-cell office:value-type="string">
            <text:p>pomylisz się</text:p>
          </table:table-cell>
          <table:table-cell table:number-columns-repeated="1017"/>
        </table:table-row>
        <table:table-row table:style-name="ro1">
          <table:table-cell office:value-type="string">
            <text:p>myśleć</text:p>
          </table:table-cell>
          <table:table-cell office:value-type="string">
            <text:p>myślę</text:p>
          </table:table-cell>
          <table:table-cell office:value-type="string">
            <text:p>myślisz</text:p>
          </table:table-cell>
          <table:table-cell office:value-type="string">
            <text:p>to think</text:p>
          </table:table-cell>
          <table:table-cell office:value-type="string">
            <text:p>pomyśleć</text:p>
          </table:table-cell>
          <table:table-cell office:value-type="string">
            <text:p>pomyślę</text:p>
          </table:table-cell>
          <table:table-cell office:value-type="string">
            <text:p>pomyślisz</text:p>
          </table:table-cell>
          <table:table-cell table:number-columns-repeated="1017"/>
        </table:table-row>
        <table:table-row table:style-name="ro1">
          <table:table-cell office:value-type="string">
            <text:p>nalewać</text:p>
          </table:table-cell>
          <table:table-cell office:value-type="string">
            <text:p>nalewam</text:p>
          </table:table-cell>
          <table:table-cell office:value-type="string">
            <text:p>nalewasz</text:p>
          </table:table-cell>
          <table:table-cell office:value-type="string">
            <text:p>to fill, pour into</text:p>
          </table:table-cell>
          <table:table-cell office:value-type="string">
            <text:p>nalać</text:p>
          </table:table-cell>
          <table:table-cell office:value-type="string">
            <text:p>naleję</text:p>
          </table:table-cell>
          <table:table-cell office:value-type="string">
            <text:p>nalejesz</text:p>
          </table:table-cell>
          <table:table-cell table:number-columns-repeated="1017"/>
        </table:table-row>
        <table:table-row table:style-name="ro1">
          <table:table-cell office:value-type="string">
            <text:p>narzekać</text:p>
          </table:table-cell>
          <table:table-cell office:value-type="string">
            <text:p>narzekam</text:p>
          </table:table-cell>
          <table:table-cell office:value-type="string">
            <text:p>narzekasz</text:p>
          </table:table-cell>
          <table:table-cell office:value-type="string">
            <text:p>to complain</text:p>
          </table:table-cell>
          <table:table-cell table:number-columns-repeated="1020"/>
        </table:table-row>
        <table:table-row table:style-name="ro1">
          <table:table-cell office:value-type="string">
            <text:p>nazywać</text:p>
          </table:table-cell>
          <table:table-cell office:value-type="string">
            <text:p>nazywam</text:p>
          </table:table-cell>
          <table:table-cell office:value-type="string">
            <text:p>nazywasz</text:p>
          </table:table-cell>
          <table:table-cell office:value-type="string">
            <text:p>to name, call</text:p>
          </table:table-cell>
          <table:table-cell office:value-type="string">
            <text:p>nazwać</text:p>
          </table:table-cell>
          <table:table-cell office:value-type="string">
            <text:p>nazwę</text:p>
          </table:table-cell>
          <table:table-cell office:value-type="string">
            <text:p>nazwiesz</text:p>
          </table:table-cell>
          <table:table-cell table:number-columns-repeated="1017"/>
        </table:table-row>
        <table:table-row table:style-name="ro1">
          <table:table-cell office:value-type="string">
            <text:p>nienawidzić</text:p>
          </table:table-cell>
          <table:table-cell office:value-type="string">
            <text:p>nienawidzę</text:p>
          </table:table-cell>
          <table:table-cell office:value-type="string">
            <text:p>nienawidzisz</text:p>
          </table:table-cell>
          <table:table-cell office:value-type="string">
            <text:p>to hate, detest</text:p>
          </table:table-cell>
          <table:table-cell office:value-type="string">
            <text:p>znienawidzić</text:p>
          </table:table-cell>
          <table:table-cell office:value-type="string">
            <text:p>znienawidzę</text:p>
          </table:table-cell>
          <table:table-cell office:value-type="string">
            <text:p>znienawidzisz</text:p>
          </table:table-cell>
          <table:table-cell table:number-columns-repeated="1017"/>
        </table:table-row>
        <table:table-row table:style-name="ro1">
          <table:table-cell office:value-type="string">
            <text:p>niepokoić</text:p>
          </table:table-cell>
          <table:table-cell office:value-type="string">
            <text:p>niepokoję</text:p>
          </table:table-cell>
          <table:table-cell office:value-type="string">
            <text:p>niepokoisz</text:p>
          </table:table-cell>
          <table:table-cell office:value-type="string">
            <text:p>to trouble, disturb</text:p>
          </table:table-cell>
          <table:table-cell office:value-type="string">
            <text:p>zaniepokoić</text:p>
          </table:table-cell>
          <table:table-cell office:value-type="string">
            <text:p>zaniepokoję</text:p>
          </table:table-cell>
          <table:table-cell office:value-type="string">
            <text:p>zaniepokoisz</text:p>
          </table:table-cell>
          <table:table-cell table:number-columns-repeated="1017"/>
        </table:table-row>
        <table:table-row table:style-name="ro1">
          <table:table-cell office:value-type="string">
            <text:p>nocować</text:p>
          </table:table-cell>
          <table:table-cell office:value-type="string">
            <text:p>nocuję</text:p>
          </table:table-cell>
          <table:table-cell office:value-type="string">
            <text:p>nocujesz</text:p>
          </table:table-cell>
          <table:table-cell office:value-type="string">
            <text:p>to spend the night, stay overnight</text:p>
          </table:table-cell>
          <table:table-cell office:value-type="string">
            <text:p>przenocować</text:p>
          </table:table-cell>
          <table:table-cell office:value-type="string">
            <text:p>przenocuję</text:p>
          </table:table-cell>
          <table:table-cell office:value-type="string">
            <text:p>przenocujesz</text:p>
          </table:table-cell>
          <table:table-cell table:number-columns-repeated="1017"/>
        </table:table-row>
        <table:table-row table:style-name="ro1">
          <table:table-cell office:value-type="string">
            <text:p>notować</text:p>
          </table:table-cell>
          <table:table-cell office:value-type="string">
            <text:p>notuję</text:p>
          </table:table-cell>
          <table:table-cell office:value-type="string">
            <text:p>notujesz</text:p>
          </table:table-cell>
          <table:table-cell office:value-type="string">
            <text:p>to note, take notes, write down</text:p>
          </table:table-cell>
          <table:table-cell office:value-type="string">
            <text:p>zanotować</text:p>
          </table:table-cell>
          <table:table-cell office:value-type="string">
            <text:p>zanotuję</text:p>
          </table:table-cell>
          <table:table-cell office:value-type="string">
            <text:p>zanotujesz</text:p>
          </table:table-cell>
          <table:table-cell table:number-columns-repeated="1017"/>
        </table:table-row>
        <table:table-row table:style-name="ro1">
          <table:table-cell office:value-type="string">
            <text:p>nudzić</text:p>
          </table:table-cell>
          <table:table-cell office:value-type="string">
            <text:p>nudzę</text:p>
          </table:table-cell>
          <table:table-cell office:value-type="string">
            <text:p>nudzisz</text:p>
          </table:table-cell>
          <table:table-cell office:value-type="string">
            <text:p>to bore</text:p>
          </table:table-cell>
          <table:table-cell office:value-type="string">
            <text:p>znudzić</text:p>
          </table:table-cell>
          <table:table-cell office:value-type="string">
            <text:p>znudzę</text:p>
          </table:table-cell>
          <table:table-cell office:value-type="string">
            <text:p>znudzisz</text:p>
          </table:table-cell>
          <table:table-cell table:number-columns-repeated="1017"/>
        </table:table-row>
        <table:table-row table:style-name="ro1">
          <table:table-cell office:value-type="string">
            <text:p>obiecywać</text:p>
          </table:table-cell>
          <table:table-cell office:value-type="string">
            <text:p>obiecuję</text:p>
          </table:table-cell>
          <table:table-cell office:value-type="string">
            <text:p>obiecujesz</text:p>
          </table:table-cell>
          <table:table-cell office:value-type="string">
            <text:p>to promise</text:p>
          </table:table-cell>
          <table:table-cell office:value-type="string">
            <text:p>obiecać</text:p>
          </table:table-cell>
          <table:table-cell office:value-type="string">
            <text:p>obiecam</text:p>
          </table:table-cell>
          <table:table-cell office:value-type="string">
            <text:p>obiecasz</text:p>
          </table:table-cell>
          <table:table-cell table:number-columns-repeated="1017"/>
        </table:table-row>
        <table:table-row table:style-name="ro1">
          <table:table-cell office:value-type="string">
            <text:p>obserwować</text:p>
          </table:table-cell>
          <table:table-cell office:value-type="string">
            <text:p>obserwuję</text:p>
          </table:table-cell>
          <table:table-cell office:value-type="string">
            <text:p>obserwujesz</text:p>
          </table:table-cell>
          <table:table-cell office:value-type="string">
            <text:p>to observe, watch, notice</text:p>
          </table:table-cell>
          <table:table-cell office:value-type="string">
            <text:p>zaobserwować</text:p>
          </table:table-cell>
          <table:table-cell office:value-type="string">
            <text:p>zaobserwuję</text:p>
          </table:table-cell>
          <table:table-cell office:value-type="string">
            <text:p>zaobserwujesz</text:p>
          </table:table-cell>
          <table:table-cell table:number-columns-repeated="1017"/>
        </table:table-row>
        <table:table-row table:style-name="ro1">
          <table:table-cell office:value-type="string">
            <text:p>odpoczywać</text:p>
          </table:table-cell>
          <table:table-cell office:value-type="string">
            <text:p>odpoczywam</text:p>
          </table:table-cell>
          <table:table-cell office:value-type="string">
            <text:p>odpoczywasz</text:p>
          </table:table-cell>
          <table:table-cell office:value-type="string">
            <text:p>to rest, relax, take a break</text:p>
          </table:table-cell>
          <table:table-cell office:value-type="string">
            <text:p>odpocząć</text:p>
          </table:table-cell>
          <table:table-cell office:value-type="string">
            <text:p>odpocznę</text:p>
          </table:table-cell>
          <table:table-cell office:value-type="string">
            <text:p>odpoczniesz</text:p>
          </table:table-cell>
          <table:table-cell table:number-columns-repeated="1017"/>
        </table:table-row>
        <table:table-row table:style-name="ro1">
          <table:table-cell office:value-type="string">
            <text:p>odpowiadać</text:p>
          </table:table-cell>
          <table:table-cell office:value-type="string">
            <text:p>odpowiadam</text:p>
          </table:table-cell>
          <table:table-cell office:value-type="string">
            <text:p>odpowiadasz</text:p>
          </table:table-cell>
          <table:table-cell office:value-type="string">
            <text:p>to answer, reply</text:p>
          </table:table-cell>
          <table:table-cell office:value-type="string">
            <text:p>odpowiedzieć</text:p>
          </table:table-cell>
          <table:table-cell office:value-type="string">
            <text:p>odpowiem</text:p>
          </table:table-cell>
          <table:table-cell office:value-type="string">
            <text:p>odpowiesz</text:p>
          </table:table-cell>
          <table:table-cell table:number-columns-repeated="1017"/>
        </table:table-row>
        <table:table-row table:style-name="ro1">
          <table:table-cell office:value-type="string">
            <text:p>odróżniać</text:p>
          </table:table-cell>
          <table:table-cell office:value-type="string">
            <text:p>odróżniam</text:p>
          </table:table-cell>
          <table:table-cell office:value-type="string">
            <text:p>odróżniasz</text:p>
          </table:table-cell>
          <table:table-cell office:value-type="string">
            <text:p>to differentiate, tell apart</text:p>
          </table:table-cell>
          <table:table-cell office:value-type="string">
            <text:p>odróżnić</text:p>
          </table:table-cell>
          <table:table-cell office:value-type="string">
            <text:p>odróżnię</text:p>
          </table:table-cell>
          <table:table-cell office:value-type="string">
            <text:p>odróżnisz</text:p>
          </table:table-cell>
          <table:table-cell table:number-columns-repeated="1017"/>
        </table:table-row>
        <table:table-row table:style-name="ro1">
          <table:table-cell office:value-type="string">
            <text:p>oglądać</text:p>
          </table:table-cell>
          <table:table-cell office:value-type="string">
            <text:p>oglądam</text:p>
          </table:table-cell>
          <table:table-cell office:value-type="string">
            <text:p>oglądasz</text:p>
          </table:table-cell>
          <table:table-cell office:value-type="string">
            <text:p>to have a look, examine</text:p>
          </table:table-cell>
          <table:table-cell office:value-type="string">
            <text:p>obejrzeć</text:p>
          </table:table-cell>
          <table:table-cell office:value-type="string">
            <text:p>obejrzę</text:p>
          </table:table-cell>
          <table:table-cell office:value-type="string">
            <text:p>obejrzysz</text:p>
          </table:table-cell>
          <table:table-cell table:number-columns-repeated="1017"/>
        </table:table-row>
        <table:table-row table:style-name="ro1">
          <table:table-cell office:value-type="string">
            <text:p>opiekować się</text:p>
          </table:table-cell>
          <table:table-cell office:value-type="string">
            <text:p>opiekuję się</text:p>
          </table:table-cell>
          <table:table-cell office:value-type="string">
            <text:p>opiekujesz się</text:p>
          </table:table-cell>
          <table:table-cell office:value-type="string">
            <text:p>to take care off, look after</text:p>
          </table:table-cell>
          <table:table-cell office:value-type="string">
            <text:p>zaopiekować się</text:p>
          </table:table-cell>
          <table:table-cell office:value-type="string">
            <text:p>zaopiekuję się</text:p>
          </table:table-cell>
          <table:table-cell office:value-type="string">
            <text:p>zaopiekujesz się</text:p>
          </table:table-cell>
          <table:table-cell table:number-columns-repeated="1017"/>
        </table:table-row>
        <table:table-row table:style-name="ro1">
          <table:table-cell office:value-type="string">
            <text:p>organizować</text:p>
          </table:table-cell>
          <table:table-cell office:value-type="string">
            <text:p>organizuję</text:p>
          </table:table-cell>
          <table:table-cell office:value-type="string">
            <text:p>organizujesz</text:p>
          </table:table-cell>
          <table:table-cell office:value-type="string">
            <text:p>to organize, arrange</text:p>
          </table:table-cell>
          <table:table-cell office:value-type="string">
            <text:p>zorganizować</text:p>
          </table:table-cell>
          <table:table-cell office:value-type="string">
            <text:p>zorganizuję</text:p>
          </table:table-cell>
          <table:table-cell office:value-type="string">
            <text:p>zorganizujesz</text:p>
          </table:table-cell>
          <table:table-cell table:number-columns-repeated="1017"/>
        </table:table-row>
        <table:table-row table:style-name="ro1">
          <table:table-cell office:value-type="string">
            <text:p>oszczędzać</text:p>
          </table:table-cell>
          <table:table-cell office:value-type="string">
            <text:p>oszczędzam</text:p>
          </table:table-cell>
          <table:table-cell office:value-type="string">
            <text:p>oszczędzasz</text:p>
          </table:table-cell>
          <table:table-cell office:value-type="string">
            <text:p>to save, spare, put aside</text:p>
          </table:table-cell>
          <table:table-cell office:value-type="string">
            <text:p>oszczędzić</text:p>
          </table:table-cell>
          <table:table-cell office:value-type="string">
            <text:p>oszczędzę</text:p>
          </table:table-cell>
          <table:table-cell office:value-type="string">
            <text:p>oszczędzisz</text:p>
          </table:table-cell>
          <table:table-cell table:number-columns-repeated="1017"/>
        </table:table-row>
        <table:table-row table:style-name="ro1">
          <table:table-cell office:value-type="string">
            <text:p>ośmielać</text:p>
          </table:table-cell>
          <table:table-cell office:value-type="string">
            <text:p>ośmielam</text:p>
          </table:table-cell>
          <table:table-cell office:value-type="string">
            <text:p>ośmielasz</text:p>
          </table:table-cell>
          <table:table-cell office:value-type="string">
            <text:p>to encourage</text:p>
          </table:table-cell>
          <table:table-cell office:value-type="string">
            <text:p>ośmielić</text:p>
          </table:table-cell>
          <table:table-cell office:value-type="string">
            <text:p>ośmielę</text:p>
          </table:table-cell>
          <table:table-cell office:value-type="string">
            <text:p>ośmielisz</text:p>
          </table:table-cell>
          <table:table-cell table:number-columns-repeated="1017"/>
        </table:table-row>
        <table:table-row table:style-name="ro1">
          <table:table-cell office:value-type="string">
            <text:p>otwierać</text:p>
          </table:table-cell>
          <table:table-cell office:value-type="string">
            <text:p>otwieram</text:p>
          </table:table-cell>
          <table:table-cell office:value-type="string">
            <text:p>otwierasz</text:p>
          </table:table-cell>
          <table:table-cell office:value-type="string">
            <text:p>to open</text:p>
          </table:table-cell>
          <table:table-cell office:value-type="string">
            <text:p>otworzyć</text:p>
          </table:table-cell>
          <table:table-cell office:value-type="string">
            <text:p>otworzę</text:p>
          </table:table-cell>
          <table:table-cell office:value-type="string">
            <text:p>otworzysz</text:p>
          </table:table-cell>
          <table:table-cell table:number-columns-repeated="1017"/>
        </table:table-row>
        <table:table-row table:style-name="ro1">
          <table:table-cell office:value-type="string">
            <text:p>padać</text:p>
          </table:table-cell>
          <table:table-cell office:value-type="string">
            <text:p>padam</text:p>
          </table:table-cell>
          <table:table-cell office:value-type="string">
            <text:p>padasz</text:p>
          </table:table-cell>
          <table:table-cell office:value-type="string">
            <text:p>to fall down, rain, snow</text:p>
          </table:table-cell>
          <table:table-cell office:value-type="string">
            <text:p>upaść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1017"/>
        </table:table-row>
        <table:table-row table:style-name="ro1">
          <table:table-cell office:value-type="string">
            <text:p>pakować</text:p>
          </table:table-cell>
          <table:table-cell office:value-type="string">
            <text:p>pakuję</text:p>
          </table:table-cell>
          <table:table-cell office:value-type="string">
            <text:p>pakujesz</text:p>
          </table:table-cell>
          <table:table-cell office:value-type="string">
            <text:p>to pack, load</text:p>
          </table:table-cell>
          <table:table-cell office:value-type="string">
            <text:p>spakować</text:p>
          </table:table-cell>
          <table:table-cell office:value-type="string">
            <text:p>spakuję</text:p>
          </table:table-cell>
          <table:table-cell office:value-type="string">
            <text:p>spakujesz</text:p>
          </table:table-cell>
          <table:table-cell table:number-columns-repeated="1017"/>
        </table:table-row>
        <table:table-row table:style-name="ro1">
          <table:table-cell office:value-type="string">
            <text:p>palić</text:p>
          </table:table-cell>
          <table:table-cell office:value-type="string">
            <text:p>palę</text:p>
          </table:table-cell>
          <table:table-cell office:value-type="string">
            <text:p>palisz</text:p>
          </table:table-cell>
          <table:table-cell office:value-type="string">
            <text:p>to burn, smoke, ignite</text:p>
          </table:table-cell>
          <table:table-cell office:value-type="string">
            <text:p>zapalić</text:p>
          </table:table-cell>
          <table:table-cell office:value-type="string">
            <text:p>zapalę</text:p>
          </table:table-cell>
          <table:table-cell office:value-type="string">
            <text:p>zapalisz</text:p>
          </table:table-cell>
          <table:table-cell table:number-columns-repeated="1017"/>
        </table:table-row>
        <table:table-row table:style-name="ro1">
          <table:table-cell office:value-type="string">
            <text:p>pamiętać</text:p>
          </table:table-cell>
          <table:table-cell office:value-type="string">
            <text:p>pamiętam</text:p>
          </table:table-cell>
          <table:table-cell office:value-type="string">
            <text:p>pamiętasz</text:p>
          </table:table-cell>
          <table:table-cell office:value-type="string">
            <text:p>to remember</text:p>
          </table:table-cell>
          <table:table-cell office:value-type="string">
            <text:p>zapamiętać</text:p>
          </table:table-cell>
          <table:table-cell office:value-type="string">
            <text:p>zapamiętam</text:p>
          </table:table-cell>
          <table:table-cell office:value-type="string">
            <text:p>zapamiętasz</text:p>
          </table:table-cell>
          <table:table-cell table:number-columns-repeated="1017"/>
        </table:table-row>
        <table:table-row table:style-name="ro1">
          <table:table-cell office:value-type="string">
            <text:p>panować</text:p>
          </table:table-cell>
          <table:table-cell office:value-type="string">
            <text:p>panuję</text:p>
          </table:table-cell>
          <table:table-cell office:value-type="string">
            <text:p>panujesz</text:p>
          </table:table-cell>
          <table:table-cell office:value-type="string">
            <text:p>to master, rule, reign</text:p>
          </table:table-cell>
          <table:table-cell office:value-type="string">
            <text:p>opanować</text:p>
          </table:table-cell>
          <table:table-cell office:value-type="string">
            <text:p>opanuję</text:p>
          </table:table-cell>
          <table:table-cell office:value-type="string">
            <text:p>opanujesz</text:p>
          </table:table-cell>
          <table:table-cell table:number-columns-repeated="1017"/>
        </table:table-row>
        <table:table-row table:style-name="ro1">
          <table:table-cell office:value-type="string">
            <text:p>parkować</text:p>
          </table:table-cell>
          <table:table-cell office:value-type="string">
            <text:p>parkuję</text:p>
          </table:table-cell>
          <table:table-cell office:value-type="string">
            <text:p>parkujesz</text:p>
          </table:table-cell>
          <table:table-cell office:value-type="string">
            <text:p>to park</text:p>
          </table:table-cell>
          <table:table-cell office:value-type="string">
            <text:p>zaparkować</text:p>
          </table:table-cell>
          <table:table-cell office:value-type="string">
            <text:p>zaparkuję</text:p>
          </table:table-cell>
          <table:table-cell office:value-type="string">
            <text:p>zaparkujesz</text:p>
          </table:table-cell>
          <table:table-cell table:number-columns-repeated="1017"/>
        </table:table-row>
        <table:table-row table:style-name="ro1">
          <table:table-cell office:value-type="string">
            <text:p>patrzeć</text:p>
          </table:table-cell>
          <table:table-cell office:value-type="string">
            <text:p>patrzę</text:p>
          </table:table-cell>
          <table:table-cell office:value-type="string">
            <text:p>patrzysz</text:p>
          </table:table-cell>
          <table:table-cell office:value-type="string">
            <text:p>to look at, stare</text:p>
          </table:table-cell>
          <table:table-cell office:value-type="string">
            <text:p>popatrzeć</text:p>
          </table:table-cell>
          <table:table-cell office:value-type="string">
            <text:p>popatrzę</text:p>
          </table:table-cell>
          <table:table-cell office:value-type="string">
            <text:p>popatrzysz</text:p>
          </table:table-cell>
          <table:table-cell table:number-columns-repeated="1017"/>
        </table:table-row>
        <table:table-row table:style-name="ro1">
          <table:table-cell office:value-type="string">
            <text:p>perfumować</text:p>
          </table:table-cell>
          <table:table-cell office:value-type="string">
            <text:p>perfumuję</text:p>
          </table:table-cell>
          <table:table-cell office:value-type="string">
            <text:p>perfumujesz</text:p>
          </table:table-cell>
          <table:table-cell office:value-type="string">
            <text:p>to perfume, scent</text:p>
          </table:table-cell>
          <table:table-cell office:value-type="string">
            <text:p>poperfumować</text:p>
          </table:table-cell>
          <table:table-cell office:value-type="string">
            <text:p>poperfumuję</text:p>
          </table:table-cell>
          <table:table-cell office:value-type="string">
            <text:p>poperfumujesz</text:p>
          </table:table-cell>
          <table:table-cell table:number-columns-repeated="1017"/>
        </table:table-row>
        <table:table-row table:style-name="ro1">
          <table:table-cell office:value-type="string">
            <text:p>pić</text:p>
          </table:table-cell>
          <table:table-cell office:value-type="string">
            <text:p>piję</text:p>
          </table:table-cell>
          <table:table-cell office:value-type="string">
            <text:p>pijesz</text:p>
          </table:table-cell>
          <table:table-cell office:value-type="string">
            <text:p>to drink</text:p>
          </table:table-cell>
          <table:table-cell office:value-type="string">
            <text:p>wypić</text:p>
          </table:table-cell>
          <table:table-cell office:value-type="string">
            <text:p>wypiję</text:p>
          </table:table-cell>
          <table:table-cell office:value-type="string">
            <text:p>wypijesz</text:p>
          </table:table-cell>
          <table:table-cell table:number-columns-repeated="1017"/>
        </table:table-row>
        <table:table-row table:style-name="ro1">
          <table:table-cell office:value-type="string">
            <text:p>pilnować</text:p>
          </table:table-cell>
          <table:table-cell office:value-type="string">
            <text:p>pilnuję</text:p>
          </table:table-cell>
          <table:table-cell office:value-type="string">
            <text:p>pilnujesz</text:p>
          </table:table-cell>
          <table:table-cell office:value-type="string">
            <text:p>to look after, supervise, babysit</text:p>
          </table:table-cell>
          <table:table-cell office:value-type="string">
            <text:p>dopilnować</text:p>
          </table:table-cell>
          <table:table-cell office:value-type="string">
            <text:p>dopilnuję</text:p>
          </table:table-cell>
          <table:table-cell office:value-type="string">
            <text:p>dopilnujesz</text:p>
          </table:table-cell>
          <table:table-cell table:number-columns-repeated="1017"/>
        </table:table-row>
        <table:table-row table:style-name="ro1">
          <table:table-cell office:value-type="string">
            <text:p>pisać</text:p>
          </table:table-cell>
          <table:table-cell office:value-type="string">
            <text:p>piszę</text:p>
          </table:table-cell>
          <table:table-cell office:value-type="string">
            <text:p>piszesz</text:p>
          </table:table-cell>
          <table:table-cell office:value-type="string">
            <text:p>to write</text:p>
          </table:table-cell>
          <table:table-cell office:value-type="string">
            <text:p>napisać</text:p>
          </table:table-cell>
          <table:table-cell office:value-type="string">
            <text:p>napiszę</text:p>
          </table:table-cell>
          <table:table-cell office:value-type="string">
            <text:p>napiszesz</text:p>
          </table:table-cell>
          <table:table-cell table:number-columns-repeated="1017"/>
        </table:table-row>
        <table:table-row table:style-name="ro1">
          <table:table-cell office:value-type="string">
            <text:p>płacić</text:p>
          </table:table-cell>
          <table:table-cell office:value-type="string">
            <text:p>płacę</text:p>
          </table:table-cell>
          <table:table-cell office:value-type="string">
            <text:p>płaczisz</text:p>
          </table:table-cell>
          <table:table-cell office:value-type="string">
            <text:p>to pay</text:p>
          </table:table-cell>
          <table:table-cell office:value-type="string">
            <text:p>zapłacić</text:p>
          </table:table-cell>
          <table:table-cell office:value-type="string">
            <text:p>zapłacę</text:p>
          </table:table-cell>
          <table:table-cell office:value-type="string">
            <text:p>zapłaczisz</text:p>
          </table:table-cell>
          <table:table-cell table:number-columns-repeated="1017"/>
        </table:table-row>
        <table:table-row table:style-name="ro1">
          <table:table-cell office:value-type="string">
            <text:p>płakać</text:p>
          </table:table-cell>
          <table:table-cell office:value-type="string">
            <text:p>płaczę</text:p>
          </table:table-cell>
          <table:table-cell office:value-type="string">
            <text:p>płaczesz</text:p>
          </table:table-cell>
          <table:table-cell office:value-type="string">
            <text:p>to cry, weep</text:p>
          </table:table-cell>
          <table:table-cell office:value-type="string">
            <text:p>zapłakać</text:p>
          </table:table-cell>
          <table:table-cell office:value-type="string">
            <text:p>zapłaczę</text:p>
          </table:table-cell>
          <table:table-cell office:value-type="string">
            <text:p>zapłaczesz</text:p>
          </table:table-cell>
          <table:table-cell table:number-columns-repeated="1017"/>
        </table:table-row>
        <table:table-row table:style-name="ro1">
          <table:table-cell office:value-type="string">
            <text:p>płukać</text:p>
          </table:table-cell>
          <table:table-cell office:value-type="string">
            <text:p>płuczę</text:p>
          </table:table-cell>
          <table:table-cell office:value-type="string">
            <text:p>płuczesz</text:p>
          </table:table-cell>
          <table:table-cell office:value-type="string">
            <text:p>to rinse, flush</text:p>
          </table:table-cell>
          <table:table-cell office:value-type="string">
            <text:p>wypłukać</text:p>
          </table:table-cell>
          <table:table-cell office:value-type="string">
            <text:p>wypłuczę</text:p>
          </table:table-cell>
          <table:table-cell office:value-type="string">
            <text:p>wypłuczesz</text:p>
          </table:table-cell>
          <table:table-cell table:number-columns-repeated="1017"/>
        </table:table-row>
        <table:table-row table:style-name="ro1">
          <table:table-cell office:value-type="string">
            <text:p>podkreślać</text:p>
          </table:table-cell>
          <table:table-cell office:value-type="string">
            <text:p>podkreślam</text:p>
          </table:table-cell>
          <table:table-cell office:value-type="string">
            <text:p>podkreślasz</text:p>
          </table:table-cell>
          <table:table-cell office:value-type="string">
            <text:p>to underline, stress, emphasize</text:p>
          </table:table-cell>
          <table:table-cell office:value-type="string">
            <text:p>podkreślić</text:p>
          </table:table-cell>
          <table:table-cell office:value-type="string">
            <text:p>podkreślę</text:p>
          </table:table-cell>
          <table:table-cell office:value-type="string">
            <text:p>podkreślisz</text:p>
          </table:table-cell>
          <table:table-cell table:number-columns-repeated="1017"/>
        </table:table-row>
        <table:table-row table:style-name="ro1">
          <table:table-cell office:value-type="string">
            <text:p>podobać się</text:p>
          </table:table-cell>
          <table:table-cell office:value-type="string">
            <text:p>podobam się</text:p>
          </table:table-cell>
          <table:table-cell office:value-type="string">
            <text:p>podobasz się</text:p>
          </table:table-cell>
          <table:table-cell office:value-type="string">
            <text:p>to be likeable, please, like</text:p>
          </table:table-cell>
          <table:table-cell office:value-type="string">
            <text:p>spodobać się</text:p>
          </table:table-cell>
          <table:table-cell office:value-type="string">
            <text:p>spodobam się</text:p>
          </table:table-cell>
          <table:table-cell office:value-type="string">
            <text:p>spodobasz się</text:p>
          </table:table-cell>
          <table:table-cell table:number-columns-repeated="1017"/>
        </table:table-row>
        <table:table-row table:style-name="ro1">
          <table:table-cell office:value-type="string">
            <text:p>podróżować</text:p>
          </table:table-cell>
          <table:table-cell office:value-type="string">
            <text:p>podróżuję</text:p>
          </table:table-cell>
          <table:table-cell office:value-type="string">
            <text:p>podróżujesz</text:p>
          </table:table-cell>
          <table:table-cell office:value-type="string">
            <text:p>to travel, journey</text:p>
          </table:table-cell>
          <table:table-cell table:number-columns-repeated="1020"/>
        </table:table-row>
        <table:table-row table:style-name="ro1">
          <table:table-cell office:value-type="string">
            <text:p>pokazywać</text:p>
          </table:table-cell>
          <table:table-cell office:value-type="string">
            <text:p>pokazuję</text:p>
          </table:table-cell>
          <table:table-cell office:value-type="string">
            <text:p>pokazujesz</text:p>
          </table:table-cell>
          <table:table-cell office:value-type="string">
            <text:p>to show, point</text:p>
          </table:table-cell>
          <table:table-cell office:value-type="string">
            <text:p>pokazać</text:p>
          </table:table-cell>
          <table:table-cell office:value-type="string">
            <text:p>pokażę</text:p>
          </table:table-cell>
          <table:table-cell office:value-type="string">
            <text:p>pokożesz</text:p>
          </table:table-cell>
          <table:table-cell table:number-columns-repeated="1017"/>
        </table:table-row>
        <table:table-row table:style-name="ro1">
          <table:table-cell office:value-type="string">
            <text:p>polecać</text:p>
          </table:table-cell>
          <table:table-cell office:value-type="string">
            <text:p>polecam</text:p>
          </table:table-cell>
          <table:table-cell office:value-type="string">
            <text:p>polecasz</text:p>
          </table:table-cell>
          <table:table-cell office:value-type="string">
            <text:p>to recommend, suggest</text:p>
          </table:table-cell>
          <table:table-cell office:value-type="string">
            <text:p>polecić</text:p>
          </table:table-cell>
          <table:table-cell office:value-type="string">
            <text:p>polecę</text:p>
          </table:table-cell>
          <table:table-cell office:value-type="string">
            <text:p>polecisz</text:p>
          </table:table-cell>
          <table:table-cell table:number-columns-repeated="1017"/>
        </table:table-row>
        <table:table-row table:style-name="ro1">
          <table:table-cell office:value-type="string">
            <text:p>polegać</text:p>
          </table:table-cell>
          <table:table-cell office:value-type="string">
            <text:p>polegam</text:p>
          </table:table-cell>
          <table:table-cell office:value-type="string">
            <text:p>polegasz</text:p>
          </table:table-cell>
          <table:table-cell office:value-type="string">
            <text:p>to depend, rely on</text:p>
          </table:table-cell>
          <table:table-cell table:number-columns-repeated="1020"/>
        </table:table-row>
        <table:table-row table:style-name="ro1">
          <table:table-cell office:value-type="string">
            <text:p>pomagać</text:p>
          </table:table-cell>
          <table:table-cell office:value-type="string">
            <text:p>pomagam</text:p>
          </table:table-cell>
          <table:table-cell office:value-type="string">
            <text:p>pomagasz</text:p>
          </table:table-cell>
          <table:table-cell office:value-type="string">
            <text:p>to help, aid</text:p>
          </table:table-cell>
          <table:table-cell office:value-type="string">
            <text:p>pomóc</text:p>
          </table:table-cell>
          <table:table-cell office:value-type="string">
            <text:p>pomogę</text:p>
          </table:table-cell>
          <table:table-cell office:value-type="string">
            <text:p>pomożesz</text:p>
          </table:table-cell>
          <table:table-cell table:number-columns-repeated="1017"/>
        </table:table-row>
        <table:table-row table:style-name="ro1">
          <table:table-cell office:value-type="string">
            <text:p>pompować</text:p>
          </table:table-cell>
          <table:table-cell office:value-type="string">
            <text:p>pompuję</text:p>
          </table:table-cell>
          <table:table-cell office:value-type="string">
            <text:p>pompujesz</text:p>
          </table:table-cell>
          <table:table-cell office:value-type="string">
            <text:p>to pump up, inflate</text:p>
          </table:table-cell>
          <table:table-cell office:value-type="string">
            <text:p>napompować</text:p>
          </table:table-cell>
          <table:table-cell office:value-type="string">
            <text:p>napompuję</text:p>
          </table:table-cell>
          <table:table-cell office:value-type="string">
            <text:p>napompujesz</text:p>
          </table:table-cell>
          <table:table-cell table:number-columns-repeated="1017"/>
        </table:table-row>
        <table:table-row table:style-name="ro1">
          <table:table-cell office:value-type="string">
            <text:p>poprawiać</text:p>
          </table:table-cell>
          <table:table-cell office:value-type="string">
            <text:p>poprawiam</text:p>
          </table:table-cell>
          <table:table-cell office:value-type="string">
            <text:p>poprawiasz</text:p>
          </table:table-cell>
          <table:table-cell office:value-type="string">
            <text:p>to correct</text:p>
          </table:table-cell>
          <table:table-cell office:value-type="string">
            <text:p>poprawić</text:p>
          </table:table-cell>
          <table:table-cell office:value-type="string">
            <text:p>poprawię</text:p>
          </table:table-cell>
          <table:table-cell office:value-type="string">
            <text:p>poprawisz</text:p>
          </table:table-cell>
          <table:table-cell table:number-columns-repeated="1017"/>
        </table:table-row>
        <table:table-row table:style-name="ro1">
          <table:table-cell office:value-type="string">
            <text:p>postanawiać</text:p>
          </table:table-cell>
          <table:table-cell office:value-type="string">
            <text:p>postanawiam</text:p>
          </table:table-cell>
          <table:table-cell office:value-type="string">
            <text:p>postanawiasz</text:p>
          </table:table-cell>
          <table:table-cell office:value-type="string">
            <text:p>to decide, make up one's mind</text:p>
          </table:table-cell>
          <table:table-cell office:value-type="string">
            <text:p>postanowić</text:p>
          </table:table-cell>
          <table:table-cell office:value-type="string">
            <text:p>postanowię</text:p>
          </table:table-cell>
          <table:table-cell office:value-type="string">
            <text:p>postanowisz</text:p>
          </table:table-cell>
          <table:table-cell table:number-columns-repeated="1017"/>
        </table:table-row>
        <table:table-row table:style-name="ro1">
          <table:table-cell office:value-type="string">
            <text:p>posuwać</text:p>
          </table:table-cell>
          <table:table-cell office:value-type="string">
            <text:p>posuwam</text:p>
          </table:table-cell>
          <table:table-cell office:value-type="string">
            <text:p>posuwasz</text:p>
          </table:table-cell>
          <table:table-cell office:value-type="string">
            <text:p>to push, shove</text:p>
          </table:table-cell>
          <table:table-cell office:value-type="string">
            <text:p>posunąć</text:p>
          </table:table-cell>
          <table:table-cell office:value-type="string">
            <text:p>posunę</text:p>
          </table:table-cell>
          <table:table-cell office:value-type="string">
            <text:p>posuniesz</text:p>
          </table:table-cell>
          <table:table-cell table:number-columns-repeated="1017"/>
        </table:table-row>
        <table:table-row table:style-name="ro1">
          <table:table-cell office:value-type="string">
            <text:p>potrzebować</text:p>
          </table:table-cell>
          <table:table-cell office:value-type="string">
            <text:p>potrzebuję</text:p>
          </table:table-cell>
          <table:table-cell office:value-type="string">
            <text:p>potrzebujesz</text:p>
          </table:table-cell>
          <table:table-cell office:value-type="string">
            <text:p>to need, require</text:p>
          </table:table-cell>
          <table:table-cell table:number-columns-repeated="1020"/>
        </table:table-row>
        <table:table-row table:style-name="ro1">
          <table:table-cell office:value-type="string">
            <text:p>powiadamiać</text:p>
          </table:table-cell>
          <table:table-cell office:value-type="string">
            <text:p>powiadamiam</text:p>
          </table:table-cell>
          <table:table-cell office:value-type="string">
            <text:p>powiadamiasz</text:p>
          </table:table-cell>
          <table:table-cell office:value-type="string">
            <text:p>to inform, notify</text:p>
          </table:table-cell>
          <table:table-cell office:value-type="string">
            <text:p>powiadomić</text:p>
          </table:table-cell>
          <table:table-cell office:value-type="string">
            <text:p>powiadomię</text:p>
          </table:table-cell>
          <table:table-cell office:value-type="string">
            <text:p>powiadomisz</text:p>
          </table:table-cell>
          <table:table-cell table:number-columns-repeated="1017"/>
        </table:table-row>
        <table:table-row table:style-name="ro1">
          <table:table-cell office:value-type="string">
            <text:p>powiększać</text:p>
          </table:table-cell>
          <table:table-cell office:value-type="string">
            <text:p>powiększam</text:p>
          </table:table-cell>
          <table:table-cell office:value-type="string">
            <text:p>powiększasz</text:p>
          </table:table-cell>
          <table:table-cell office:value-type="string">
            <text:p>to enlarge, magnify, make bigger</text:p>
          </table:table-cell>
          <table:table-cell office:value-type="string">
            <text:p>powiększyć</text:p>
          </table:table-cell>
          <table:table-cell office:value-type="string">
            <text:p>powiększę</text:p>
          </table:table-cell>
          <table:table-cell office:value-type="string">
            <text:p>powiększysz</text:p>
          </table:table-cell>
          <table:table-cell table:number-columns-repeated="1017"/>
        </table:table-row>
        <table:table-row table:style-name="ro1">
          <table:table-cell office:value-type="string">
            <text:p>powodować</text:p>
          </table:table-cell>
          <table:table-cell office:value-type="string">
            <text:p>powoduję</text:p>
          </table:table-cell>
          <table:table-cell office:value-type="string">
            <text:p>powodujesz</text:p>
          </table:table-cell>
          <table:table-cell office:value-type="string">
            <text:p>to cause, bring about</text:p>
          </table:table-cell>
          <table:table-cell office:value-type="string">
            <text:p>spowodować</text:p>
          </table:table-cell>
          <table:table-cell office:value-type="string">
            <text:p>spowoduję</text:p>
          </table:table-cell>
          <table:table-cell office:value-type="string">
            <text:p>spowodujesz</text:p>
          </table:table-cell>
          <table:table-cell table:number-columns-repeated="1017"/>
        </table:table-row>
        <table:table-row table:style-name="ro1">
          <table:table-cell office:value-type="string">
            <text:p>powtarzać</text:p>
          </table:table-cell>
          <table:table-cell office:value-type="string">
            <text:p>powtarzam</text:p>
          </table:table-cell>
          <table:table-cell office:value-type="string">
            <text:p>powtarzasz</text:p>
          </table:table-cell>
          <table:table-cell office:value-type="string">
            <text:p>to repeat</text:p>
          </table:table-cell>
          <table:table-cell office:value-type="string">
            <text:p>powtórzyć</text:p>
          </table:table-cell>
          <table:table-cell office:value-type="string">
            <text:p>powtórzę</text:p>
          </table:table-cell>
          <table:table-cell office:value-type="string">
            <text:p>powtórzysz</text:p>
          </table:table-cell>
          <table:table-cell table:number-columns-repeated="1017"/>
        </table:table-row>
        <table:table-row table:style-name="ro1">
          <table:table-cell office:value-type="string">
            <text:p>pozdrawiać</text:p>
          </table:table-cell>
          <table:table-cell office:value-type="string">
            <text:p>pozdrawiam</text:p>
          </table:table-cell>
          <table:table-cell office:value-type="string">
            <text:p>pozdrawiasz</text:p>
          </table:table-cell>
          <table:table-cell office:value-type="string">
            <text:p>to greet, salute</text:p>
          </table:table-cell>
          <table:table-cell office:value-type="string">
            <text:p>pozdrowić</text:p>
          </table:table-cell>
          <table:table-cell office:value-type="string">
            <text:p>pozdrowię</text:p>
          </table:table-cell>
          <table:table-cell office:value-type="string">
            <text:p>pozdrowisz</text:p>
          </table:table-cell>
          <table:table-cell table:number-columns-repeated="1017"/>
        </table:table-row>
        <table:table-row table:style-name="ro1">
          <table:table-cell office:value-type="string">
            <text:p>poznawać</text:p>
          </table:table-cell>
          <table:table-cell office:value-type="string">
            <text:p>poznaję</text:p>
          </table:table-cell>
          <table:table-cell office:value-type="string">
            <text:p>poznajesz</text:p>
          </table:table-cell>
          <table:table-cell office:value-type="string">
            <text:p>to meet, acquaint, recognize</text:p>
          </table:table-cell>
          <table:table-cell office:value-type="string">
            <text:p>poznać</text:p>
          </table:table-cell>
          <table:table-cell office:value-type="string">
            <text:p>poznam</text:p>
          </table:table-cell>
          <table:table-cell office:value-type="string">
            <text:p>poznasz</text:p>
          </table:table-cell>
          <table:table-cell table:number-columns-repeated="1017"/>
        </table:table-row>
        <table:table-row table:style-name="ro1">
          <table:table-cell office:value-type="string">
            <text:p>pozwalać</text:p>
          </table:table-cell>
          <table:table-cell office:value-type="string">
            <text:p>pozwalam</text:p>
          </table:table-cell>
          <table:table-cell office:value-type="string">
            <text:p>pozwalasz</text:p>
          </table:table-cell>
          <table:table-cell office:value-type="string">
            <text:p>to allow, permit, authorize</text:p>
          </table:table-cell>
          <table:table-cell office:value-type="string">
            <text:p>pozwolić</text:p>
          </table:table-cell>
          <table:table-cell office:value-type="string">
            <text:p>pozwolę</text:p>
          </table:table-cell>
          <table:table-cell office:value-type="string">
            <text:p>pozwolisz</text:p>
          </table:table-cell>
          <table:table-cell table:number-columns-repeated="1017"/>
        </table:table-row>
        <table:table-row table:style-name="ro1">
          <table:table-cell office:value-type="string">
            <text:p>pożyczać</text:p>
          </table:table-cell>
          <table:table-cell office:value-type="string">
            <text:p>pożyczam</text:p>
          </table:table-cell>
          <table:table-cell office:value-type="string">
            <text:p>pożyczasz</text:p>
          </table:table-cell>
          <table:table-cell office:value-type="string">
            <text:p>to borrow, lend</text:p>
          </table:table-cell>
          <table:table-cell office:value-type="string">
            <text:p>pożyczyć</text:p>
          </table:table-cell>
          <table:table-cell office:value-type="string">
            <text:p>pożyczę</text:p>
          </table:table-cell>
          <table:table-cell office:value-type="string">
            <text:p>pożyczysz</text:p>
          </table:table-cell>
          <table:table-cell table:number-columns-repeated="1017"/>
        </table:table-row>
        <table:table-row table:style-name="ro1">
          <table:table-cell office:value-type="string">
            <text:p>pracować</text:p>
          </table:table-cell>
          <table:table-cell office:value-type="string">
            <text:p>pracuję</text:p>
          </table:table-cell>
          <table:table-cell office:value-type="string">
            <text:p>pracujesz</text:p>
          </table:table-cell>
          <table:table-cell office:value-type="string">
            <text:p>to work</text:p>
          </table:table-cell>
          <table:table-cell office:value-type="string">
            <text:p>popracować</text:p>
          </table:table-cell>
          <table:table-cell office:value-type="string">
            <text:p>popracuję</text:p>
          </table:table-cell>
          <table:table-cell office:value-type="string">
            <text:p>popracujesz</text:p>
          </table:table-cell>
          <table:table-cell table:number-columns-repeated="1017"/>
        </table:table-row>
        <table:table-row table:style-name="ro1">
          <table:table-cell office:value-type="string">
            <text:p>prać</text:p>
          </table:table-cell>
          <table:table-cell office:value-type="string">
            <text:p>piorę</text:p>
          </table:table-cell>
          <table:table-cell office:value-type="string">
            <text:p>pierzesz</text:p>
          </table:table-cell>
          <table:table-cell office:value-type="string">
            <text:p>to wash, launder</text:p>
          </table:table-cell>
          <table:table-cell office:value-type="string">
            <text:p>uprać</text:p>
          </table:table-cell>
          <table:table-cell office:value-type="string">
            <text:p>upiorę</text:p>
          </table:table-cell>
          <table:table-cell office:value-type="string">
            <text:p>upierzesz</text:p>
          </table:table-cell>
          <table:table-cell table:number-columns-repeated="1017"/>
        </table:table-row>
        <table:table-row table:style-name="ro1">
          <table:table-cell office:value-type="string">
            <text:p>pragnąć</text:p>
          </table:table-cell>
          <table:table-cell office:value-type="string">
            <text:p>pragnę</text:p>
          </table:table-cell>
          <table:table-cell office:value-type="string">
            <text:p>pragniesz</text:p>
          </table:table-cell>
          <table:table-cell office:value-type="string">
            <text:p>to desire, long, wish</text:p>
          </table:table-cell>
          <table:table-cell office:value-type="string">
            <text:p>zapragnąć</text:p>
          </table:table-cell>
          <table:table-cell office:value-type="string">
            <text:p>zapragnę</text:p>
          </table:table-cell>
          <table:table-cell office:value-type="string">
            <text:p>zapragniesz</text:p>
          </table:table-cell>
          <table:table-cell table:number-columns-repeated="1017"/>
        </table:table-row>
        <table:table-row table:style-name="ro1">
          <table:table-cell office:value-type="string">
            <text:p>prasować</text:p>
          </table:table-cell>
          <table:table-cell office:value-type="string">
            <text:p>prasuję</text:p>
          </table:table-cell>
          <table:table-cell office:value-type="string">
            <text:p>prasujesz</text:p>
          </table:table-cell>
          <table:table-cell office:value-type="string">
            <text:p>to iron, press</text:p>
          </table:table-cell>
          <table:table-cell office:value-type="string">
            <text:p>wyprasować</text:p>
          </table:table-cell>
          <table:table-cell office:value-type="string">
            <text:p>wyprasuję</text:p>
          </table:table-cell>
          <table:table-cell office:value-type="string">
            <text:p>wyprasujesz</text:p>
          </table:table-cell>
          <table:table-cell table:number-columns-repeated="1017"/>
        </table:table-row>
        <table:table-row table:style-name="ro1">
          <table:table-cell office:value-type="string">
            <text:p>projektować</text:p>
          </table:table-cell>
          <table:table-cell office:value-type="string">
            <text:p>projektuję</text:p>
          </table:table-cell>
          <table:table-cell office:value-type="string">
            <text:p>projektujesz</text:p>
          </table:table-cell>
          <table:table-cell office:value-type="string">
            <text:p>to design, plan, draft</text:p>
          </table:table-cell>
          <table:table-cell office:value-type="string">
            <text:p>zaprojektować</text:p>
          </table:table-cell>
          <table:table-cell office:value-type="string">
            <text:p>zaprojektuję</text:p>
          </table:table-cell>
          <table:table-cell office:value-type="string">
            <text:p>zaprojektujesz</text:p>
          </table:table-cell>
          <table:table-cell table:number-columns-repeated="1017"/>
        </table:table-row>
        <table:table-row table:style-name="ro1">
          <table:table-cell office:value-type="string">
            <text:p>proponować</text:p>
          </table:table-cell>
          <table:table-cell office:value-type="string">
            <text:p>proponuję</text:p>
          </table:table-cell>
          <table:table-cell office:value-type="string">
            <text:p>proponujesz</text:p>
          </table:table-cell>
          <table:table-cell office:value-type="string">
            <text:p>to propose, suggest</text:p>
          </table:table-cell>
          <table:table-cell office:value-type="string">
            <text:p>zaproponować</text:p>
          </table:table-cell>
          <table:table-cell office:value-type="string">
            <text:p>zaproponuję</text:p>
          </table:table-cell>
          <table:table-cell office:value-type="string">
            <text:p>zaproponujesz</text:p>
          </table:table-cell>
          <table:table-cell table:number-columns-repeated="1017"/>
        </table:table-row>
        <table:table-row table:style-name="ro1">
          <table:table-cell office:value-type="string">
            <text:p>prosić</text:p>
          </table:table-cell>
          <table:table-cell office:value-type="string">
            <text:p>proszę</text:p>
          </table:table-cell>
          <table:table-cell office:value-type="string">
            <text:p>prosisz</text:p>
          </table:table-cell>
          <table:table-cell office:value-type="string">
            <text:p>to ask, request</text:p>
          </table:table-cell>
          <table:table-cell office:value-type="string">
            <text:p>poprosić</text:p>
          </table:table-cell>
          <table:table-cell office:value-type="string">
            <text:p>poproszę</text:p>
          </table:table-cell>
          <table:table-cell office:value-type="string">
            <text:p>poprosisz</text:p>
          </table:table-cell>
          <table:table-cell table:number-columns-repeated="1017"/>
        </table:table-row>
        <table:table-row table:style-name="ro1">
          <table:table-cell office:value-type="string">
            <text:p>protestować</text:p>
          </table:table-cell>
          <table:table-cell office:value-type="string">
            <text:p>protestuję</text:p>
          </table:table-cell>
          <table:table-cell office:value-type="string">
            <text:p>protestujesz</text:p>
          </table:table-cell>
          <table:table-cell office:value-type="string">
            <text:p>to protest, object</text:p>
          </table:table-cell>
          <table:table-cell office:value-type="string">
            <text:p>zaprotestować</text:p>
          </table:table-cell>
          <table:table-cell office:value-type="string">
            <text:p>zaprotestuję</text:p>
          </table:table-cell>
          <table:table-cell office:value-type="string">
            <text:p>zaprotestujesz</text:p>
          </table:table-cell>
          <table:table-cell table:number-columns-repeated="1017"/>
        </table:table-row>
        <table:table-row table:style-name="ro1">
          <table:table-cell office:value-type="string">
            <text:p>prowadzić</text:p>
          </table:table-cell>
          <table:table-cell office:value-type="string">
            <text:p>prowadzę</text:p>
          </table:table-cell>
          <table:table-cell office:value-type="string">
            <text:p>prowadzisz</text:p>
          </table:table-cell>
          <table:table-cell office:value-type="string">
            <text:p>to conduct, lead, guide</text:p>
          </table:table-cell>
          <table:table-cell office:value-type="string">
            <text:p>zaprowadzić</text:p>
          </table:table-cell>
          <table:table-cell office:value-type="string">
            <text:p>zaprowadzę</text:p>
          </table:table-cell>
          <table:table-cell office:value-type="string">
            <text:p>zaprowadzisz</text:p>
          </table:table-cell>
          <table:table-cell table:number-columns-repeated="1017"/>
        </table:table-row>
        <table:table-row table:style-name="ro1">
          <table:table-cell office:value-type="string">
            <text:p>próbować</text:p>
          </table:table-cell>
          <table:table-cell office:value-type="string">
            <text:p>próbuję</text:p>
          </table:table-cell>
          <table:table-cell office:value-type="string">
            <text:p>próbujesz</text:p>
          </table:table-cell>
          <table:table-cell office:value-type="string">
            <text:p>to try, taste, test</text:p>
          </table:table-cell>
          <table:table-cell office:value-type="string">
            <text:p>spróbować</text:p>
          </table:table-cell>
          <table:table-cell office:value-type="string">
            <text:p>spróbuję</text:p>
          </table:table-cell>
          <table:table-cell office:value-type="string">
            <text:p>spróbujesz</text:p>
          </table:table-cell>
          <table:table-cell table:number-columns-repeated="1017"/>
        </table:table-row>
        <table:table-row table:style-name="ro1">
          <table:table-cell office:value-type="string">
            <text:p>przeczyć</text:p>
          </table:table-cell>
          <table:table-cell office:value-type="string">
            <text:p>przeczę</text:p>
          </table:table-cell>
          <table:table-cell office:value-type="string">
            <text:p>przeczysz</text:p>
          </table:table-cell>
          <table:table-cell office:value-type="string">
            <text:p>to deny, negate, contradict</text:p>
          </table:table-cell>
          <table:table-cell office:value-type="string">
            <text:p>zaprzeczyć</text:p>
          </table:table-cell>
          <table:table-cell office:value-type="string">
            <text:p>zaprzeczę</text:p>
          </table:table-cell>
          <table:table-cell office:value-type="string">
            <text:p>zaprzeczysz</text:p>
          </table:table-cell>
          <table:table-cell table:number-columns-repeated="1017"/>
        </table:table-row>
        <table:table-row table:style-name="ro1">
          <table:table-cell office:value-type="string">
            <text:p>przekonywać</text:p>
          </table:table-cell>
          <table:table-cell office:value-type="string">
            <text:p>przekonuję</text:p>
          </table:table-cell>
          <table:table-cell office:value-type="string">
            <text:p>przekonujesz</text:p>
          </table:table-cell>
          <table:table-cell office:value-type="string">
            <text:p>to persuade, convince, influence</text:p>
          </table:table-cell>
          <table:table-cell office:value-type="string">
            <text:p>przekonać</text:p>
          </table:table-cell>
          <table:table-cell office:value-type="string">
            <text:p>przekonam</text:p>
          </table:table-cell>
          <table:table-cell office:value-type="string">
            <text:p>przekonasz</text:p>
          </table:table-cell>
          <table:table-cell table:number-columns-repeated="1017"/>
        </table:table-row>
        <table:table-row table:style-name="ro1">
          <table:table-cell office:value-type="string">
            <text:p>przeznaczać</text:p>
          </table:table-cell>
          <table:table-cell office:value-type="string">
            <text:p>przeznaczam</text:p>
          </table:table-cell>
          <table:table-cell office:value-type="string">
            <text:p>przeznaczasz</text:p>
          </table:table-cell>
          <table:table-cell office:value-type="string">
            <text:p>to assign, reserve, set aside</text:p>
          </table:table-cell>
          <table:table-cell office:value-type="string">
            <text:p>przeznaczyć</text:p>
          </table:table-cell>
          <table:table-cell office:value-type="string">
            <text:p>przeznaczę</text:p>
          </table:table-cell>
          <table:table-cell office:value-type="string">
            <text:p>przeznaczysz</text:p>
          </table:table-cell>
          <table:table-cell table:number-columns-repeated="1017"/>
        </table:table-row>
        <table:table-row table:style-name="ro1">
          <table:table-cell office:value-type="string">
            <text:p>przyjmować</text:p>
          </table:table-cell>
          <table:table-cell office:value-type="string">
            <text:p>przyjmuję</text:p>
          </table:table-cell>
          <table:table-cell office:value-type="string">
            <text:p>przyjmujesz</text:p>
          </table:table-cell>
          <table:table-cell office:value-type="string">
            <text:p>to accept, receive, hire</text:p>
          </table:table-cell>
          <table:table-cell office:value-type="string">
            <text:p>przyjąć</text:p>
          </table:table-cell>
          <table:table-cell office:value-type="string">
            <text:p>przyjmę</text:p>
          </table:table-cell>
          <table:table-cell office:value-type="string">
            <text:p>przyjmiesz</text:p>
          </table:table-cell>
          <table:table-cell table:number-columns-repeated="1017"/>
        </table:table-row>
        <table:table-row table:style-name="ro1">
          <table:table-cell office:value-type="string">
            <text:p>przypominać</text:p>
          </table:table-cell>
          <table:table-cell office:value-type="string">
            <text:p>przypominam</text:p>
          </table:table-cell>
          <table:table-cell office:value-type="string">
            <text:p>przypominasz</text:p>
          </table:table-cell>
          <table:table-cell office:value-type="string">
            <text:p>to recall, remind</text:p>
          </table:table-cell>
          <table:table-cell office:value-type="string">
            <text:p>przypomnieć</text:p>
          </table:table-cell>
          <table:table-cell office:value-type="string">
            <text:p>przypomnę</text:p>
          </table:table-cell>
          <table:table-cell office:value-type="string">
            <text:p>przypomnisz</text:p>
          </table:table-cell>
          <table:table-cell table:number-columns-repeated="1017"/>
        </table:table-row>
        <table:table-row table:style-name="ro1">
          <table:table-cell office:value-type="string">
            <text:p>przyzwyczajać</text:p>
          </table:table-cell>
          <table:table-cell office:value-type="string">
            <text:p>przyzwyczajam</text:p>
          </table:table-cell>
          <table:table-cell office:value-type="string">
            <text:p>przyzwyczajasz</text:p>
          </table:table-cell>
          <table:table-cell office:value-type="string">
            <text:p>to accustom</text:p>
          </table:table-cell>
          <table:table-cell office:value-type="string">
            <text:p>przyzwyczaić</text:p>
          </table:table-cell>
          <table:table-cell office:value-type="string">
            <text:p>przyzwyczaję</text:p>
          </table:table-cell>
          <table:table-cell office:value-type="string">
            <text:p>przyzwyczaisz</text:p>
          </table:table-cell>
          <table:table-cell table:number-columns-repeated="1017"/>
        </table:table-row>
        <table:table-row table:style-name="ro1">
          <table:table-cell office:value-type="string">
            <text:p>psuć</text:p>
          </table:table-cell>
          <table:table-cell office:value-type="string">
            <text:p>psuję</text:p>
          </table:table-cell>
          <table:table-cell office:value-type="string">
            <text:p>psujesz</text:p>
          </table:table-cell>
          <table:table-cell office:value-type="string">
            <text:p>to spoil, break, damage</text:p>
          </table:table-cell>
          <table:table-cell office:value-type="string">
            <text:p>zepsuć</text:p>
          </table:table-cell>
          <table:table-cell office:value-type="string">
            <text:p>zepsuję</text:p>
          </table:table-cell>
          <table:table-cell office:value-type="string">
            <text:p>zepsujesz</text:p>
          </table:table-cell>
          <table:table-cell table:number-columns-repeated="1017"/>
        </table:table-row>
        <table:table-row table:style-name="ro1">
          <table:table-cell office:value-type="string">
            <text:p>pukać</text:p>
          </table:table-cell>
          <table:table-cell office:value-type="string">
            <text:p>pukam</text:p>
          </table:table-cell>
          <table:table-cell office:value-type="string">
            <text:p>pukasz</text:p>
          </table:table-cell>
          <table:table-cell office:value-type="string">
            <text:p>to knock</text:p>
          </table:table-cell>
          <table:table-cell office:value-type="string">
            <text:p>zapukać</text:p>
          </table:table-cell>
          <table:table-cell office:value-type="string">
            <text:p>zapukam</text:p>
          </table:table-cell>
          <table:table-cell office:value-type="string">
            <text:p>zapukasz</text:p>
          </table:table-cell>
          <table:table-cell table:number-columns-repeated="1017"/>
        </table:table-row>
        <table:table-row table:style-name="ro1">
          <table:table-cell office:value-type="string">
            <text:p>puszczać</text:p>
          </table:table-cell>
          <table:table-cell office:value-type="string">
            <text:p>puszczam</text:p>
          </table:table-cell>
          <table:table-cell office:value-type="string">
            <text:p>puszczasz</text:p>
          </table:table-cell>
          <table:table-cell office:value-type="string">
            <text:p>to let go, drop</text:p>
          </table:table-cell>
          <table:table-cell office:value-type="string">
            <text:p>puścić</text:p>
          </table:table-cell>
          <table:table-cell office:value-type="string">
            <text:p>puszczę</text:p>
          </table:table-cell>
          <table:table-cell office:value-type="string">
            <text:p>puścisz</text:p>
          </table:table-cell>
          <table:table-cell table:number-columns-repeated="1017"/>
        </table:table-row>
        <table:table-row table:style-name="ro1">
          <table:table-cell office:value-type="string">
            <text:p>pytać</text:p>
          </table:table-cell>
          <table:table-cell office:value-type="string">
            <text:p>pytam</text:p>
          </table:table-cell>
          <table:table-cell office:value-type="string">
            <text:p>pytasz</text:p>
          </table:table-cell>
          <table:table-cell office:value-type="string">
            <text:p>to ask, inquire</text:p>
          </table:table-cell>
          <table:table-cell office:value-type="string">
            <text:p>zapytać</text:p>
          </table:table-cell>
          <table:table-cell office:value-type="string">
            <text:p>zapytam</text:p>
          </table:table-cell>
          <table:table-cell office:value-type="string">
            <text:p>zapytasz</text:p>
          </table:table-cell>
          <table:table-cell table:number-columns-repeated="1017"/>
        </table:table-row>
        <table:table-row table:style-name="ro1">
          <table:table-cell office:value-type="string">
            <text:p>radzić</text:p>
          </table:table-cell>
          <table:table-cell office:value-type="string">
            <text:p>radzę</text:p>
          </table:table-cell>
          <table:table-cell office:value-type="string">
            <text:p>radzisz</text:p>
          </table:table-cell>
          <table:table-cell office:value-type="string">
            <text:p>to advise, counsel</text:p>
          </table:table-cell>
          <table:table-cell office:value-type="string">
            <text:p>poradzić</text:p>
          </table:table-cell>
          <table:table-cell office:value-type="string">
            <text:p>poradzę</text:p>
          </table:table-cell>
          <table:table-cell office:value-type="string">
            <text:p>poradzisz</text:p>
          </table:table-cell>
          <table:table-cell table:number-columns-repeated="1017"/>
        </table:table-row>
        <table:table-row table:style-name="ro1">
          <table:table-cell office:value-type="string">
            <text:p>ratować</text:p>
          </table:table-cell>
          <table:table-cell office:value-type="string">
            <text:p>ratuję</text:p>
          </table:table-cell>
          <table:table-cell office:value-type="string">
            <text:p>ratujesz</text:p>
          </table:table-cell>
          <table:table-cell office:value-type="string">
            <text:p>to rescue, save</text:p>
          </table:table-cell>
          <table:table-cell office:value-type="string">
            <text:p>uratować</text:p>
          </table:table-cell>
          <table:table-cell office:value-type="string">
            <text:p>uratuję</text:p>
          </table:table-cell>
          <table:table-cell office:value-type="string">
            <text:p>uratujesz</text:p>
          </table:table-cell>
          <table:table-cell table:number-columns-repeated="1017"/>
        </table:table-row>
        <table:table-row table:style-name="ro1">
          <table:table-cell office:value-type="string">
            <text:p>regulować</text:p>
          </table:table-cell>
          <table:table-cell office:value-type="string">
            <text:p>reguluję</text:p>
          </table:table-cell>
          <table:table-cell office:value-type="string">
            <text:p>regulujesz</text:p>
          </table:table-cell>
          <table:table-cell office:value-type="string">
            <text:p>to regulate, settle sth</text:p>
          </table:table-cell>
          <table:table-cell office:value-type="string">
            <text:p>uregulować</text:p>
          </table:table-cell>
          <table:table-cell office:value-type="string">
            <text:p>ureguluję</text:p>
          </table:table-cell>
          <table:table-cell office:value-type="string">
            <text:p>uregulujesz</text:p>
          </table:table-cell>
          <table:table-cell table:number-columns-repeated="1017"/>
        </table:table-row>
        <table:table-row table:style-name="ro1">
          <table:table-cell office:value-type="string">
            <text:p>rejestrować</text:p>
          </table:table-cell>
          <table:table-cell office:value-type="string">
            <text:p>rejestruję</text:p>
          </table:table-cell>
          <table:table-cell office:value-type="string">
            <text:p>rejestrujesz</text:p>
          </table:table-cell>
          <table:table-cell office:value-type="string">
            <text:p>to register, record, check in</text:p>
          </table:table-cell>
          <table:table-cell office:value-type="string">
            <text:p>zarejestrować</text:p>
          </table:table-cell>
          <table:table-cell office:value-type="string">
            <text:p>zarejestruję</text:p>
          </table:table-cell>
          <table:table-cell office:value-type="string">
            <text:p>zarejestrujesz</text:p>
          </table:table-cell>
          <table:table-cell table:number-columns-repeated="1017"/>
        </table:table-row>
        <table:table-row table:style-name="ro1">
          <table:table-cell office:value-type="string">
            <text:p>rezerwować</text:p>
          </table:table-cell>
          <table:table-cell office:value-type="string">
            <text:p>rezerwuję</text:p>
          </table:table-cell>
          <table:table-cell office:value-type="string">
            <text:p>rezerwujesz</text:p>
          </table:table-cell>
          <table:table-cell office:value-type="string">
            <text:p>to reserve, book</text:p>
          </table:table-cell>
          <table:table-cell office:value-type="string">
            <text:p>zarezerwować</text:p>
          </table:table-cell>
          <table:table-cell office:value-type="string">
            <text:p>zarezerwuję</text:p>
          </table:table-cell>
          <table:table-cell office:value-type="string">
            <text:p>zarezerwujesz</text:p>
          </table:table-cell>
          <table:table-cell table:number-columns-repeated="1017"/>
        </table:table-row>
        <table:table-row table:style-name="ro1">
          <table:table-cell office:value-type="string">
            <text:p>robić</text:p>
          </table:table-cell>
          <table:table-cell office:value-type="string">
            <text:p>robię</text:p>
          </table:table-cell>
          <table:table-cell office:value-type="string">
            <text:p>robisz</text:p>
          </table:table-cell>
          <table:table-cell office:value-type="string">
            <text:p>to do, make</text:p>
          </table:table-cell>
          <table:table-cell office:value-type="string">
            <text:p>zrobić</text:p>
          </table:table-cell>
          <table:table-cell office:value-type="string">
            <text:p>zrobię</text:p>
          </table:table-cell>
          <table:table-cell office:value-type="string">
            <text:p>zrobisz</text:p>
          </table:table-cell>
          <table:table-cell table:number-columns-repeated="1017"/>
        </table:table-row>
        <table:table-row table:style-name="ro1">
          <table:table-cell office:value-type="string">
            <text:p>rodzić</text:p>
          </table:table-cell>
          <table:table-cell office:value-type="string">
            <text:p>rodzę</text:p>
          </table:table-cell>
          <table:table-cell office:value-type="string">
            <text:p>rodzisz</text:p>
          </table:table-cell>
          <table:table-cell office:value-type="string">
            <text:p>to bear a child</text:p>
          </table:table-cell>
          <table:table-cell office:value-type="string">
            <text:p>urodzić</text:p>
          </table:table-cell>
          <table:table-cell office:value-type="string">
            <text:p>urodzę</text:p>
          </table:table-cell>
          <table:table-cell office:value-type="string">
            <text:p>urodzisz</text:p>
          </table:table-cell>
          <table:table-cell table:number-columns-repeated="1017"/>
        </table:table-row>
        <table:table-row table:style-name="ro1">
          <table:table-cell office:value-type="string">
            <text:p>rosnąć</text:p>
          </table:table-cell>
          <table:table-cell office:value-type="string">
            <text:p>rosnę</text:p>
          </table:table-cell>
          <table:table-cell office:value-type="string">
            <text:p>rośniesz</text:p>
          </table:table-cell>
          <table:table-cell office:value-type="string">
            <text:p>to grow, increase</text:p>
          </table:table-cell>
          <table:table-cell office:value-type="string">
            <text:p>wyrosnąć</text:p>
          </table:table-cell>
          <table:table-cell office:value-type="string">
            <text:p>wyrosnę</text:p>
          </table:table-cell>
          <table:table-cell office:value-type="string">
            <text:p>wyrośniesz</text:p>
          </table:table-cell>
          <table:table-cell table:number-columns-repeated="1017"/>
        </table:table-row>
        <table:table-row table:style-name="ro1">
          <table:table-cell office:value-type="string">
            <text:p>rozmawiać</text:p>
          </table:table-cell>
          <table:table-cell office:value-type="string">
            <text:p>rozmawiam</text:p>
          </table:table-cell>
          <table:table-cell office:value-type="string">
            <text:p>rozmawiasz</text:p>
          </table:table-cell>
          <table:table-cell office:value-type="string">
            <text:p>to speak with, talk to</text:p>
          </table:table-cell>
          <table:table-cell office:value-type="string">
            <text:p>porozmawiać</text:p>
          </table:table-cell>
          <table:table-cell office:value-type="string">
            <text:p>porozmawiam</text:p>
          </table:table-cell>
          <table:table-cell office:value-type="string">
            <text:p>porozmawiasz</text:p>
          </table:table-cell>
          <table:table-cell table:number-columns-repeated="1017"/>
        </table:table-row>
        <table:table-row table:style-name="ro1">
          <table:table-cell office:value-type="string">
            <text:p>rozumieć</text:p>
          </table:table-cell>
          <table:table-cell office:value-type="string">
            <text:p>rozumiem</text:p>
          </table:table-cell>
          <table:table-cell office:value-type="string">
            <text:p>rozumiesz</text:p>
          </table:table-cell>
          <table:table-cell office:value-type="string">
            <text:p>to understand</text:p>
          </table:table-cell>
          <table:table-cell office:value-type="string">
            <text:p>zrozumieć</text:p>
          </table:table-cell>
          <table:table-cell office:value-type="string">
            <text:p>zrozumiem</text:p>
          </table:table-cell>
          <table:table-cell office:value-type="string">
            <text:p>zrozumiesz</text:p>
          </table:table-cell>
          <table:table-cell table:number-columns-repeated="1017"/>
        </table:table-row>
        <table:table-row table:style-name="ro3">
          <table:table-cell office:value-type="string">
            <text:p>rozwiązywać</text:p>
          </table:table-cell>
          <table:table-cell office:value-type="string">
            <text:p>rozwiązuję</text:p>
          </table:table-cell>
          <table:table-cell office:value-type="string">
            <text:p>rozwiązujesz</text:p>
          </table:table-cell>
          <table:table-cell office:value-type="string">
            <text:p>to solve, untie, resolve</text:p>
          </table:table-cell>
          <table:table-cell office:value-type="string">
            <text:p>rozwiązać</text:p>
          </table:table-cell>
          <table:table-cell office:value-type="string">
            <text:p>rozwiążę</text:p>
          </table:table-cell>
          <table:table-cell office:value-type="string">
            <text:p>rozwiążesz</text:p>
          </table:table-cell>
          <table:table-cell table:number-columns-repeated="1017"/>
        </table:table-row>
        <table:table-row table:style-name="ro3">
          <table:table-cell office:value-type="string">
            <text:p>rozwijać</text:p>
          </table:table-cell>
          <table:table-cell office:value-type="string">
            <text:p>rozwijam</text:p>
          </table:table-cell>
          <table:table-cell office:value-type="string">
            <text:p>rozwijasz</text:p>
          </table:table-cell>
          <table:table-cell office:value-type="string">
            <text:p>to develop, unfold, unroll</text:p>
          </table:table-cell>
          <table:table-cell office:value-type="string">
            <text:p>rozwinąć</text:p>
          </table:table-cell>
          <table:table-cell office:value-type="string">
            <text:p>rozwinę</text:p>
          </table:table-cell>
          <table:table-cell office:value-type="string">
            <text:p>rozwiniesz</text:p>
          </table:table-cell>
          <table:table-cell table:number-columns-repeated="1017"/>
        </table:table-row>
        <table:table-row table:style-name="ro3">
          <table:table-cell office:value-type="string">
            <text:p>ruszać</text:p>
          </table:table-cell>
          <table:table-cell office:value-type="string">
            <text:p>ruszam</text:p>
          </table:table-cell>
          <table:table-cell office:value-type="string">
            <text:p>ruszasz</text:p>
          </table:table-cell>
          <table:table-cell office:value-type="string">
            <text:p>to touch, stir, handle</text:p>
          </table:table-cell>
          <table:table-cell office:value-type="string">
            <text:p>ruszyć</text:p>
          </table:table-cell>
          <table:table-cell office:value-type="string">
            <text:p>ruszę</text:p>
          </table:table-cell>
          <table:table-cell office:value-type="string">
            <text:p>ruszysz</text:p>
          </table:table-cell>
          <table:table-cell table:number-columns-repeated="1017"/>
        </table:table-row>
        <table:table-row table:style-name="ro3">
          <table:table-cell office:value-type="string">
            <text:p>rwać</text:p>
          </table:table-cell>
          <table:table-cell office:value-type="string">
            <text:p>rwę</text:p>
          </table:table-cell>
          <table:table-cell office:value-type="string">
            <text:p>rwiesz</text:p>
          </table:table-cell>
          <table:table-cell office:value-type="string">
            <text:p>to tear, pluck, pick</text:p>
          </table:table-cell>
          <table:table-cell office:value-type="string">
            <text:p>urwać</text:p>
          </table:table-cell>
          <table:table-cell office:value-type="string">
            <text:p>urwę</text:p>
          </table:table-cell>
          <table:table-cell office:value-type="string">
            <text:p>urwiesz</text:p>
          </table:table-cell>
          <table:table-cell table:number-columns-repeated="1017"/>
        </table:table-row>
        <table:table-row table:style-name="ro3">
          <table:table-cell office:value-type="string">
            <text:p>rzucać</text:p>
          </table:table-cell>
          <table:table-cell office:value-type="string">
            <text:p>rzucam</text:p>
          </table:table-cell>
          <table:table-cell office:value-type="string">
            <text:p>rzucasz</text:p>
          </table:table-cell>
          <table:table-cell office:value-type="string">
            <text:p>to cast, throw, toss</text:p>
          </table:table-cell>
          <table:table-cell office:value-type="string">
            <text:p>rzucić</text:p>
          </table:table-cell>
          <table:table-cell office:value-type="string">
            <text:p>rzucę</text:p>
          </table:table-cell>
          <table:table-cell office:value-type="string">
            <text:p>rzucisz</text:p>
          </table:table-cell>
          <table:table-cell table:number-columns-repeated="1017"/>
        </table:table-row>
        <table:table-row table:style-name="ro3">
          <table:table-cell office:value-type="string">
            <text:p>sądzić</text:p>
          </table:table-cell>
          <table:table-cell office:value-type="string">
            <text:p>sądzę</text:p>
          </table:table-cell>
          <table:table-cell office:value-type="string">
            <text:p>sądzisz</text:p>
          </table:table-cell>
          <table:table-cell office:value-type="string">
            <text:p>to judge, believe, think</text:p>
          </table:table-cell>
          <table:table-cell table:number-columns-repeated="1020"/>
        </table:table-row>
        <table:table-row table:style-name="ro3">
          <table:table-cell office:value-type="string">
            <text:p>siadać</text:p>
          </table:table-cell>
          <table:table-cell office:value-type="string">
            <text:p>siadam</text:p>
          </table:table-cell>
          <table:table-cell office:value-type="string">
            <text:p>siadasz</text:p>
          </table:table-cell>
          <table:table-cell office:value-type="string">
            <text:p>to sit down, be sitting</text:p>
          </table:table-cell>
          <table:table-cell office:value-type="string">
            <text:p>usiąść</text:p>
          </table:table-cell>
          <table:table-cell office:value-type="string">
            <text:p>usiądę</text:p>
          </table:table-cell>
          <table:table-cell office:value-type="string">
            <text:p>usiądziesz</text:p>
          </table:table-cell>
          <table:table-cell table:number-columns-repeated="1017"/>
        </table:table-row>
        <table:table-row table:style-name="ro3">
          <table:table-cell office:value-type="string">
            <text:p>siedzieć</text:p>
          </table:table-cell>
          <table:table-cell office:value-type="string">
            <text:p>siedzę</text:p>
          </table:table-cell>
          <table:table-cell office:value-type="string">
            <text:p>siedzisz</text:p>
          </table:table-cell>
          <table:table-cell office:value-type="string">
            <text:p>to sit, be seated, stay</text:p>
          </table:table-cell>
          <table:table-cell office:value-type="string">
            <text:p>posiedzieć</text:p>
          </table:table-cell>
          <table:table-cell office:value-type="string">
            <text:p>posiedzę</text:p>
          </table:table-cell>
          <table:table-cell office:value-type="string">
            <text:p>posiedzisz</text:p>
          </table:table-cell>
          <table:table-cell table:number-columns-repeated="1017"/>
        </table:table-row>
        <table:table-row table:style-name="ro3">
          <table:table-cell office:value-type="string">
            <text:p>skakać</text:p>
          </table:table-cell>
          <table:table-cell office:value-type="string">
            <text:p>skaczę</text:p>
          </table:table-cell>
          <table:table-cell office:value-type="string">
            <text:p>skaczesz</text:p>
          </table:table-cell>
          <table:table-cell office:value-type="string">
            <text:p>to jump, leap</text:p>
          </table:table-cell>
          <table:table-cell office:value-type="string">
            <text:p>skoczyć</text:p>
          </table:table-cell>
          <table:table-cell office:value-type="string">
            <text:p>skoczę</text:p>
          </table:table-cell>
          <table:table-cell office:value-type="string">
            <text:p>skoczysz</text:p>
          </table:table-cell>
          <table:table-cell table:number-columns-repeated="1017"/>
        </table:table-row>
        <table:table-row table:style-name="ro3">
          <table:table-cell office:value-type="string">
            <text:p>składać</text:p>
          </table:table-cell>
          <table:table-cell office:value-type="string">
            <text:p>składam</text:p>
          </table:table-cell>
          <table:table-cell office:value-type="string">
            <text:p>składasz</text:p>
          </table:table-cell>
          <table:table-cell office:value-type="string">
            <text:p>to gather, fold, file, pay a visit</text:p>
          </table:table-cell>
          <table:table-cell office:value-type="string">
            <text:p>złożyć</text:p>
          </table:table-cell>
          <table:table-cell office:value-type="string">
            <text:p>złożę</text:p>
          </table:table-cell>
          <table:table-cell office:value-type="string">
            <text:p>złożysz</text:p>
          </table:table-cell>
          <table:table-cell table:number-columns-repeated="1017"/>
        </table:table-row>
        <table:table-row table:style-name="ro3">
          <table:table-cell office:value-type="string">
            <text:p>słuchać</text:p>
          </table:table-cell>
          <table:table-cell office:value-type="string">
            <text:p>słucham</text:p>
          </table:table-cell>
          <table:table-cell office:value-type="string">
            <text:p>słuchasz</text:p>
          </table:table-cell>
          <table:table-cell office:value-type="string">
            <text:p>to listen, hear</text:p>
          </table:table-cell>
          <table:table-cell office:value-type="string">
            <text:p>posłuchać</text:p>
          </table:table-cell>
          <table:table-cell office:value-type="string">
            <text:p>posłucham</text:p>
          </table:table-cell>
          <table:table-cell office:value-type="string">
            <text:p>posłuchasz</text:p>
          </table:table-cell>
          <table:table-cell table:number-columns-repeated="1017"/>
        </table:table-row>
        <table:table-row table:style-name="ro3">
          <table:table-cell office:value-type="string">
            <text:p>służyć</text:p>
          </table:table-cell>
          <table:table-cell office:value-type="string">
            <text:p>służę</text:p>
          </table:table-cell>
          <table:table-cell office:value-type="string">
            <text:p>służysz</text:p>
          </table:table-cell>
          <table:table-cell office:value-type="string">
            <text:p>to serve</text:p>
          </table:table-cell>
          <table:table-cell office:value-type="string">
            <text:p>posłużyć</text:p>
          </table:table-cell>
          <table:table-cell office:value-type="string">
            <text:p>posłużę</text:p>
          </table:table-cell>
          <table:table-cell office:value-type="string">
            <text:p>posłużysz</text:p>
          </table:table-cell>
          <table:table-cell table:number-columns-repeated="1017"/>
        </table:table-row>
        <table:table-row table:style-name="ro3">
          <table:table-cell office:value-type="string">
            <text:p>spacerować</text:p>
          </table:table-cell>
          <table:table-cell office:value-type="string">
            <text:p>spaceruję</text:p>
          </table:table-cell>
          <table:table-cell office:value-type="string">
            <text:p>spacerujesz</text:p>
          </table:table-cell>
          <table:table-cell office:value-type="string">
            <text:p>to walk about, stroll</text:p>
          </table:table-cell>
          <table:table-cell office:value-type="string">
            <text:p>pospacerować</text:p>
          </table:table-cell>
          <table:table-cell office:value-type="string">
            <text:p>pospaceruję</text:p>
          </table:table-cell>
          <table:table-cell office:value-type="string">
            <text:p>pospacerujesz</text:p>
          </table:table-cell>
          <table:table-cell table:number-columns-repeated="1017"/>
        </table:table-row>
        <table:table-row table:style-name="ro3">
          <table:table-cell office:value-type="string">
            <text:p>spędzać</text:p>
          </table:table-cell>
          <table:table-cell office:value-type="string">
            <text:p>spędzam</text:p>
          </table:table-cell>
          <table:table-cell office:value-type="string">
            <text:p>spędzasz</text:p>
          </table:table-cell>
          <table:table-cell office:value-type="string">
            <text:p>to pass time, spend time</text:p>
          </table:table-cell>
          <table:table-cell office:value-type="string">
            <text:p>spędzić</text:p>
          </table:table-cell>
          <table:table-cell office:value-type="string">
            <text:p>spędzę</text:p>
          </table:table-cell>
          <table:table-cell office:value-type="string">
            <text:p>spędzisz</text:p>
          </table:table-cell>
          <table:table-cell table:number-columns-repeated="1017"/>
        </table:table-row>
        <table:table-row table:style-name="ro3">
          <table:table-cell office:value-type="string">
            <text:p>spodziewać się</text:p>
          </table:table-cell>
          <table:table-cell office:value-type="string">
            <text:p>spodziewam się</text:p>
          </table:table-cell>
          <table:table-cell office:value-type="string">
            <text:p>spodziewasz się</text:p>
          </table:table-cell>
          <table:table-cell office:value-type="string">
            <text:p>to expect, hope for</text:p>
          </table:table-cell>
          <table:table-cell table:number-columns-repeated="1020"/>
        </table:table-row>
        <table:table-row table:style-name="ro3">
          <table:table-cell office:value-type="string">
            <text:p>spostrzegać</text:p>
          </table:table-cell>
          <table:table-cell office:value-type="string">
            <text:p>spostrzegam</text:p>
          </table:table-cell>
          <table:table-cell office:value-type="string">
            <text:p>spostrzegasz</text:p>
          </table:table-cell>
          <table:table-cell office:value-type="string">
            <text:p>to notice, perceive, observe</text:p>
          </table:table-cell>
          <table:table-cell office:value-type="string">
            <text:p>spostrzec</text:p>
          </table:table-cell>
          <table:table-cell office:value-type="string">
            <text:p>spostrzegę</text:p>
          </table:table-cell>
          <table:table-cell office:value-type="string">
            <text:p>spostrzeżesz</text:p>
          </table:table-cell>
          <table:table-cell table:number-columns-repeated="1017"/>
        </table:table-row>
        <table:table-row table:style-name="ro3">
          <table:table-cell office:value-type="string">
            <text:p>spotykać</text:p>
          </table:table-cell>
          <table:table-cell office:value-type="string">
            <text:p>spotykam</text:p>
          </table:table-cell>
          <table:table-cell office:value-type="string">
            <text:p>spotykasz</text:p>
          </table:table-cell>
          <table:table-cell office:value-type="string">
            <text:p>to meet</text:p>
          </table:table-cell>
          <table:table-cell office:value-type="string">
            <text:p>spotkać</text:p>
          </table:table-cell>
          <table:table-cell office:value-type="string">
            <text:p>spotkam</text:p>
          </table:table-cell>
          <table:table-cell office:value-type="string">
            <text:p>spotkasz</text:p>
          </table:table-cell>
          <table:table-cell table:number-columns-repeated="1017"/>
        </table:table-row>
        <table:table-row table:style-name="ro3">
          <table:table-cell office:value-type="string">
            <text:p>spóźniać się</text:p>
          </table:table-cell>
          <table:table-cell office:value-type="string">
            <text:p>spóźniam się</text:p>
          </table:table-cell>
          <table:table-cell office:value-type="string">
            <text:p>spóźniasz się</text:p>
          </table:table-cell>
          <table:table-cell office:value-type="string">
            <text:p>to be late</text:p>
          </table:table-cell>
          <table:table-cell office:value-type="string">
            <text:p>spóźnić się</text:p>
          </table:table-cell>
          <table:table-cell office:value-type="string">
            <text:p>spóźnię się</text:p>
          </table:table-cell>
          <table:table-cell office:value-type="string">
            <text:p>spóźnisz się</text:p>
          </table:table-cell>
          <table:table-cell table:number-columns-repeated="1017"/>
        </table:table-row>
        <table:table-row table:style-name="ro3">
          <table:table-cell office:value-type="string">
            <text:p>sprawdzać</text:p>
          </table:table-cell>
          <table:table-cell office:value-type="string">
            <text:p>sprawdzam</text:p>
          </table:table-cell>
          <table:table-cell office:value-type="string">
            <text:p>sprawdzasz</text:p>
          </table:table-cell>
          <table:table-cell office:value-type="string">
            <text:p>to check, verify</text:p>
          </table:table-cell>
          <table:table-cell office:value-type="string">
            <text:p>sprawdzić</text:p>
          </table:table-cell>
          <table:table-cell office:value-type="string">
            <text:p>sprawdzę</text:p>
          </table:table-cell>
          <table:table-cell office:value-type="string">
            <text:p>sprawdzisz</text:p>
          </table:table-cell>
          <table:table-cell table:number-columns-repeated="1017"/>
        </table:table-row>
        <table:table-row table:style-name="ro3">
          <table:table-cell office:value-type="string">
            <text:p>sprzątać</text:p>
          </table:table-cell>
          <table:table-cell office:value-type="string">
            <text:p>sprzątam</text:p>
          </table:table-cell>
          <table:table-cell office:value-type="string">
            <text:p>sprzątasz</text:p>
          </table:table-cell>
          <table:table-cell office:value-type="string">
            <text:p>to clean up, tidy</text:p>
          </table:table-cell>
          <table:table-cell office:value-type="string">
            <text:p>sprzątnąć</text:p>
          </table:table-cell>
          <table:table-cell office:value-type="string">
            <text:p>sprzątnę</text:p>
          </table:table-cell>
          <table:table-cell office:value-type="string">
            <text:p>sprzątniesz</text:p>
          </table:table-cell>
          <table:table-cell table:number-columns-repeated="1017"/>
        </table:table-row>
        <table:table-row table:style-name="ro3">
          <table:table-cell office:value-type="string">
            <text:p>sprzedawać</text:p>
          </table:table-cell>
          <table:table-cell office:value-type="string">
            <text:p>sprzedaję</text:p>
          </table:table-cell>
          <table:table-cell office:value-type="string">
            <text:p>sprzedajesz</text:p>
          </table:table-cell>
          <table:table-cell office:value-type="string">
            <text:p>to sell</text:p>
          </table:table-cell>
          <table:table-cell office:value-type="string">
            <text:p>sprzedać</text:p>
          </table:table-cell>
          <table:table-cell office:value-type="string">
            <text:p>sprzedam</text:p>
          </table:table-cell>
          <table:table-cell office:value-type="string">
            <text:p>sprzedasz</text:p>
          </table:table-cell>
          <table:table-cell table:number-columns-repeated="1017"/>
        </table:table-row>
        <table:table-row table:style-name="ro3">
          <table:table-cell office:value-type="string">
            <text:p>stać</text:p>
          </table:table-cell>
          <table:table-cell office:value-type="string">
            <text:p>stoję</text:p>
          </table:table-cell>
          <table:table-cell office:value-type="string">
            <text:p>stoisz</text:p>
          </table:table-cell>
          <table:table-cell office:value-type="string">
            <text:p>to stand</text:p>
          </table:table-cell>
          <table:table-cell office:value-type="string">
            <text:p>postać</text:p>
          </table:table-cell>
          <table:table-cell office:value-type="string">
            <text:p>postoję</text:p>
          </table:table-cell>
          <table:table-cell office:value-type="string">
            <text:p>postoisz</text:p>
          </table:table-cell>
          <table:table-cell table:number-columns-repeated="1017"/>
        </table:table-row>
        <table:table-row table:style-name="ro3">
          <table:table-cell office:value-type="string">
            <text:p>starać się</text:p>
          </table:table-cell>
          <table:table-cell office:value-type="string">
            <text:p>staram się</text:p>
          </table:table-cell>
          <table:table-cell office:value-type="string">
            <text:p>starasz się</text:p>
          </table:table-cell>
          <table:table-cell office:value-type="string">
            <text:p>to make an attempt, try one's best</text:p>
          </table:table-cell>
          <table:table-cell office:value-type="string">
            <text:p>postarać się</text:p>
          </table:table-cell>
          <table:table-cell office:value-type="string">
            <text:p>postaram się</text:p>
          </table:table-cell>
          <table:table-cell office:value-type="string">
            <text:p>postarasz się</text:p>
          </table:table-cell>
          <table:table-cell table:number-columns-repeated="1017"/>
        </table:table-row>
        <table:table-row table:style-name="ro3">
          <table:table-cell office:value-type="string">
            <text:p>stawać</text:p>
          </table:table-cell>
          <table:table-cell office:value-type="string">
            <text:p>staję</text:p>
          </table:table-cell>
          <table:table-cell office:value-type="string">
            <text:p>stajesz</text:p>
          </table:table-cell>
          <table:table-cell office:value-type="string">
            <text:p>to stop, stand</text:p>
          </table:table-cell>
          <table:table-cell office:value-type="string">
            <text:p>stanąć</text:p>
          </table:table-cell>
          <table:table-cell office:value-type="string">
            <text:p>stanę</text:p>
          </table:table-cell>
          <table:table-cell office:value-type="string">
            <text:p>staniesz</text:p>
          </table:table-cell>
          <table:table-cell table:number-columns-repeated="1017"/>
        </table:table-row>
        <table:table-row table:style-name="ro3">
          <table:table-cell office:value-type="string">
            <text:p>stawiać</text:p>
          </table:table-cell>
          <table:table-cell office:value-type="string">
            <text:p>stawiam</text:p>
          </table:table-cell>
          <table:table-cell office:value-type="string">
            <text:p>stawiasz</text:p>
          </table:table-cell>
          <table:table-cell office:value-type="string">
            <text:p>to place, set, put upright</text:p>
          </table:table-cell>
          <table:table-cell office:value-type="string">
            <text:p>postawiać</text:p>
          </table:table-cell>
          <table:table-cell office:value-type="string">
            <text:p>postawiam</text:p>
          </table:table-cell>
          <table:table-cell office:value-type="string">
            <text:p>postawiasz</text:p>
          </table:table-cell>
          <table:table-cell table:number-columns-repeated="1017"/>
        </table:table-row>
        <table:table-row table:style-name="ro3">
          <table:table-cell office:value-type="string">
            <text:p>stosować</text:p>
          </table:table-cell>
          <table:table-cell office:value-type="string">
            <text:p>stosuję</text:p>
          </table:table-cell>
          <table:table-cell office:value-type="string">
            <text:p>stosujesz</text:p>
          </table:table-cell>
          <table:table-cell office:value-type="string">
            <text:p>to employ, apply, adapt</text:p>
          </table:table-cell>
          <table:table-cell office:value-type="string">
            <text:p>zastosować</text:p>
          </table:table-cell>
          <table:table-cell office:value-type="string">
            <text:p>zastosuję</text:p>
          </table:table-cell>
          <table:table-cell office:value-type="string">
            <text:p>zastosujesz</text:p>
          </table:table-cell>
          <table:table-cell table:number-columns-repeated="1017"/>
        </table:table-row>
        <table:table-row table:style-name="ro3">
          <table:table-cell office:value-type="string">
            <text:p>studiować</text:p>
          </table:table-cell>
          <table:table-cell office:value-type="string">
            <text:p>studiuję</text:p>
          </table:table-cell>
          <table:table-cell office:value-type="string">
            <text:p>studiujesz</text:p>
          </table:table-cell>
          <table:table-cell office:value-type="string">
            <text:p>to study, examine</text:p>
          </table:table-cell>
          <table:table-cell office:value-type="string">
            <text:p>przestudiować</text:p>
          </table:table-cell>
          <table:table-cell office:value-type="string">
            <text:p>przestudiuję</text:p>
          </table:table-cell>
          <table:table-cell office:value-type="string">
            <text:p>przestudiujesz</text:p>
          </table:table-cell>
          <table:table-cell table:number-columns-repeated="1017"/>
        </table:table-row>
        <table:table-row table:style-name="ro3">
          <table:table-cell office:value-type="string">
            <text:p>suszyć</text:p>
          </table:table-cell>
          <table:table-cell office:value-type="string">
            <text:p>suszę</text:p>
          </table:table-cell>
          <table:table-cell office:value-type="string">
            <text:p>suszysz</text:p>
          </table:table-cell>
          <table:table-cell office:value-type="string">
            <text:p>to dry</text:p>
          </table:table-cell>
          <table:table-cell office:value-type="string">
            <text:p>wysuszyć</text:p>
          </table:table-cell>
          <table:table-cell office:value-type="string">
            <text:p>wysuszę</text:p>
          </table:table-cell>
          <table:table-cell office:value-type="string">
            <text:p>wysuszysz</text:p>
          </table:table-cell>
          <table:table-cell table:number-columns-repeated="1017"/>
        </table:table-row>
        <table:table-row table:style-name="ro3">
          <table:table-cell office:value-type="string">
            <text:p>szaleć</text:p>
          </table:table-cell>
          <table:table-cell office:value-type="string">
            <text:p>szaleję</text:p>
          </table:table-cell>
          <table:table-cell office:value-type="string">
            <text:p>szalejesz</text:p>
          </table:table-cell>
          <table:table-cell office:value-type="string">
            <text:p>to rage, rave, horse around</text:p>
          </table:table-cell>
          <table:table-cell office:value-type="string">
            <text:p>poszaleć</text:p>
          </table:table-cell>
          <table:table-cell office:value-type="string">
            <text:p>poszaleję</text:p>
          </table:table-cell>
          <table:table-cell office:value-type="string">
            <text:p>poszalejesz</text:p>
          </table:table-cell>
          <table:table-cell table:number-columns-repeated="1017"/>
        </table:table-row>
        <table:table-row table:style-name="ro3">
          <table:table-cell office:value-type="string">
            <text:p>szkodzić</text:p>
          </table:table-cell>
          <table:table-cell office:value-type="string">
            <text:p>szkodzę</text:p>
          </table:table-cell>
          <table:table-cell office:value-type="string">
            <text:p>szkodzisz</text:p>
          </table:table-cell>
          <table:table-cell office:value-type="string">
            <text:p>to hurt, injure, cause damage to</text:p>
          </table:table-cell>
          <table:table-cell office:value-type="string">
            <text:p>zaszkodzić</text:p>
          </table:table-cell>
          <table:table-cell office:value-type="string">
            <text:p>zaszkodzę</text:p>
          </table:table-cell>
          <table:table-cell office:value-type="string">
            <text:p>zaszkodzisz</text:p>
          </table:table-cell>
          <table:table-cell table:number-columns-repeated="1017"/>
        </table:table-row>
        <table:table-row table:style-name="ro3">
          <table:table-cell office:value-type="string">
            <text:p>szukać</text:p>
          </table:table-cell>
          <table:table-cell office:value-type="string">
            <text:p>szukam</text:p>
          </table:table-cell>
          <table:table-cell office:value-type="string">
            <text:p>szukasz</text:p>
          </table:table-cell>
          <table:table-cell office:value-type="string">
            <text:p>to look for, search</text:p>
          </table:table-cell>
          <table:table-cell office:value-type="string">
            <text:p>poszukać</text:p>
          </table:table-cell>
          <table:table-cell office:value-type="string">
            <text:p>poszukam</text:p>
          </table:table-cell>
          <table:table-cell office:value-type="string">
            <text:p>poszukasz</text:p>
          </table:table-cell>
          <table:table-cell table:number-columns-repeated="1017"/>
        </table:table-row>
        <table:table-row table:style-name="ro3">
          <table:table-cell office:value-type="string">
            <text:p>szyć</text:p>
          </table:table-cell>
          <table:table-cell office:value-type="string">
            <text:p>szyję</text:p>
          </table:table-cell>
          <table:table-cell office:value-type="string">
            <text:p>szyjesz</text:p>
          </table:table-cell>
          <table:table-cell office:value-type="string">
            <text:p>to sew, stitch</text:p>
          </table:table-cell>
          <table:table-cell office:value-type="string">
            <text:p>uszyć</text:p>
          </table:table-cell>
          <table:table-cell office:value-type="string">
            <text:p>uszyję</text:p>
          </table:table-cell>
          <table:table-cell office:value-type="string">
            <text:p>uszyjesz</text:p>
          </table:table-cell>
          <table:table-cell table:number-columns-repeated="1017"/>
        </table:table-row>
        <table:table-row table:style-name="ro3">
          <table:table-cell office:value-type="string">
            <text:p>śmiać się</text:p>
          </table:table-cell>
          <table:table-cell office:value-type="string">
            <text:p>śmieję się</text:p>
          </table:table-cell>
          <table:table-cell office:value-type="string">
            <text:p>śmiejesz się</text:p>
          </table:table-cell>
          <table:table-cell office:value-type="string">
            <text:p>to laugh</text:p>
          </table:table-cell>
          <table:table-cell office:value-type="string">
            <text:p>zaśmiać się</text:p>
          </table:table-cell>
          <table:table-cell office:value-type="string">
            <text:p>zaśmieję się</text:p>
          </table:table-cell>
          <table:table-cell office:value-type="string">
            <text:p>zaśmiejesz się</text:p>
          </table:table-cell>
          <table:table-cell table:number-columns-repeated="1017"/>
        </table:table-row>
        <table:table-row table:style-name="ro3">
          <table:table-cell office:value-type="string">
            <text:p>śnić</text:p>
          </table:table-cell>
          <table:table-cell office:value-type="string">
            <text:p>śnię</text:p>
          </table:table-cell>
          <table:table-cell office:value-type="string">
            <text:p>śnisz</text:p>
          </table:table-cell>
          <table:table-cell office:value-type="string">
            <text:p>to dream</text:p>
          </table:table-cell>
          <table:table-cell table:number-columns-repeated="1020"/>
        </table:table-row>
        <table:table-row table:style-name="ro3">
          <table:table-cell office:value-type="string">
            <text:p>śpieszyć się</text:p>
          </table:table-cell>
          <table:table-cell office:value-type="string">
            <text:p>śpieszę się</text:p>
          </table:table-cell>
          <table:table-cell office:value-type="string">
            <text:p>śpieszysz się</text:p>
          </table:table-cell>
          <table:table-cell office:value-type="string">
            <text:p>to hurry</text:p>
          </table:table-cell>
          <table:table-cell office:value-type="string">
            <text:p>pośpieszyć się</text:p>
          </table:table-cell>
          <table:table-cell office:value-type="string">
            <text:p>pośpieszę się</text:p>
          </table:table-cell>
          <table:table-cell office:value-type="string">
            <text:p>pośpieszysz się</text:p>
          </table:table-cell>
          <table:table-cell table:number-columns-repeated="1017"/>
        </table:table-row>
        <table:table-row table:style-name="ro3">
          <table:table-cell office:value-type="string">
            <text:p>śpiewać</text:p>
          </table:table-cell>
          <table:table-cell office:value-type="string">
            <text:p>śpiewam</text:p>
          </table:table-cell>
          <table:table-cell office:value-type="string">
            <text:p>śpiewasz</text:p>
          </table:table-cell>
          <table:table-cell office:value-type="string">
            <text:p>to sing</text:p>
          </table:table-cell>
          <table:table-cell office:value-type="string">
            <text:p>zaśpiewać</text:p>
          </table:table-cell>
          <table:table-cell office:value-type="string">
            <text:p>zaśpiewam</text:p>
          </table:table-cell>
          <table:table-cell office:value-type="string">
            <text:p>zaśpiewasz</text:p>
          </table:table-cell>
          <table:table-cell table:number-columns-repeated="1017"/>
        </table:table-row>
        <table:table-row table:style-name="ro3">
          <table:table-cell office:value-type="string">
            <text:p>tańczyć</text:p>
          </table:table-cell>
          <table:table-cell office:value-type="string">
            <text:p>tańczę</text:p>
          </table:table-cell>
          <table:table-cell office:value-type="string">
            <text:p>tańczysz</text:p>
          </table:table-cell>
          <table:table-cell office:value-type="string">
            <text:p>to dance</text:p>
          </table:table-cell>
          <table:table-cell office:value-type="string">
            <text:p>zatańczyć</text:p>
          </table:table-cell>
          <table:table-cell office:value-type="string">
            <text:p>zatańczę</text:p>
          </table:table-cell>
          <table:table-cell office:value-type="string">
            <text:p>zatańczysz</text:p>
          </table:table-cell>
          <table:table-cell table:number-columns-repeated="1017"/>
        </table:table-row>
        <table:table-row table:style-name="ro3">
          <table:table-cell office:value-type="string">
            <text:p>targować</text:p>
          </table:table-cell>
          <table:table-cell office:value-type="string">
            <text:p>targuję</text:p>
          </table:table-cell>
          <table:table-cell office:value-type="string">
            <text:p>targujesz</text:p>
          </table:table-cell>
          <table:table-cell office:value-type="string">
            <text:p>to trade, bid, deal</text:p>
          </table:table-cell>
          <table:table-cell office:value-type="string">
            <text:p>potargować</text:p>
          </table:table-cell>
          <table:table-cell office:value-type="string">
            <text:p>potarguję</text:p>
          </table:table-cell>
          <table:table-cell office:value-type="string">
            <text:p>potargujesz</text:p>
          </table:table-cell>
          <table:table-cell table:number-columns-repeated="1017"/>
        </table:table-row>
        <table:table-row table:style-name="ro3">
          <table:table-cell office:value-type="string">
            <text:p>tłumaczyć</text:p>
          </table:table-cell>
          <table:table-cell table:style-name="ce5" office:value-type="string">
            <text:p>tłumaczę</text:p>
          </table:table-cell>
          <table:table-cell office:value-type="string">
            <text:p>tłumaczysz</text:p>
          </table:table-cell>
          <table:table-cell office:value-type="string">
            <text:p>to translate</text:p>
          </table:table-cell>
          <table:table-cell office:value-type="string">
            <text:p>przetłumaczyć</text:p>
          </table:table-cell>
          <table:table-cell table:style-name="ce5" office:value-type="string">
            <text:p>przetłumaczę</text:p>
          </table:table-cell>
          <table:table-cell office:value-type="string">
            <text:p>przetłumaczysz</text:p>
          </table:table-cell>
          <table:table-cell table:number-columns-repeated="1017"/>
        </table:table-row>
        <table:table-row table:style-name="ro3">
          <table:table-cell office:value-type="string">
            <text:p>towarzyszyć</text:p>
          </table:table-cell>
          <table:table-cell office:value-type="string">
            <text:p>towarzyszę</text:p>
          </table:table-cell>
          <table:table-cell office:value-type="string">
            <text:p>towarzyszysz</text:p>
          </table:table-cell>
          <table:table-cell office:value-type="string">
            <text:p>to accompany, escort, follow</text:p>
          </table:table-cell>
          <table:table-cell table:number-columns-repeated="1020"/>
        </table:table-row>
        <table:table-row table:style-name="ro3">
          <table:table-cell office:value-type="string">
            <text:p>trafiać</text:p>
          </table:table-cell>
          <table:table-cell office:value-type="string">
            <text:p>trafiam</text:p>
          </table:table-cell>
          <table:table-cell office:value-type="string">
            <text:p>trafiasz</text:p>
          </table:table-cell>
          <table:table-cell office:value-type="string">
            <text:p>to hit, strike, find one's way</text:p>
          </table:table-cell>
          <table:table-cell office:value-type="string">
            <text:p>trafić</text:p>
          </table:table-cell>
          <table:table-cell office:value-type="string">
            <text:p>trafię</text:p>
          </table:table-cell>
          <table:table-cell office:value-type="string">
            <text:p>trafisz</text:p>
          </table:table-cell>
          <table:table-cell table:number-columns-repeated="1017"/>
        </table:table-row>
        <table:table-row table:style-name="ro3">
          <table:table-cell office:value-type="string">
            <text:p>trwać</text:p>
          </table:table-cell>
          <table:table-cell office:value-type="string">
            <text:p>trwam</text:p>
          </table:table-cell>
          <table:table-cell office:value-type="string">
            <text:p>trwasz</text:p>
          </table:table-cell>
          <table:table-cell office:value-type="string">
            <text:p>to continue, last</text:p>
          </table:table-cell>
          <table:table-cell office:value-type="string">
            <text:p>potrwać</text:p>
          </table:table-cell>
          <table:table-cell office:value-type="string">
            <text:p>potrwam</text:p>
          </table:table-cell>
          <table:table-cell office:value-type="string">
            <text:p>potrwasz</text:p>
          </table:table-cell>
          <table:table-cell table:number-columns-repeated="1017"/>
        </table:table-row>
        <table:table-row table:style-name="ro3">
          <table:table-cell office:value-type="string">
            <text:p>trzymać</text:p>
          </table:table-cell>
          <table:table-cell office:value-type="string">
            <text:p>trzymam</text:p>
          </table:table-cell>
          <table:table-cell office:value-type="string">
            <text:p>trzymasz</text:p>
          </table:table-cell>
          <table:table-cell office:value-type="string">
            <text:p>to hold, keep</text:p>
          </table:table-cell>
          <table:table-cell office:value-type="string">
            <text:p>potrzymać</text:p>
          </table:table-cell>
          <table:table-cell office:value-type="string">
            <text:p>potrzymam</text:p>
          </table:table-cell>
          <table:table-cell office:value-type="string">
            <text:p>potrzymasz</text:p>
          </table:table-cell>
          <table:table-cell table:number-columns-repeated="1017"/>
        </table:table-row>
        <table:table-row table:style-name="ro3">
          <table:table-cell office:value-type="string">
            <text:p>twierdzić</text:p>
          </table:table-cell>
          <table:table-cell office:value-type="string">
            <text:p>twierdzę</text:p>
          </table:table-cell>
          <table:table-cell office:value-type="string">
            <text:p>twierdzisz</text:p>
          </table:table-cell>
          <table:table-cell office:value-type="string">
            <text:p>to state, maintain, claim, allege</text:p>
          </table:table-cell>
          <table:table-cell office:value-type="string">
            <text:p>stwierdzić</text:p>
          </table:table-cell>
          <table:table-cell office:value-type="string">
            <text:p>stwierdzę</text:p>
          </table:table-cell>
          <table:table-cell office:value-type="string">
            <text:p>stwierdzisz</text:p>
          </table:table-cell>
          <table:table-cell table:number-columns-repeated="1017"/>
        </table:table-row>
        <table:table-row table:style-name="ro3">
          <table:table-cell office:value-type="string">
            <text:p>ubierać</text:p>
          </table:table-cell>
          <table:table-cell office:value-type="string">
            <text:p>ubieram</text:p>
          </table:table-cell>
          <table:table-cell office:value-type="string">
            <text:p>ubierasz</text:p>
          </table:table-cell>
          <table:table-cell office:value-type="string">
            <text:p>to dress, put on</text:p>
          </table:table-cell>
          <table:table-cell office:value-type="string">
            <text:p>ubrać</text:p>
          </table:table-cell>
          <table:table-cell office:value-type="string">
            <text:p>ubiorę</text:p>
          </table:table-cell>
          <table:table-cell office:value-type="string">
            <text:p>ubierzesz</text:p>
          </table:table-cell>
          <table:table-cell table:number-columns-repeated="1017"/>
        </table:table-row>
        <table:table-row table:style-name="ro3">
          <table:table-cell office:value-type="string">
            <text:p>uciekać</text:p>
          </table:table-cell>
          <table:table-cell office:value-type="string">
            <text:p>uciekam</text:p>
          </table:table-cell>
          <table:table-cell office:value-type="string">
            <text:p>uciekasz</text:p>
          </table:table-cell>
          <table:table-cell office:value-type="string">
            <text:p>to run away, escape</text:p>
          </table:table-cell>
          <table:table-cell office:value-type="string">
            <text:p>uciec</text:p>
          </table:table-cell>
          <table:table-cell office:value-type="string">
            <text:p>ucieknę</text:p>
          </table:table-cell>
          <table:table-cell office:value-type="string">
            <text:p>ucikniesz</text:p>
          </table:table-cell>
          <table:table-cell table:number-columns-repeated="1017"/>
        </table:table-row>
        <table:table-row table:style-name="ro3">
          <table:table-cell office:value-type="string">
            <text:p>uczęszczać</text:p>
          </table:table-cell>
          <table:table-cell office:value-type="string">
            <text:p>uczęszczam</text:p>
          </table:table-cell>
          <table:table-cell office:value-type="string">
            <text:p>uczęszczasz</text:p>
          </table:table-cell>
          <table:table-cell office:value-type="string">
            <text:p>to frequent, attend</text:p>
          </table:table-cell>
          <table:table-cell table:number-columns-repeated="1020"/>
        </table:table-row>
        <table:table-row table:style-name="ro3">
          <table:table-cell office:value-type="string">
            <text:p>uczyć</text:p>
          </table:table-cell>
          <table:table-cell office:value-type="string">
            <text:p>uczę</text:p>
          </table:table-cell>
          <table:table-cell office:value-type="string">
            <text:p>uczysz</text:p>
          </table:table-cell>
          <table:table-cell office:value-type="string">
            <text:p>to teach</text:p>
          </table:table-cell>
          <table:table-cell office:value-type="string">
            <text:p>nauczyć</text:p>
          </table:table-cell>
          <table:table-cell office:value-type="string">
            <text:p>nauczę</text:p>
          </table:table-cell>
          <table:table-cell office:value-type="string">
            <text:p>nauczysz</text:p>
          </table:table-cell>
          <table:table-cell table:number-columns-repeated="1017"/>
        </table:table-row>
        <table:table-row table:style-name="ro3">
          <table:table-cell office:value-type="string">
            <text:p>uderzać</text:p>
          </table:table-cell>
          <table:table-cell office:value-type="string">
            <text:p>uderzam</text:p>
          </table:table-cell>
          <table:table-cell office:value-type="string">
            <text:p>uderzasz</text:p>
          </table:table-cell>
          <table:table-cell office:value-type="string">
            <text:p>to strike, hit, attack</text:p>
          </table:table-cell>
          <table:table-cell office:value-type="string">
            <text:p>uderzyć</text:p>
          </table:table-cell>
          <table:table-cell office:value-type="string">
            <text:p>uderzę</text:p>
          </table:table-cell>
          <table:table-cell office:value-type="string">
            <text:p>uderzysz</text:p>
          </table:table-cell>
          <table:table-cell table:number-columns-repeated="1017"/>
        </table:table-row>
        <table:table-row table:style-name="ro3">
          <table:table-cell office:value-type="string">
            <text:p>umieć</text:p>
          </table:table-cell>
          <table:table-cell office:value-type="string">
            <text:p>umiem</text:p>
          </table:table-cell>
          <table:table-cell office:value-type="string">
            <text:p>umiesz</text:p>
          </table:table-cell>
          <table:table-cell office:value-type="string">
            <text:p>to know how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3">
          <table:table-cell office:value-type="string">
            <text:p>umierać</text:p>
          </table:table-cell>
          <table:table-cell office:value-type="string">
            <text:p>umieram</text:p>
          </table:table-cell>
          <table:table-cell office:value-type="string">
            <text:p>umierasz</text:p>
          </table:table-cell>
          <table:table-cell office:value-type="string">
            <text:p>to die, pass away</text:p>
          </table:table-cell>
          <table:table-cell office:value-type="string">
            <text:p>umrzeć</text:p>
          </table:table-cell>
          <table:table-cell office:value-type="string">
            <text:p>umrę</text:p>
          </table:table-cell>
          <table:table-cell office:value-type="string">
            <text:p>umrzesz</text:p>
          </table:table-cell>
          <table:table-cell table:number-columns-repeated="1017"/>
        </table:table-row>
        <table:table-row table:style-name="ro3">
          <table:table-cell office:value-type="string">
            <text:p>umożliwiać</text:p>
          </table:table-cell>
          <table:table-cell office:value-type="string">
            <text:p>umożliwiam</text:p>
          </table:table-cell>
          <table:table-cell office:value-type="string">
            <text:p>umożliwiasz</text:p>
          </table:table-cell>
          <table:table-cell office:value-type="string">
            <text:p>to make possible</text:p>
          </table:table-cell>
          <table:table-cell office:value-type="string">
            <text:p>umożliwić</text:p>
          </table:table-cell>
          <table:table-cell office:value-type="string">
            <text:p>umożliwię</text:p>
          </table:table-cell>
          <table:table-cell office:value-type="string">
            <text:p>umożliwisz</text:p>
          </table:table-cell>
          <table:table-cell table:number-columns-repeated="1017"/>
        </table:table-row>
        <table:table-row table:style-name="ro3">
          <table:table-cell office:value-type="string">
            <text:p>urządzać</text:p>
          </table:table-cell>
          <table:table-cell office:value-type="string">
            <text:p>urządzam</text:p>
          </table:table-cell>
          <table:table-cell office:value-type="string">
            <text:p>urządzasz</text:p>
          </table:table-cell>
          <table:table-cell office:value-type="string">
            <text:p>to arrange, organize</text:p>
          </table:table-cell>
          <table:table-cell office:value-type="string">
            <text:p>urządzić</text:p>
          </table:table-cell>
          <table:table-cell office:value-type="string">
            <text:p>urządzę</text:p>
          </table:table-cell>
          <table:table-cell office:value-type="string">
            <text:p>urządzisz</text:p>
          </table:table-cell>
          <table:table-cell table:number-columns-repeated="1017"/>
        </table:table-row>
        <table:table-row table:style-name="ro3">
          <table:table-cell office:value-type="string">
            <text:p>uspokajać</text:p>
          </table:table-cell>
          <table:table-cell office:value-type="string">
            <text:p>uspokajam</text:p>
          </table:table-cell>
          <table:table-cell office:value-type="string">
            <text:p>uspokajasz</text:p>
          </table:table-cell>
          <table:table-cell office:value-type="string">
            <text:p>to calm, soothe, reassure</text:p>
          </table:table-cell>
          <table:table-cell office:value-type="string">
            <text:p>uspokoić</text:p>
          </table:table-cell>
          <table:table-cell office:value-type="string">
            <text:p>uspokoję</text:p>
          </table:table-cell>
          <table:table-cell office:value-type="string">
            <text:p>uspokoisz</text:p>
          </table:table-cell>
          <table:table-cell table:number-columns-repeated="1017"/>
        </table:table-row>
        <table:table-row table:style-name="ro3">
          <table:table-cell office:value-type="string">
            <text:p>usprawiedliwiać</text:p>
          </table:table-cell>
          <table:table-cell office:value-type="string">
            <text:p>usprawiedliwiam</text:p>
          </table:table-cell>
          <table:table-cell office:value-type="string">
            <text:p>usprawiedliwiasz</text:p>
          </table:table-cell>
          <table:table-cell office:value-type="string">
            <text:p>to exuse, justify</text:p>
          </table:table-cell>
          <table:table-cell office:value-type="string">
            <text:p>usprawiedliwić</text:p>
          </table:table-cell>
          <table:table-cell office:value-type="string">
            <text:p>usprawiedliwię</text:p>
          </table:table-cell>
          <table:table-cell office:value-type="string">
            <text:p>usprawiedliwisz</text:p>
          </table:table-cell>
          <table:table-cell table:number-columns-repeated="1017"/>
        </table:table-row>
        <table:table-row table:style-name="ro3">
          <table:table-cell office:value-type="string">
            <text:p>ustępować</text:p>
          </table:table-cell>
          <table:table-cell office:value-type="string">
            <text:p>ustępuję</text:p>
          </table:table-cell>
          <table:table-cell office:value-type="string">
            <text:p>ustępujesz</text:p>
          </table:table-cell>
          <table:table-cell office:value-type="string">
            <text:p>to give up, yield</text:p>
          </table:table-cell>
          <table:table-cell office:value-type="string">
            <text:p>ustąpić</text:p>
          </table:table-cell>
          <table:table-cell office:value-type="string">
            <text:p>ustąpię</text:p>
          </table:table-cell>
          <table:table-cell office:value-type="string">
            <text:p>ustąpisz</text:p>
          </table:table-cell>
          <table:table-cell table:number-columns-repeated="1017"/>
        </table:table-row>
        <table:table-row table:style-name="ro3">
          <table:table-cell office:value-type="string">
            <text:p>walczyć</text:p>
          </table:table-cell>
          <table:table-cell office:value-type="string">
            <text:p>walczę</text:p>
          </table:table-cell>
          <table:table-cell office:value-type="string">
            <text:p>walczysz</text:p>
          </table:table-cell>
          <table:table-cell office:value-type="string">
            <text:p>to fight, combat</text:p>
          </table:table-cell>
          <table:table-cell table:number-columns-repeated="1020"/>
        </table:table-row>
        <table:table-row table:style-name="ro3">
          <table:table-cell office:value-type="string">
            <text:p>ważyć</text:p>
          </table:table-cell>
          <table:table-cell office:value-type="string">
            <text:p>ważę</text:p>
          </table:table-cell>
          <table:table-cell office:value-type="string">
            <text:p>ważysz</text:p>
          </table:table-cell>
          <table:table-cell office:value-type="string">
            <text:p>to weigh</text:p>
          </table:table-cell>
          <table:table-cell office:value-type="string">
            <text:p>zważyć</text:p>
          </table:table-cell>
          <table:table-cell office:value-type="string">
            <text:p>zważę</text:p>
          </table:table-cell>
          <table:table-cell office:value-type="string">
            <text:p>zważysz</text:p>
          </table:table-cell>
          <table:table-cell table:number-columns-repeated="1017"/>
        </table:table-row>
        <table:table-row table:style-name="ro3">
          <table:table-cell office:value-type="string">
            <text:p>wiązać</text:p>
          </table:table-cell>
          <table:table-cell office:value-type="string">
            <text:p>wiążę</text:p>
          </table:table-cell>
          <table:table-cell office:value-type="string">
            <text:p>wiążesz</text:p>
          </table:table-cell>
          <table:table-cell office:value-type="string">
            <text:p>to bind, join, link, tie</text:p>
          </table:table-cell>
          <table:table-cell office:value-type="string">
            <text:p>związać</text:p>
          </table:table-cell>
          <table:table-cell office:value-type="string">
            <text:p>zwiążę</text:p>
          </table:table-cell>
          <table:table-cell office:value-type="string">
            <text:p>zwiążesz</text:p>
          </table:table-cell>
          <table:table-cell table:number-columns-repeated="1017"/>
        </table:table-row>
        <table:table-row table:style-name="ro3">
          <table:table-cell office:value-type="string">
            <text:p>widzieć</text:p>
          </table:table-cell>
          <table:table-cell office:value-type="string">
            <text:p>widzę</text:p>
          </table:table-cell>
          <table:table-cell office:value-type="string">
            <text:p>widzisz</text:p>
          </table:table-cell>
          <table:table-cell office:value-type="string">
            <text:p>to see, notice, catch sight of</text:p>
          </table:table-cell>
          <table:table-cell office:value-type="string">
            <text:p>zobaczyć</text:p>
          </table:table-cell>
          <table:table-cell office:value-type="string">
            <text:p>zobaczę</text:p>
          </table:table-cell>
          <table:table-cell office:value-type="string">
            <text:p>zobaczysz</text:p>
          </table:table-cell>
          <table:table-cell table:number-columns-repeated="1017"/>
        </table:table-row>
        <table:table-row table:style-name="ro3">
          <table:table-cell office:value-type="string">
            <text:p>wierzyć</text:p>
          </table:table-cell>
          <table:table-cell office:value-type="string">
            <text:p>wierzę</text:p>
          </table:table-cell>
          <table:table-cell office:value-type="string">
            <text:p>wierzysz</text:p>
          </table:table-cell>
          <table:table-cell office:value-type="string">
            <text:p>to believe, trust</text:p>
          </table:table-cell>
          <table:table-cell office:value-type="string">
            <text:p>uwierzyć</text:p>
          </table:table-cell>
          <table:table-cell office:value-type="string">
            <text:p>uwierzę</text:p>
          </table:table-cell>
          <table:table-cell office:value-type="string">
            <text:p>uwierzysz</text:p>
          </table:table-cell>
          <table:table-cell table:number-columns-repeated="1017"/>
        </table:table-row>
        <table:table-row table:style-name="ro3">
          <table:table-cell office:value-type="string">
            <text:p>wieszać</text:p>
          </table:table-cell>
          <table:table-cell office:value-type="string">
            <text:p>wieszam</text:p>
          </table:table-cell>
          <table:table-cell office:value-type="string">
            <text:p>wieszasz</text:p>
          </table:table-cell>
          <table:table-cell office:value-type="string">
            <text:p>to hang up, suspend</text:p>
          </table:table-cell>
          <table:table-cell office:value-type="string">
            <text:p>powiesić</text:p>
          </table:table-cell>
          <table:table-cell office:value-type="string">
            <text:p>powieszę</text:p>
          </table:table-cell>
          <table:table-cell office:value-type="string">
            <text:p>powiesisz</text:p>
          </table:table-cell>
          <table:table-cell table:number-columns-repeated="1017"/>
        </table:table-row>
        <table:table-row table:style-name="ro3">
          <table:table-cell office:value-type="string">
            <text:p>witać</text:p>
          </table:table-cell>
          <table:table-cell office:value-type="string">
            <text:p>witam</text:p>
          </table:table-cell>
          <table:table-cell office:value-type="string">
            <text:p>witasz</text:p>
          </table:table-cell>
          <table:table-cell office:value-type="string">
            <text:p>to greet, welcome</text:p>
          </table:table-cell>
          <table:table-cell office:value-type="string">
            <text:p>przywitać</text:p>
          </table:table-cell>
          <table:table-cell office:value-type="string">
            <text:p>przywitam</text:p>
          </table:table-cell>
          <table:table-cell office:value-type="string">
            <text:p>przywitasz</text:p>
          </table:table-cell>
          <table:table-cell table:number-columns-repeated="1017"/>
        </table:table-row>
        <table:table-row table:style-name="ro3">
          <table:table-cell office:value-type="string">
            <text:p>woleć</text:p>
          </table:table-cell>
          <table:table-cell office:value-type="string">
            <text:p>wolę</text:p>
          </table:table-cell>
          <table:table-cell office:value-type="string">
            <text:p>wolisz</text:p>
          </table:table-cell>
          <table:table-cell office:value-type="string">
            <text:p>to prefer, like better</text:p>
          </table:table-cell>
          <table:table-cell table:number-columns-repeated="1020"/>
        </table:table-row>
        <table:table-row table:style-name="ro3">
          <table:table-cell office:value-type="string">
            <text:p>wołać</text:p>
          </table:table-cell>
          <table:table-cell office:value-type="string">
            <text:p>wołam</text:p>
          </table:table-cell>
          <table:table-cell office:value-type="string">
            <text:p>wołasz</text:p>
          </table:table-cell>
          <table:table-cell office:value-type="string">
            <text:p>to call for, implore</text:p>
          </table:table-cell>
          <table:table-cell office:value-type="string">
            <text:p>zawołać</text:p>
          </table:table-cell>
          <table:table-cell office:value-type="string">
            <text:p>zawołam</text:p>
          </table:table-cell>
          <table:table-cell office:value-type="string">
            <text:p>zawołasz</text:p>
          </table:table-cell>
          <table:table-cell table:number-columns-repeated="1017"/>
        </table:table-row>
        <table:table-row table:style-name="ro3">
          <table:table-cell office:value-type="string">
            <text:p>wracać</text:p>
          </table:table-cell>
          <table:table-cell office:value-type="string">
            <text:p>wracam</text:p>
          </table:table-cell>
          <table:table-cell office:value-type="string">
            <text:p>wracasz</text:p>
          </table:table-cell>
          <table:table-cell office:value-type="string">
            <text:p>to return, come back</text:p>
          </table:table-cell>
          <table:table-cell office:value-type="string">
            <text:p>wrócić</text:p>
          </table:table-cell>
          <table:table-cell office:value-type="string">
            <text:p>wrócę</text:p>
          </table:table-cell>
          <table:table-cell office:value-type="string">
            <text:p>wrócisz</text:p>
          </table:table-cell>
          <table:table-cell table:number-columns-repeated="1017"/>
        </table:table-row>
        <table:table-row table:style-name="ro3">
          <table:table-cell office:value-type="string">
            <text:p>wybaczać</text:p>
          </table:table-cell>
          <table:table-cell office:value-type="string">
            <text:p>wybaczam</text:p>
          </table:table-cell>
          <table:table-cell office:value-type="string">
            <text:p>wybaczasz</text:p>
          </table:table-cell>
          <table:table-cell office:value-type="string">
            <text:p>to excuse, forgive</text:p>
          </table:table-cell>
          <table:table-cell office:value-type="string">
            <text:p>wybaczyć</text:p>
          </table:table-cell>
          <table:table-cell office:value-type="string">
            <text:p>wybaczę</text:p>
          </table:table-cell>
          <table:table-cell office:value-type="string">
            <text:p>wybaczysz</text:p>
          </table:table-cell>
          <table:table-cell table:number-columns-repeated="1017"/>
        </table:table-row>
        <table:table-row table:style-name="ro3">
          <table:table-cell office:value-type="string">
            <text:p>wycierać</text:p>
          </table:table-cell>
          <table:table-cell office:value-type="string">
            <text:p>wycieram</text:p>
          </table:table-cell>
          <table:table-cell office:value-type="string">
            <text:p>wycierasz</text:p>
          </table:table-cell>
          <table:table-cell office:value-type="string">
            <text:p>to wipe, wipe off</text:p>
          </table:table-cell>
          <table:table-cell office:value-type="string">
            <text:p>wytrzeć</text:p>
          </table:table-cell>
          <table:table-cell office:value-type="string">
            <text:p>wytrę</text:p>
          </table:table-cell>
          <table:table-cell office:value-type="string">
            <text:p>wytrzesz</text:p>
          </table:table-cell>
          <table:table-cell table:number-columns-repeated="1017"/>
        </table:table-row>
        <table:table-row table:style-name="ro3">
          <table:table-cell office:value-type="string">
            <text:p>wyjaśniać</text:p>
          </table:table-cell>
          <table:table-cell office:value-type="string">
            <text:p>wyjaśniam</text:p>
          </table:table-cell>
          <table:table-cell office:value-type="string">
            <text:p>wyjaśniasz</text:p>
          </table:table-cell>
          <table:table-cell office:value-type="string">
            <text:p>to explain, clear up, clarify</text:p>
          </table:table-cell>
          <table:table-cell office:value-type="string">
            <text:p>wyjaśnić</text:p>
          </table:table-cell>
          <table:table-cell office:value-type="string">
            <text:p>wyjaśnię</text:p>
          </table:table-cell>
          <table:table-cell office:value-type="string">
            <text:p>wyjaśnisz</text:p>
          </table:table-cell>
          <table:table-cell table:number-columns-repeated="1017"/>
        </table:table-row>
        <table:table-row table:style-name="ro3">
          <table:table-cell office:value-type="string">
            <text:p>wymieniać</text:p>
          </table:table-cell>
          <table:table-cell office:value-type="string">
            <text:p>wymieniam</text:p>
          </table:table-cell>
          <table:table-cell office:value-type="string">
            <text:p>wymieniasz</text:p>
          </table:table-cell>
          <table:table-cell office:value-type="string">
            <text:p>to mention, change, replace</text:p>
          </table:table-cell>
          <table:table-cell/>
          <table:table-cell office:value-type="string">
            <text:p>wymienię</text:p>
          </table:table-cell>
          <table:table-cell office:value-type="string">
            <text:p>wymienisz</text:p>
          </table:table-cell>
          <table:table-cell table:number-columns-repeated="1017"/>
        </table:table-row>
        <table:table-row table:style-name="ro3">
          <table:table-cell office:value-type="string">
            <text:p>wypełniać</text:p>
          </table:table-cell>
          <table:table-cell office:value-type="string">
            <text:p>wypełniam</text:p>
          </table:table-cell>
          <table:table-cell office:value-type="string">
            <text:p>wypełniasz</text:p>
          </table:table-cell>
          <table:table-cell office:value-type="string">
            <text:p>to fullfill, complete</text:p>
          </table:table-cell>
          <table:table-cell office:value-type="string">
            <text:p>wypełnić</text:p>
          </table:table-cell>
          <table:table-cell office:value-type="string">
            <text:p>wypełnię</text:p>
          </table:table-cell>
          <table:table-cell office:value-type="string">
            <text:p>wypełnisz</text:p>
          </table:table-cell>
          <table:table-cell table:number-columns-repeated="1017"/>
        </table:table-row>
        <table:table-row table:style-name="ro3">
          <table:table-cell office:value-type="string">
            <text:p>wyrażać</text:p>
          </table:table-cell>
          <table:table-cell office:value-type="string">
            <text:p>wyrażam</text:p>
          </table:table-cell>
          <table:table-cell office:value-type="string">
            <text:p>wyrażasz</text:p>
          </table:table-cell>
          <table:table-cell office:value-type="string">
            <text:p>to express, voice</text:p>
          </table:table-cell>
          <table:table-cell office:value-type="string">
            <text:p>wyrazić</text:p>
          </table:table-cell>
          <table:table-cell office:value-type="string">
            <text:p>wyrażę</text:p>
          </table:table-cell>
          <table:table-cell office:value-type="string">
            <text:p>wyrazisz</text:p>
          </table:table-cell>
          <table:table-cell table:number-columns-repeated="1017"/>
        </table:table-row>
        <table:table-row table:style-name="ro3">
          <table:table-cell office:value-type="string">
            <text:p>wystarczać</text:p>
          </table:table-cell>
          <table:table-cell office:value-type="string">
            <text:p>wystarczam</text:p>
          </table:table-cell>
          <table:table-cell office:value-type="string">
            <text:p>wystarczasz</text:p>
          </table:table-cell>
          <table:table-cell office:value-type="string">
            <text:p>to be enough, last</text:p>
          </table:table-cell>
          <table:table-cell office:value-type="string">
            <text:p>wystarczyć</text:p>
          </table:table-cell>
          <table:table-cell office:value-type="string">
            <text:p>wystarczę</text:p>
          </table:table-cell>
          <table:table-cell office:value-type="string">
            <text:p>wystarczysz</text:p>
          </table:table-cell>
          <table:table-cell table:number-columns-repeated="1017"/>
        </table:table-row>
        <table:table-row table:style-name="ro3">
          <table:table-cell office:value-type="string">
            <text:p>wysyłać</text:p>
          </table:table-cell>
          <table:table-cell office:value-type="string">
            <text:p>wysyłam</text:p>
          </table:table-cell>
          <table:table-cell office:value-type="string">
            <text:p>wysyłasz</text:p>
          </table:table-cell>
          <table:table-cell office:value-type="string">
            <text:p>to send, ship, forward</text:p>
          </table:table-cell>
          <table:table-cell office:value-type="string">
            <text:p>wysłać</text:p>
          </table:table-cell>
          <table:table-cell office:value-type="string">
            <text:p>wyślę</text:p>
          </table:table-cell>
          <table:table-cell office:value-type="string">
            <text:p>wyślesz</text:p>
          </table:table-cell>
          <table:table-cell table:number-columns-repeated="1017"/>
        </table:table-row>
        <table:table-row table:style-name="ro3">
          <table:table-cell office:value-type="string">
            <text:p>wyszczególniać</text:p>
          </table:table-cell>
          <table:table-cell office:value-type="string">
            <text:p>wyszczególniam</text:p>
          </table:table-cell>
          <table:table-cell office:value-type="string">
            <text:p>wyszczególniasz</text:p>
          </table:table-cell>
          <table:table-cell office:value-type="string">
            <text:p>to itemize, single out, specify</text:p>
          </table:table-cell>
          <table:table-cell office:value-type="string">
            <text:p>wyszczególnić</text:p>
          </table:table-cell>
          <table:table-cell office:value-type="string">
            <text:p>wyszczególnię</text:p>
          </table:table-cell>
          <table:table-cell office:value-type="string">
            <text:p>wyszczególnisz</text:p>
          </table:table-cell>
          <table:table-cell table:number-columns-repeated="1017"/>
        </table:table-row>
        <table:table-row table:style-name="ro3">
          <table:table-cell office:value-type="string">
            <text:p>zachęcać</text:p>
          </table:table-cell>
          <table:table-cell office:value-type="string">
            <text:p>zachęcam</text:p>
          </table:table-cell>
          <table:table-cell office:value-type="string">
            <text:p>zachęcasz</text:p>
          </table:table-cell>
          <table:table-cell office:value-type="string">
            <text:p>to encourage, urge, cheer</text:p>
          </table:table-cell>
          <table:table-cell office:value-type="string">
            <text:p>zachęcić</text:p>
          </table:table-cell>
          <table:table-cell office:value-type="string">
            <text:p>zachęcę</text:p>
          </table:table-cell>
          <table:table-cell office:value-type="string">
            <text:p>zachęcisz</text:p>
          </table:table-cell>
          <table:table-cell table:number-columns-repeated="1017"/>
        </table:table-row>
        <table:table-row table:style-name="ro3">
          <table:table-cell office:value-type="string">
            <text:p>zaczynać</text:p>
          </table:table-cell>
          <table:table-cell office:value-type="string">
            <text:p>zaczynam</text:p>
          </table:table-cell>
          <table:table-cell office:value-type="string">
            <text:p>zaczynasz</text:p>
          </table:table-cell>
          <table:table-cell office:value-type="string">
            <text:p>to begin, start</text:p>
          </table:table-cell>
          <table:table-cell office:value-type="string">
            <text:p>zacząć</text:p>
          </table:table-cell>
          <table:table-cell office:value-type="string">
            <text:p>zacznę</text:p>
          </table:table-cell>
          <table:table-cell office:value-type="string">
            <text:p>zaczniesz</text:p>
          </table:table-cell>
          <table:table-cell table:number-columns-repeated="1017"/>
        </table:table-row>
        <table:table-row table:style-name="ro3">
          <table:table-cell office:value-type="string">
            <text:p>załatwiać</text:p>
          </table:table-cell>
          <table:table-cell office:value-type="string">
            <text:p>załatwiam</text:p>
          </table:table-cell>
          <table:table-cell office:value-type="string">
            <text:p>załatwiasz</text:p>
          </table:table-cell>
          <table:table-cell office:value-type="string">
            <text:p>to arrange, settle, take care of</text:p>
          </table:table-cell>
          <table:table-cell office:value-type="string">
            <text:p>załatwić</text:p>
          </table:table-cell>
          <table:table-cell office:value-type="string">
            <text:p>załatwię</text:p>
          </table:table-cell>
          <table:table-cell office:value-type="string">
            <text:p>załatwisz</text:p>
          </table:table-cell>
          <table:table-cell table:number-columns-repeated="1017"/>
        </table:table-row>
        <table:table-row table:style-name="ro3">
          <table:table-cell office:value-type="string">
            <text:p>zamierzać</text:p>
          </table:table-cell>
          <table:table-cell office:value-type="string">
            <text:p>zamierzam</text:p>
          </table:table-cell>
          <table:table-cell office:value-type="string">
            <text:p>zamierzasz</text:p>
          </table:table-cell>
          <table:table-cell office:value-type="string">
            <text:p>to intend, attempt</text:p>
          </table:table-cell>
          <table:table-cell office:value-type="string">
            <text:p>zamierzyć</text:p>
          </table:table-cell>
          <table:table-cell office:value-type="string">
            <text:p>zamierzę</text:p>
          </table:table-cell>
          <table:table-cell office:value-type="string">
            <text:p>zamierzysz</text:p>
          </table:table-cell>
          <table:table-cell table:number-columns-repeated="1017"/>
        </table:table-row>
        <table:table-row table:style-name="ro3">
          <table:table-cell office:value-type="string">
            <text:p>zamykać</text:p>
          </table:table-cell>
          <table:table-cell office:value-type="string">
            <text:p>zamykam</text:p>
          </table:table-cell>
          <table:table-cell office:value-type="string">
            <text:p>zamykasz</text:p>
          </table:table-cell>
          <table:table-cell office:value-type="string">
            <text:p>to close, shut, lock up</text:p>
          </table:table-cell>
          <table:table-cell office:value-type="string">
            <text:p>zamknąć</text:p>
          </table:table-cell>
          <table:table-cell office:value-type="string">
            <text:p>zamknę</text:p>
          </table:table-cell>
          <table:table-cell office:value-type="string">
            <text:p>zamkniesz</text:p>
          </table:table-cell>
          <table:table-cell table:number-columns-repeated="1017"/>
        </table:table-row>
        <table:table-row table:style-name="ro3">
          <table:table-cell office:value-type="string">
            <text:p>zauważać</text:p>
          </table:table-cell>
          <table:table-cell office:value-type="string">
            <text:p>zauważam</text:p>
          </table:table-cell>
          <table:table-cell office:value-type="string">
            <text:p>zauważasz</text:p>
          </table:table-cell>
          <table:table-cell office:value-type="string">
            <text:p>to notice, spot</text:p>
          </table:table-cell>
          <table:table-cell office:value-type="string">
            <text:p>zauważyć</text:p>
          </table:table-cell>
          <table:table-cell office:value-type="string">
            <text:p>zauważę</text:p>
          </table:table-cell>
          <table:table-cell office:value-type="string">
            <text:p>zauważysz</text:p>
          </table:table-cell>
          <table:table-cell table:number-columns-repeated="1017"/>
        </table:table-row>
        <table:table-row table:style-name="ro3">
          <table:table-cell office:value-type="string">
            <text:p>zawdzięczać</text:p>
          </table:table-cell>
          <table:table-cell office:value-type="string">
            <text:p>zawdzięczam</text:p>
          </table:table-cell>
          <table:table-cell office:value-type="string">
            <text:p>zawdzięczasz</text:p>
          </table:table-cell>
          <table:table-cell office:value-type="string">
            <text:p>to be indebted, owe</text:p>
          </table:table-cell>
          <table:table-cell table:number-columns-repeated="1020"/>
        </table:table-row>
        <table:table-row table:style-name="ro3">
          <table:table-cell office:value-type="string">
            <text:p>zawierać</text:p>
          </table:table-cell>
          <table:table-cell office:value-type="string">
            <text:p>zawieram</text:p>
          </table:table-cell>
          <table:table-cell office:value-type="string">
            <text:p>zawierasz</text:p>
          </table:table-cell>
          <table:table-cell office:value-type="string">
            <text:p>to contain, include</text:p>
          </table:table-cell>
          <table:table-cell office:value-type="string">
            <text:p>zawrzeć</text:p>
          </table:table-cell>
          <table:table-cell office:value-type="string">
            <text:p>zawrę</text:p>
          </table:table-cell>
          <table:table-cell office:value-type="string">
            <text:p>zawrzesz</text:p>
          </table:table-cell>
          <table:table-cell table:number-columns-repeated="1017"/>
        </table:table-row>
        <table:table-row table:style-name="ro3">
          <table:table-cell office:value-type="string">
            <text:p>zbierać</text:p>
          </table:table-cell>
          <table:table-cell office:value-type="string">
            <text:p>zbieram</text:p>
          </table:table-cell>
          <table:table-cell office:value-type="string">
            <text:p>zbierasz</text:p>
          </table:table-cell>
          <table:table-cell office:value-type="string">
            <text:p>to gather, collect, assemble</text:p>
          </table:table-cell>
          <table:table-cell office:value-type="string">
            <text:p>zebrać</text:p>
          </table:table-cell>
          <table:table-cell office:value-type="string">
            <text:p>zbiorę</text:p>
          </table:table-cell>
          <table:table-cell office:value-type="string">
            <text:p>zbierzesz</text:p>
          </table:table-cell>
          <table:table-cell table:number-columns-repeated="1017"/>
        </table:table-row>
        <table:table-row table:style-name="ro3">
          <table:table-cell office:value-type="string">
            <text:p>zdążać</text:p>
          </table:table-cell>
          <table:table-cell office:value-type="string">
            <text:p>zdążam</text:p>
          </table:table-cell>
          <table:table-cell office:value-type="string">
            <text:p>zdążasz</text:p>
          </table:table-cell>
          <table:table-cell office:value-type="string">
            <text:p>to come in on time, have enough time</text:p>
          </table:table-cell>
          <table:table-cell office:value-type="string">
            <text:p>zdążyć</text:p>
          </table:table-cell>
          <table:table-cell office:value-type="string">
            <text:p>zdążę</text:p>
          </table:table-cell>
          <table:table-cell office:value-type="string">
            <text:p>zdążysz</text:p>
          </table:table-cell>
          <table:table-cell table:number-columns-repeated="1017"/>
        </table:table-row>
        <table:table-row table:style-name="ro3">
          <table:table-cell office:value-type="string">
            <text:p>zdejmować</text:p>
          </table:table-cell>
          <table:table-cell office:value-type="string">
            <text:p>zdejmuję</text:p>
          </table:table-cell>
          <table:table-cell office:value-type="string">
            <text:p>zdejmujesz</text:p>
          </table:table-cell>
          <table:table-cell office:value-type="string">
            <text:p>to take off, remove</text:p>
          </table:table-cell>
          <table:table-cell office:value-type="string">
            <text:p>zdjąć</text:p>
          </table:table-cell>
          <table:table-cell table:style-name="ce5" office:value-type="string">
            <text:p>zdejmę</text:p>
          </table:table-cell>
          <table:table-cell office:value-type="string">
            <text:p>zdejmiesz</text:p>
          </table:table-cell>
          <table:table-cell table:number-columns-repeated="1017"/>
        </table:table-row>
        <table:table-row table:style-name="ro3">
          <table:table-cell office:value-type="string">
            <text:p>zgłaszać</text:p>
          </table:table-cell>
          <table:table-cell office:value-type="string">
            <text:p>zgłaszam</text:p>
          </table:table-cell>
          <table:table-cell office:value-type="string">
            <text:p>zgłaszasz</text:p>
          </table:table-cell>
          <table:table-cell office:value-type="string">
            <text:p>to announce, report, submit</text:p>
          </table:table-cell>
          <table:table-cell office:value-type="string">
            <text:p>zgłosić</text:p>
          </table:table-cell>
          <table:table-cell office:value-type="string">
            <text:p>zgłoszę</text:p>
          </table:table-cell>
          <table:table-cell office:value-type="string">
            <text:p>zgłosisz</text:p>
          </table:table-cell>
          <table:table-cell table:number-columns-repeated="1017"/>
        </table:table-row>
        <table:table-row table:style-name="ro3">
          <table:table-cell office:value-type="string">
            <text:p>znajdować</text:p>
          </table:table-cell>
          <table:table-cell office:value-type="string">
            <text:p>znajduję</text:p>
          </table:table-cell>
          <table:table-cell office:value-type="string">
            <text:p>znajdujesz</text:p>
          </table:table-cell>
          <table:table-cell office:value-type="string">
            <text:p>to find, discover</text:p>
          </table:table-cell>
          <table:table-cell office:value-type="string">
            <text:p>znaleźć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1017"/>
        </table:table-row>
        <table:table-row table:style-name="ro1">
          <table:table-cell office:value-type="string">
            <text:p>znikać</text:p>
          </table:table-cell>
          <table:table-cell office:value-type="string">
            <text:p>znikam</text:p>
          </table:table-cell>
          <table:table-cell office:value-type="string">
            <text:p>znikasz</text:p>
          </table:table-cell>
          <table:table-cell office:value-type="string">
            <text:p>to disappear, vanish</text:p>
          </table:table-cell>
          <table:table-cell office:value-type="string">
            <text:p>zniknąć</text:p>
          </table:table-cell>
          <table:table-cell office:value-type="string">
            <text:p>zniknę</text:p>
          </table:table-cell>
          <table:table-cell office:value-type="string">
            <text:p>znikniesz</text:p>
          </table:table-cell>
          <table:table-cell table:number-columns-repeated="1017"/>
        </table:table-row>
        <table:table-row table:style-name="ro1">
          <table:table-cell office:value-type="string">
            <text:p>zwiedzać</text:p>
          </table:table-cell>
          <table:table-cell office:value-type="string">
            <text:p>zwiedzam</text:p>
          </table:table-cell>
          <table:table-cell office:value-type="string">
            <text:p>zwiedzasz</text:p>
          </table:table-cell>
          <table:table-cell office:value-type="string">
            <text:p>to go sightseeing, visit, tour</text:p>
          </table:table-cell>
          <table:table-cell office:value-type="string">
            <text:p>zwiedzić</text:p>
          </table:table-cell>
          <table:table-cell office:value-type="string">
            <text:p>zwiedzę</text:p>
          </table:table-cell>
          <table:table-cell office:value-type="string">
            <text:p>zwiedzisz</text:p>
          </table:table-cell>
          <table:table-cell table:number-columns-repeated="1017"/>
        </table:table-row>
        <table:table-row table:style-name="ro1">
          <table:table-cell office:value-type="string">
            <text:p>żałować</text:p>
          </table:table-cell>
          <table:table-cell office:value-type="string">
            <text:p>żałuję</text:p>
          </table:table-cell>
          <table:table-cell office:value-type="string">
            <text:p>żałujesz</text:p>
          </table:table-cell>
          <table:table-cell office:value-type="string">
            <text:p>to be sorry, regret</text:p>
          </table:table-cell>
          <table:table-cell office:value-type="string">
            <text:p>pożałować</text:p>
          </table:table-cell>
          <table:table-cell office:value-type="string">
            <text:p>pożałuję</text:p>
          </table:table-cell>
          <table:table-cell office:value-type="string">
            <text:p>pożałujesz</text:p>
          </table:table-cell>
          <table:table-cell table:number-columns-repeated="1017"/>
        </table:table-row>
        <table:table-row table:style-name="ro1">
          <table:table-cell office:value-type="string">
            <text:p>żartować</text:p>
          </table:table-cell>
          <table:table-cell office:value-type="string">
            <text:p>żartruję</text:p>
          </table:table-cell>
          <table:table-cell office:value-type="string">
            <text:p>żartujesz</text:p>
          </table:table-cell>
          <table:table-cell office:value-type="string">
            <text:p>to joke, make fun</text:p>
          </table:table-cell>
          <table:table-cell office:value-type="string">
            <text:p>zażartować</text:p>
          </table:table-cell>
          <table:table-cell office:value-type="string">
            <text:p>zażartruję</text:p>
          </table:table-cell>
          <table:table-cell office:value-type="string">
            <text:p>zażartujesz</text:p>
          </table:table-cell>
          <table:table-cell table:number-columns-repeated="1017"/>
        </table:table-row>
        <table:table-row table:style-name="ro1">
          <table:table-cell office:value-type="string">
            <text:p>żegnać</text:p>
          </table:table-cell>
          <table:table-cell office:value-type="string">
            <text:p>żegnam</text:p>
          </table:table-cell>
          <table:table-cell office:value-type="string">
            <text:p>żegnasz</text:p>
          </table:table-cell>
          <table:table-cell office:value-type="string">
            <text:p>to say goodbye, see off</text:p>
          </table:table-cell>
          <table:table-cell office:value-type="string">
            <text:p>pożegnać</text:p>
          </table:table-cell>
          <table:table-cell office:value-type="string">
            <text:p>pożegnam</text:p>
          </table:table-cell>
          <table:table-cell office:value-type="string">
            <text:p>pożegnasz</text:p>
          </table:table-cell>
          <table:table-cell table:number-columns-repeated="1017"/>
        </table:table-row>
        <table:table-row table:style-name="ro1">
          <table:table-cell office:value-type="string">
            <text:p>żenić się</text:p>
          </table:table-cell>
          <table:table-cell office:value-type="string">
            <text:p>żenię się</text:p>
          </table:table-cell>
          <table:table-cell office:value-type="string">
            <text:p>żenisz się</text:p>
          </table:table-cell>
          <table:table-cell office:value-type="string">
            <text:p>to marry</text:p>
          </table:table-cell>
          <table:table-cell office:value-type="string">
            <text:p>ożenić się</text:p>
          </table:table-cell>
          <table:table-cell office:value-type="string">
            <text:p>ożenię się</text:p>
          </table:table-cell>
          <table:table-cell office:value-type="string">
            <text:p>ożenisz się</text:p>
          </table:table-cell>
          <table:table-cell table:number-columns-repeated="1017"/>
        </table:table-row>
        <table:table-row table:style-name="ro1">
          <table:table-cell office:value-type="string">
            <text:p>żyć</text:p>
          </table:table-cell>
          <table:table-cell office:value-type="string">
            <text:p>żyję</text:p>
          </table:table-cell>
          <table:table-cell office:value-type="string">
            <text:p>żyjesz</text:p>
          </table:table-cell>
          <table:table-cell office:value-type="string">
            <text:p>to live</text:p>
          </table:table-cell>
          <table:table-cell office:value-type="string">
            <text:p>przeżyć</text:p>
          </table:table-cell>
          <table:table-cell office:value-type="string">
            <text:p>przeżyję</text:p>
          </table:table-cell>
          <table:table-cell office:value-type="string">
            <text:p>przeżyjesz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12/03/2021</text:date>, <text:time>10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hards</meta:initial-creator>
    <meta:creation-date>2021-11-15T00:13:04.01</meta:creation-date>
    <dc:date>2021-12-03T10:33:43.23</dc:date>
    <dc:creator>Jonathan Richards</dc:creator>
    <meta:editing-duration>P10DT3H27M10S</meta:editing-duration>
    <meta:editing-cycles>108</meta:editing-cycles>
    <meta:generator>OpenOffice/4.1.11$Win32 OpenOffice.org_project/4111m1$Build-9808</meta:generator>
    <meta:document-statistic meta:table-count="11" meta:cell-count="2219" meta:object-count="0"/>
  </office:meta>
</office:document-meta>
</file>